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465in"/>
    </style:style>
    <style:style style:name="co2" style:family="table-column">
      <style:table-column-properties fo:break-before="auto" style:column-width="2.4264in"/>
    </style:style>
    <style:style style:name="co3" style:family="table-column">
      <style:table-column-properties fo:break-before="auto" style:column-width="1.3429in"/>
    </style:style>
    <style:style style:name="co4" style:family="table-column">
      <style:table-column-properties fo:break-before="auto" style:column-width="0.4965in"/>
    </style:style>
    <style:style style:name="co5" style:family="table-column">
      <style:table-column-properties fo:break-before="auto" style:column-width="0.4854in"/>
    </style:style>
    <style:style style:name="co6" style:family="table-column">
      <style:table-column-properties fo:break-before="auto" style:column-width="0.389in"/>
    </style:style>
    <style:style style:name="co7" style:family="table-column">
      <style:table-column-properties fo:break-before="auto" style:column-width="0.3252in"/>
    </style:style>
    <style:style style:name="co8" style:family="table-column">
      <style:table-column-properties fo:break-before="auto" style:column-width="0.4638in"/>
    </style:style>
    <style:style style:name="co9" style:family="table-column">
      <style:table-column-properties fo:break-before="auto" style:column-width="0.6035in"/>
    </style:style>
    <style:style style:name="co10" style:family="table-column">
      <style:table-column-properties fo:break-before="auto" style:column-width="0.6138in"/>
    </style:style>
    <style:style style:name="co11" style:family="table-column">
      <style:table-column-properties fo:break-before="auto" style:column-width="1.2791in"/>
    </style:style>
    <style:style style:name="co12" style:family="table-column">
      <style:table-column-properties fo:break-before="auto" style:column-width="1.0535in"/>
    </style:style>
    <style:style style:name="co13" style:family="table-column">
      <style:table-column-properties fo:break-before="auto" style:column-width="0.5717in"/>
    </style:style>
    <style:style style:name="co14" style:family="table-column">
      <style:table-column-properties fo:break-before="auto" style:column-width="0.6465in"/>
    </style:style>
    <style:style style:name="co15" style:family="table-column">
      <style:table-column-properties fo:break-before="auto" style:column-width="0.9575in"/>
    </style:style>
    <style:style style:name="co16" style:family="table-column">
      <style:table-column-properties fo:break-before="auto" style:column-width="0.7429in"/>
    </style:style>
    <style:style style:name="co17" style:family="table-column">
      <style:table-column-properties fo:break-before="auto" style:column-width="0.8398in"/>
    </style:style>
    <style:style style:name="co18" style:family="table-column">
      <style:table-column-properties fo:break-before="auto" style:column-width="1.4075in"/>
    </style:style>
    <style:style style:name="co19" style:family="table-column">
      <style:table-column-properties fo:break-before="auto" style:column-width="0.4752in"/>
    </style:style>
    <style:style style:name="co20" style:family="table-column">
      <style:table-column-properties fo:break-before="auto" style:column-width="0.5181in"/>
    </style:style>
    <style:style style:name="co21" style:family="table-column">
      <style:table-column-properties fo:break-before="auto" style:column-width="1.9756in"/>
    </style:style>
    <style:style style:name="co22" style:family="table-column">
      <style:table-column-properties fo:break-before="auto" style:column-width="2.4902in"/>
    </style:style>
    <style:style style:name="co23" style:family="table-column">
      <style:table-column-properties fo:break-before="auto" style:column-width="2.4154in"/>
    </style:style>
    <style:style style:name="co2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lairtext</text:p>
          </table:table-cell>
          <table:table-cell office:value-type="string" calcext:value-type="string">
            <text:p>Abbreviate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heet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ubsort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Conference</text:p>
          </table:table-cell>
          <table:table-cell office:value-type="string" calcext:value-type="string">
            <text:p>Subconference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Confsort</text:p>
          </table:table-cell>
          <table:table-cell table:style-name="Default" office:value-type="string" calcext:value-type="string">
            <text:p>Selectdisplay</text:p>
          </table:table-cell>
          <table:table-cell table:style-name="Default" office:value-type="string" calcext:value-type="string">
            <text:p>Selectflair</text:p>
          </table:table-cell>
          <table:table-cell table:style-name="Default" office:value-type="string" calcext:value-type="string">
            <text:p>Selectinline</text:p>
          </table:table-cell>
          <table:table-cell office:value-type="string" calcext:value-type="string">
            <text:p>Shortcutflair</text:p>
          </table:table-cell>
          <table:table-cell office:value-type="string" calcext:value-type="string">
            <text:p>Shortcutinline</text:p>
          </table:table-cell>
          <table:table-cell office:value-type="string" calcext:value-type="string">
            <text:p>Shortcutletter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Flair</text:p>
          </table:table-cell>
          <table:table-cell office:value-type="string" calcext:value-type="string">
            <text:p>Flair1</text:p>
          </table:table-cell>
          <table:table-cell office:value-type="string" calcext:value-type="string">
            <text:p>Flair2</text:p>
          </table:table-cell>
        </table:table-row>
        <table:table-row table:style-name="ro1">
          <table:table-cell office:value-type="string" calcext:value-type="string">
            <text:p>beard</text:p>
          </table:table-cell>
          <table:table-cell table:number-columns-repeated="3" office:value-type="string" calcext:value-type="string">
            <text:p>/r/CFB Emeritus Mod</text:p>
          </table:table-cell>
          <table:table-cell office:value-type="string" calcext:value-type="string">
            <text:p>Logos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Awards</text:p>
          </table:table-cell>
          <table:table-cell office:value-type="string" calcext:value-type="string">
            <text:p>Earned</text:p>
          </table:table-cell>
          <table:table-cell office:value-type="string" calcext:value-type="string">
            <text:p>Awards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#l/beard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2]=&quot;None&quot;;CONCATENATE([.A2];&quot;-sheet&quot;;[.F2];&quot;-row&quot;;TEXT([.G2];&quot;00&quot;);&quot;-col&quot;;TEXT([.H2];&quot;00&quot;));[.S2])" office:value-type="string" office:string-value="beard-sheetl-row02-col01" calcext:value-type="string">
            <text:p>beard-sheetl-row02-col01</text:p>
          </table:table-cell>
          <table:table-cell table:formula="of:=CONCATENATE([.A2];&quot;-sheet&quot;;[.F2];&quot;-row&quot;;TEXT([.G2];&quot;00&quot;);&quot;-col&quot;;TEXT([.H2];&quot;00&quot;))" office:value-type="string" office:string-value="beard-sheetl-row02-col01" calcext:value-type="string">
            <text:p>beard-sheetl-row02-col01</text:p>
          </table:table-cell>
          <table:table-cell table:formula="of:=CONCATENATE([.A2];&quot;-2sht&quot;;[.F2];&quot;-2rw&quot;;TEXT([.G2];&quot;00&quot;);&quot;-2cl&quot;;TEXT([.H2];&quot;00&quot;))" office:value-type="string" office:string-value="beard-2shtl-2rw02-2cl01" calcext:value-type="string">
            <text:p>beard-2shtl-2rw02-2cl01</text:p>
          </table:table-cell>
        </table:table-row>
        <table:table-row table:style-name="ro1">
          <table:table-cell office:value-type="string" calcext:value-type="string">
            <text:p>artist</text:p>
          </table:table-cell>
          <table:table-cell table:number-columns-repeated="3" office:value-type="string" calcext:value-type="string">
            <text:p>/r/CFB Artist</text:p>
          </table:table-cell>
          <table:table-cell office:value-type="string" calcext:value-type="string">
            <text:p>Logos</text:p>
          </table:table-cell>
          <table:table-cell office:value-type="string" calcext:value-type="string">
            <text:p>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wards</text:p>
          </table:table-cell>
          <table:table-cell office:value-type="string" calcext:value-type="string">
            <text:p>Earned</text:p>
          </table:table-cell>
          <table:table-cell office:value-type="string" calcext:value-type="string">
            <text:p>Awards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#l/artist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3]=&quot;None&quot;;CONCATENATE([.A3];&quot;-sheet&quot;;[.F3];&quot;-row&quot;;TEXT([.G3];&quot;00&quot;);&quot;-col&quot;;TEXT([.H3];&quot;00&quot;));[.S3])" office:value-type="string" office:string-value="artist-sheetl-row02-col02" calcext:value-type="string">
            <text:p>artist-sheetl-row02-col02</text:p>
          </table:table-cell>
          <table:table-cell table:formula="of:=CONCATENATE([.A3];&quot;-sheet&quot;;[.F3];&quot;-row&quot;;TEXT([.G3];&quot;00&quot;);&quot;-col&quot;;TEXT([.H3];&quot;00&quot;))" office:value-type="string" office:string-value="artist-sheetl-row02-col02" calcext:value-type="string">
            <text:p>artist-sheetl-row02-col02</text:p>
          </table:table-cell>
          <table:table-cell table:formula="of:=CONCATENATE([.A3];&quot;-2sht&quot;;[.F3];&quot;-2rw&quot;;TEXT([.G3];&quot;00&quot;);&quot;-2cl&quot;;TEXT([.H3];&quot;00&quot;))" office:value-type="string" office:string-value="artist-2shtl-2rw02-2cl02" calcext:value-type="string">
            <text:p>artist-2shtl-2rw02-2cl02</text:p>
          </table:table-cell>
        </table:table-row>
        <table:table-row table:style-name="ro1">
          <table:table-cell office:value-type="string" calcext:value-type="string">
            <text:p>patron</text:p>
          </table:table-cell>
          <table:table-cell table:number-columns-repeated="3" office:value-type="string" calcext:value-type="string">
            <text:p>/r/CFB Patron</text:p>
          </table:table-cell>
          <table:table-cell office:value-type="string" calcext:value-type="string">
            <text:p>Logos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wards</text:p>
          </table:table-cell>
          <table:table-cell office:value-type="string" calcext:value-type="string">
            <text:p>Earned</text:p>
          </table:table-cell>
          <table:table-cell office:value-type="string" calcext:value-type="string">
            <text:p>Awards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#l/patron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4]=&quot;None&quot;;CONCATENATE([.A4];&quot;-sheet&quot;;[.F4];&quot;-row&quot;;TEXT([.G4];&quot;00&quot;);&quot;-col&quot;;TEXT([.H4];&quot;00&quot;));[.S4])" office:value-type="string" office:string-value="patron-sheetl-row02-col03" calcext:value-type="string">
            <text:p>patron-sheetl-row02-col03</text:p>
          </table:table-cell>
          <table:table-cell table:formula="of:=CONCATENATE([.A4];&quot;-sheet&quot;;[.F4];&quot;-row&quot;;TEXT([.G4];&quot;00&quot;);&quot;-col&quot;;TEXT([.H4];&quot;00&quot;))" office:value-type="string" office:string-value="patron-sheetl-row02-col03" calcext:value-type="string">
            <text:p>patron-sheetl-row02-col03</text:p>
          </table:table-cell>
          <table:table-cell table:formula="of:=CONCATENATE([.A4];&quot;-2sht&quot;;[.F4];&quot;-2rw&quot;;TEXT([.G4];&quot;00&quot;);&quot;-2cl&quot;;TEXT([.H4];&quot;00&quot;))" office:value-type="string" office:string-value="patron-2shtl-2rw02-2cl03" calcext:value-type="string">
            <text:p>patron-2shtl-2rw02-2cl03</text:p>
          </table:table-cell>
        </table:table-row>
        <table:table-row table:style-name="ro1">
          <table:table-cell office:value-type="string" calcext:value-type="string">
            <text:p>medal</text:p>
          </table:table-cell>
          <table:table-cell table:number-columns-repeated="3" office:value-type="string" calcext:value-type="string">
            <text:p>/r/CFB Top Scorer</text:p>
          </table:table-cell>
          <table:table-cell office:value-type="string" calcext:value-type="string">
            <text:p>Logos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wards</text:p>
          </table:table-cell>
          <table:table-cell office:value-type="string" calcext:value-type="string">
            <text:p>Earned</text:p>
          </table:table-cell>
          <table:table-cell office:value-type="string" calcext:value-type="string">
            <text:p>Awards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#l/medal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5]=&quot;None&quot;;CONCATENATE([.A5];&quot;-sheet&quot;;[.F5];&quot;-row&quot;;TEXT([.G5];&quot;00&quot;);&quot;-col&quot;;TEXT([.H5];&quot;00&quot;));[.S5])" office:value-type="string" office:string-value="medal-sheetl-row02-col04" calcext:value-type="string">
            <text:p>medal-sheetl-row02-col04</text:p>
          </table:table-cell>
          <table:table-cell table:formula="of:=CONCATENATE([.A5];&quot;-sheet&quot;;[.F5];&quot;-row&quot;;TEXT([.G5];&quot;00&quot;);&quot;-col&quot;;TEXT([.H5];&quot;00&quot;))" office:value-type="string" office:string-value="medal-sheetl-row02-col04" calcext:value-type="string">
            <text:p>medal-sheetl-row02-col04</text:p>
          </table:table-cell>
          <table:table-cell table:formula="of:=CONCATENATE([.A5];&quot;-2sht&quot;;[.F5];&quot;-2rw&quot;;TEXT([.G5];&quot;00&quot;);&quot;-2cl&quot;;TEXT([.H5];&quot;00&quot;))" office:value-type="string" office:string-value="medal-2shtl-2rw02-2cl04" calcext:value-type="string">
            <text:p>medal-2shtl-2rw02-2cl04</text:p>
          </table:table-cell>
        </table:table-row>
        <table:table-row table:style-name="ro1">
          <table:table-cell office:value-type="string" calcext:value-type="string">
            <text:p>contributor</text:p>
          </table:table-cell>
          <table:table-cell table:number-columns-repeated="3" office:value-type="string" calcext:value-type="string">
            <text:p>/r/CFB Contributor</text:p>
          </table:table-cell>
          <table:table-cell office:value-type="string" calcext:value-type="string">
            <text:p>Logos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wards</text:p>
          </table:table-cell>
          <table:table-cell office:value-type="string" calcext:value-type="string">
            <text:p>Earned</text:p>
          </table:table-cell>
          <table:table-cell office:value-type="string" calcext:value-type="string">
            <text:p>Awards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#l/contributor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6]=&quot;None&quot;;CONCATENATE([.A6];&quot;-sheet&quot;;[.F6];&quot;-row&quot;;TEXT([.G6];&quot;00&quot;);&quot;-col&quot;;TEXT([.H6];&quot;00&quot;));[.S6])" office:value-type="string" office:string-value="contributor-sheetl-row02-col05" calcext:value-type="string">
            <text:p>contributor-sheetl-row02-col05</text:p>
          </table:table-cell>
          <table:table-cell table:formula="of:=CONCATENATE([.A6];&quot;-sheet&quot;;[.F6];&quot;-row&quot;;TEXT([.G6];&quot;00&quot;);&quot;-col&quot;;TEXT([.H6];&quot;00&quot;))" office:value-type="string" office:string-value="contributor-sheetl-row02-col05" calcext:value-type="string">
            <text:p>contributor-sheetl-row02-col05</text:p>
          </table:table-cell>
          <table:table-cell table:formula="of:=CONCATENATE([.A6];&quot;-2sht&quot;;[.F6];&quot;-2rw&quot;;TEXT([.G6];&quot;00&quot;);&quot;-2cl&quot;;TEXT([.H6];&quot;00&quot;))" office:value-type="string" office:string-value="contributor-2shtl-2rw02-2cl05" calcext:value-type="string">
            <text:p>contributor-2shtl-2rw02-2cl05</text:p>
          </table:table-cell>
        </table:table-row>
        <table:table-row table:style-name="ro1">
          <table:table-cell office:value-type="string" calcext:value-type="string">
            <text:p>tophat</text:p>
          </table:table-cell>
          <table:table-cell table:number-columns-repeated="3" office:value-type="string" calcext:value-type="string">
            <text:p>/r/CFB Donor</text:p>
          </table:table-cell>
          <table:table-cell office:value-type="string" calcext:value-type="string">
            <text:p>Logos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wards</text:p>
          </table:table-cell>
          <table:table-cell office:value-type="string" calcext:value-type="string">
            <text:p>Earned</text:p>
          </table:table-cell>
          <table:table-cell office:value-type="string" calcext:value-type="string">
            <text:p>Awards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#l/tophat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7]=&quot;None&quot;;CONCATENATE([.A7];&quot;-sheet&quot;;[.F7];&quot;-row&quot;;TEXT([.G7];&quot;00&quot;);&quot;-col&quot;;TEXT([.H7];&quot;00&quot;));[.S7])" office:value-type="string" office:string-value="tophat-sheetl-row02-col06" calcext:value-type="string">
            <text:p>tophat-sheetl-row02-col06</text:p>
          </table:table-cell>
          <table:table-cell table:formula="of:=CONCATENATE([.A7];&quot;-sheet&quot;;[.F7];&quot;-row&quot;;TEXT([.G7];&quot;00&quot;);&quot;-col&quot;;TEXT([.H7];&quot;00&quot;))" office:value-type="string" office:string-value="tophat-sheetl-row02-col06" calcext:value-type="string">
            <text:p>tophat-sheetl-row02-col06</text:p>
          </table:table-cell>
          <table:table-cell table:formula="of:=CONCATENATE([.A7];&quot;-2sht&quot;;[.F7];&quot;-2rw&quot;;TEXT([.G7];&quot;00&quot;);&quot;-2cl&quot;;TEXT([.H7];&quot;00&quot;))" office:value-type="string" office:string-value="tophat-2shtl-2rw02-2cl06" calcext:value-type="string">
            <text:p>tophat-2shtl-2rw02-2cl06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table:number-columns-repeated="3" office:value-type="string" calcext:value-type="string">
            <text:p>/r/CFB Brickmason</text:p>
          </table:table-cell>
          <table:table-cell office:value-type="string" calcext:value-type="string">
            <text:p>Logos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wards</text:p>
          </table:table-cell>
          <table:table-cell office:value-type="string" calcext:value-type="string">
            <text:p>Earned</text:p>
          </table:table-cell>
          <table:table-cell office:value-type="string" calcext:value-type="string">
            <text:p>Awards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#l/brick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8]=&quot;None&quot;;CONCATENATE([.A8];&quot;-sheet&quot;;[.F8];&quot;-row&quot;;TEXT([.G8];&quot;00&quot;);&quot;-col&quot;;TEXT([.H8];&quot;00&quot;));[.S8])" office:value-type="string" office:string-value="brick-sheetl-row02-col07" calcext:value-type="string">
            <text:p>brick-sheetl-row02-col07</text:p>
          </table:table-cell>
          <table:table-cell table:formula="of:=CONCATENATE([.A8];&quot;-sheet&quot;;[.F8];&quot;-row&quot;;TEXT([.G8];&quot;00&quot;);&quot;-col&quot;;TEXT([.H8];&quot;00&quot;))" office:value-type="string" office:string-value="brick-sheetl-row02-col07" calcext:value-type="string">
            <text:p>brick-sheetl-row02-col07</text:p>
          </table:table-cell>
          <table:table-cell table:formula="of:=CONCATENATE([.A8];&quot;-2sht&quot;;[.F8];&quot;-2rw&quot;;TEXT([.G8];&quot;00&quot;);&quot;-2cl&quot;;TEXT([.H8];&quot;00&quot;))" office:value-type="string" office:string-value="brick-2shtl-2rw02-2cl07" calcext:value-type="string">
            <text:p>brick-2shtl-2rw02-2cl07</text:p>
          </table:table-cell>
        </table:table-row>
        <table:table-row table:style-name="ro1">
          <table:table-cell office:value-type="string" calcext:value-type="string">
            <text:p>checkbox</text:p>
          </table:table-cell>
          <table:table-cell table:number-columns-repeated="3" office:value-type="string" calcext:value-type="string">
            <text:p>/r/CFB Poll Veteran</text:p>
          </table:table-cell>
          <table:table-cell office:value-type="string" calcext:value-type="string">
            <text:p>Logos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wards</text:p>
          </table:table-cell>
          <table:table-cell office:value-type="string" calcext:value-type="string">
            <text:p>Earned</text:p>
          </table:table-cell>
          <table:table-cell office:value-type="string" calcext:value-type="string">
            <text:p>Awards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#l/checkbox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9]=&quot;None&quot;;CONCATENATE([.A9];&quot;-sheet&quot;;[.F9];&quot;-row&quot;;TEXT([.G9];&quot;00&quot;);&quot;-col&quot;;TEXT([.H9];&quot;00&quot;));[.S9])" office:value-type="string" office:string-value="checkbox-sheetl-row02-col08" calcext:value-type="string">
            <text:p>checkbox-sheetl-row02-col08</text:p>
          </table:table-cell>
          <table:table-cell table:formula="of:=CONCATENATE([.A9];&quot;-sheet&quot;;[.F9];&quot;-row&quot;;TEXT([.G9];&quot;00&quot;);&quot;-col&quot;;TEXT([.H9];&quot;00&quot;))" office:value-type="string" office:string-value="checkbox-sheetl-row02-col08" calcext:value-type="string">
            <text:p>checkbox-sheetl-row02-col08</text:p>
          </table:table-cell>
          <table:table-cell table:formula="of:=CONCATENATE([.A9];&quot;-2sht&quot;;[.F9];&quot;-2rw&quot;;TEXT([.G9];&quot;00&quot;);&quot;-2cl&quot;;TEXT([.H9];&quot;00&quot;))" office:value-type="string" office:string-value="checkbox-2shtl-2rw02-2cl08" calcext:value-type="string">
            <text:p>checkbox-2shtl-2rw02-2cl08</text:p>
          </table:table-cell>
        </table:table-row>
        <table:table-row table:style-name="ro1">
          <table:table-cell office:value-type="string" calcext:value-type="string">
            <text:p>tv</text:p>
          </table:table-cell>
          <table:table-cell table:number-columns-repeated="3" office:value-type="string" calcext:value-type="string">
            <text:p>/r/CFB Promoter</text:p>
          </table:table-cell>
          <table:table-cell office:value-type="string" calcext:value-type="string">
            <text:p>Logos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wards</text:p>
          </table:table-cell>
          <table:table-cell office:value-type="string" calcext:value-type="string">
            <text:p>Earned</text:p>
          </table:table-cell>
          <table:table-cell office:value-type="string" calcext:value-type="string">
            <text:p>Awards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#l/tv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0]=&quot;None&quot;;CONCATENATE([.A10];&quot;-sheet&quot;;[.F10];&quot;-row&quot;;TEXT([.G10];&quot;00&quot;);&quot;-col&quot;;TEXT([.H10];&quot;00&quot;));[.S10])" office:value-type="string" office:string-value="tv-sheetl-row02-col09" calcext:value-type="string">
            <text:p>tv-sheetl-row02-col09</text:p>
          </table:table-cell>
          <table:table-cell table:formula="of:=CONCATENATE([.A10];&quot;-sheet&quot;;[.F10];&quot;-row&quot;;TEXT([.G10];&quot;00&quot;);&quot;-col&quot;;TEXT([.H10];&quot;00&quot;))" office:value-type="string" office:string-value="tv-sheetl-row02-col09" calcext:value-type="string">
            <text:p>tv-sheetl-row02-col09</text:p>
          </table:table-cell>
          <table:table-cell table:formula="of:=CONCATENATE([.A10];&quot;-2sht&quot;;[.F10];&quot;-2rw&quot;;TEXT([.G10];&quot;00&quot;);&quot;-2cl&quot;;TEXT([.H10];&quot;00&quot;))" office:value-type="string" office:string-value="tv-2shtl-2rw02-2cl09" calcext:value-type="string">
            <text:p>tv-2shtl-2rw02-2cl09</text:p>
          </table:table-cell>
        </table:table-row>
        <table:table-row table:style-name="ro1">
          <table:table-cell office:value-type="string" calcext:value-type="string">
            <text:p>bostoncollege</text:p>
          </table:table-cell>
          <table:table-cell table:number-columns-repeated="2" office:value-type="string" calcext:value-type="string">
            <text:p>Boston College Eagles</text:p>
          </table:table-cell>
          <table:table-cell office:value-type="string" calcext:value-type="string">
            <text:p>Boston College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Atlantic</text:p>
          </table:table-cell>
          <table:table-cell office:value-type="string" calcext:value-type="string">
            <text:p>AC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bostoncollege</text:p>
          </table:table-cell>
          <table:table-cell office:value-type="string" calcext:value-type="string">
            <text:p>#f/bostoncollege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1]=&quot;None&quot;;CONCATENATE([.A11];&quot;-sheet&quot;;[.F11];&quot;-row&quot;;TEXT([.G11];&quot;00&quot;);&quot;-col&quot;;TEXT([.H11];&quot;00&quot;));[.S11])" office:value-type="string" office:string-value="bostoncollege" calcext:value-type="string">
            <text:p>bostoncollege</text:p>
          </table:table-cell>
          <table:table-cell table:formula="of:=CONCATENATE([.A11];&quot;-sheet&quot;;[.F11];&quot;-row&quot;;TEXT([.G11];&quot;00&quot;);&quot;-col&quot;;TEXT([.H11];&quot;00&quot;))" office:value-type="string" office:string-value="bostoncollege-sheet1-row02-col01" calcext:value-type="string">
            <text:p>bostoncollege-sheet1-row02-col01</text:p>
          </table:table-cell>
          <table:table-cell table:formula="of:=CONCATENATE([.A11];&quot;-2sht&quot;;[.F11];&quot;-2rw&quot;;TEXT([.G11];&quot;00&quot;);&quot;-2cl&quot;;TEXT([.H11];&quot;00&quot;))" office:value-type="string" office:string-value="bostoncollege-2sht1-2rw02-2cl01" calcext:value-type="string">
            <text:p>bostoncollege-2sht1-2rw02-2cl01</text:p>
          </table:table-cell>
        </table:table-row>
        <table:table-row table:style-name="ro1">
          <table:table-cell office:value-type="string" calcext:value-type="string">
            <text:p>clemson</text:p>
          </table:table-cell>
          <table:table-cell table:number-columns-repeated="2" office:value-type="string" calcext:value-type="string">
            <text:p>Clemson Tigers</text:p>
          </table:table-cell>
          <table:table-cell office:value-type="string" calcext:value-type="string">
            <text:p>Clemson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Atlantic</text:p>
          </table:table-cell>
          <table:table-cell office:value-type="string" calcext:value-type="string">
            <text:p>AC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clemson</text:p>
          </table:table-cell>
          <table:table-cell office:value-type="string" calcext:value-type="string">
            <text:p>#f/clemson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2]=&quot;None&quot;;CONCATENATE([.A12];&quot;-sheet&quot;;[.F12];&quot;-row&quot;;TEXT([.G12];&quot;00&quot;);&quot;-col&quot;;TEXT([.H12];&quot;00&quot;));[.S12])" office:value-type="string" office:string-value="clemson" calcext:value-type="string">
            <text:p>clemson</text:p>
          </table:table-cell>
          <table:table-cell table:formula="of:=CONCATENATE([.A12];&quot;-sheet&quot;;[.F12];&quot;-row&quot;;TEXT([.G12];&quot;00&quot;);&quot;-col&quot;;TEXT([.H12];&quot;00&quot;))" office:value-type="string" office:string-value="clemson-sheet1-row02-col02" calcext:value-type="string">
            <text:p>clemson-sheet1-row02-col02</text:p>
          </table:table-cell>
          <table:table-cell table:formula="of:=CONCATENATE([.A12];&quot;-2sht&quot;;[.F12];&quot;-2rw&quot;;TEXT([.G12];&quot;00&quot;);&quot;-2cl&quot;;TEXT([.H12];&quot;00&quot;))" office:value-type="string" office:string-value="clemson-2sht1-2rw02-2cl02" calcext:value-type="string">
            <text:p>clemson-2sht1-2rw02-2cl02</text:p>
          </table:table-cell>
        </table:table-row>
        <table:table-row table:style-name="ro1">
          <table:table-cell office:value-type="string" calcext:value-type="string">
            <text:p>duke</text:p>
          </table:table-cell>
          <table:table-cell table:number-columns-repeated="2" office:value-type="string" calcext:value-type="string">
            <text:p>Duke Blue Devils</text:p>
          </table:table-cell>
          <table:table-cell office:value-type="string" calcext:value-type="string">
            <text:p>Duke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Coastal</text:p>
          </table:table-cell>
          <table:table-cell office:value-type="string" calcext:value-type="string">
            <text:p>AC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duke</text:p>
          </table:table-cell>
          <table:table-cell office:value-type="string" calcext:value-type="string">
            <text:p>#f/duke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3]=&quot;None&quot;;CONCATENATE([.A13];&quot;-sheet&quot;;[.F13];&quot;-row&quot;;TEXT([.G13];&quot;00&quot;);&quot;-col&quot;;TEXT([.H13];&quot;00&quot;));[.S13])" office:value-type="string" office:string-value="duke" calcext:value-type="string">
            <text:p>duke</text:p>
          </table:table-cell>
          <table:table-cell table:formula="of:=CONCATENATE([.A13];&quot;-sheet&quot;;[.F13];&quot;-row&quot;;TEXT([.G13];&quot;00&quot;);&quot;-col&quot;;TEXT([.H13];&quot;00&quot;))" office:value-type="string" office:string-value="duke-sheet1-row02-col03" calcext:value-type="string">
            <text:p>duke-sheet1-row02-col03</text:p>
          </table:table-cell>
          <table:table-cell table:formula="of:=CONCATENATE([.A13];&quot;-2sht&quot;;[.F13];&quot;-2rw&quot;;TEXT([.G13];&quot;00&quot;);&quot;-2cl&quot;;TEXT([.H13];&quot;00&quot;))" office:value-type="string" office:string-value="duke-2sht1-2rw02-2cl03" calcext:value-type="string">
            <text:p>duke-2sht1-2rw02-2cl03</text:p>
          </table:table-cell>
        </table:table-row>
        <table:table-row table:style-name="ro1">
          <table:table-cell office:value-type="string" calcext:value-type="string">
            <text:p>floridastate</text:p>
          </table:table-cell>
          <table:table-cell table:number-columns-repeated="2" office:value-type="string" calcext:value-type="string">
            <text:p>Florida State Seminoles</text:p>
          </table:table-cell>
          <table:table-cell office:value-type="string" calcext:value-type="string">
            <text:p>Florida State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Atlantic</text:p>
          </table:table-cell>
          <table:table-cell office:value-type="string" calcext:value-type="string">
            <text:p>AC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loridastate</text:p>
          </table:table-cell>
          <table:table-cell office:value-type="string" calcext:value-type="string">
            <text:p>#f/floridastate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4]=&quot;None&quot;;CONCATENATE([.A14];&quot;-sheet&quot;;[.F14];&quot;-row&quot;;TEXT([.G14];&quot;00&quot;);&quot;-col&quot;;TEXT([.H14];&quot;00&quot;));[.S14])" office:value-type="string" office:string-value="floridastate" calcext:value-type="string">
            <text:p>floridastate</text:p>
          </table:table-cell>
          <table:table-cell table:formula="of:=CONCATENATE([.A14];&quot;-sheet&quot;;[.F14];&quot;-row&quot;;TEXT([.G14];&quot;00&quot;);&quot;-col&quot;;TEXT([.H14];&quot;00&quot;))" office:value-type="string" office:string-value="floridastate-sheet1-row02-col04" calcext:value-type="string">
            <text:p>floridastate-sheet1-row02-col04</text:p>
          </table:table-cell>
          <table:table-cell table:formula="of:=CONCATENATE([.A14];&quot;-2sht&quot;;[.F14];&quot;-2rw&quot;;TEXT([.G14];&quot;00&quot;);&quot;-2cl&quot;;TEXT([.H14];&quot;00&quot;))" office:value-type="string" office:string-value="floridastate-2sht1-2rw02-2cl04" calcext:value-type="string">
            <text:p>floridastate-2sht1-2rw02-2cl04</text:p>
          </table:table-cell>
        </table:table-row>
        <table:table-row table:style-name="ro1">
          <table:table-cell office:value-type="string" calcext:value-type="string">
            <text:p>georgiatech</text:p>
          </table:table-cell>
          <table:table-cell table:number-columns-repeated="2" office:value-type="string" calcext:value-type="string">
            <text:p>Georgia Tech Yellow Jackets</text:p>
          </table:table-cell>
          <table:table-cell office:value-type="string" calcext:value-type="string">
            <text:p>Georgia Tech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Coastal</text:p>
          </table:table-cell>
          <table:table-cell office:value-type="string" calcext:value-type="string">
            <text:p>AC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georgiatech</text:p>
          </table:table-cell>
          <table:table-cell office:value-type="string" calcext:value-type="string">
            <text:p>#f/georgiatech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5]=&quot;None&quot;;CONCATENATE([.A15];&quot;-sheet&quot;;[.F15];&quot;-row&quot;;TEXT([.G15];&quot;00&quot;);&quot;-col&quot;;TEXT([.H15];&quot;00&quot;));[.S15])" office:value-type="string" office:string-value="georgiatech" calcext:value-type="string">
            <text:p>georgiatech</text:p>
          </table:table-cell>
          <table:table-cell table:formula="of:=CONCATENATE([.A15];&quot;-sheet&quot;;[.F15];&quot;-row&quot;;TEXT([.G15];&quot;00&quot;);&quot;-col&quot;;TEXT([.H15];&quot;00&quot;))" office:value-type="string" office:string-value="georgiatech-sheet1-row02-col05" calcext:value-type="string">
            <text:p>georgiatech-sheet1-row02-col05</text:p>
          </table:table-cell>
          <table:table-cell table:formula="of:=CONCATENATE([.A15];&quot;-2sht&quot;;[.F15];&quot;-2rw&quot;;TEXT([.G15];&quot;00&quot;);&quot;-2cl&quot;;TEXT([.H15];&quot;00&quot;))" office:value-type="string" office:string-value="georgiatech-2sht1-2rw02-2cl05" calcext:value-type="string">
            <text:p>georgiatech-2sht1-2rw02-2cl05</text:p>
          </table:table-cell>
        </table:table-row>
        <table:table-row table:style-name="ro1">
          <table:table-cell office:value-type="string" calcext:value-type="string">
            <text:p>louisville</text:p>
          </table:table-cell>
          <table:table-cell table:number-columns-repeated="2" office:value-type="string" calcext:value-type="string">
            <text:p>Louisville Cardinals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Atlantic</text:p>
          </table:table-cell>
          <table:table-cell office:value-type="string" calcext:value-type="string">
            <text:p>AC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#f/louisville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6]=&quot;None&quot;;CONCATENATE([.A16];&quot;-sheet&quot;;[.F16];&quot;-row&quot;;TEXT([.G16];&quot;00&quot;);&quot;-col&quot;;TEXT([.H16];&quot;00&quot;));[.S16])" office:value-type="string" office:string-value="louisville" calcext:value-type="string">
            <text:p>louisville</text:p>
          </table:table-cell>
          <table:table-cell table:formula="of:=CONCATENATE([.A16];&quot;-sheet&quot;;[.F16];&quot;-row&quot;;TEXT([.G16];&quot;00&quot;);&quot;-col&quot;;TEXT([.H16];&quot;00&quot;))" office:value-type="string" office:string-value="louisville-sheet1-row02-col06" calcext:value-type="string">
            <text:p>louisville-sheet1-row02-col06</text:p>
          </table:table-cell>
          <table:table-cell table:formula="of:=CONCATENATE([.A16];&quot;-2sht&quot;;[.F16];&quot;-2rw&quot;;TEXT([.G16];&quot;00&quot;);&quot;-2cl&quot;;TEXT([.H16];&quot;00&quot;))" office:value-type="string" office:string-value="louisville-2sht1-2rw02-2cl06" calcext:value-type="string">
            <text:p>louisville-2sht1-2rw02-2cl06</text:p>
          </table:table-cell>
        </table:table-row>
        <table:table-row table:style-name="ro1">
          <table:table-cell office:value-type="string" calcext:value-type="string">
            <text:p>miamifl</text:p>
          </table:table-cell>
          <table:table-cell table:number-columns-repeated="2" office:value-type="string" calcext:value-type="string">
            <text:p>Miami Hurricanes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Coastal</text:p>
          </table:table-cell>
          <table:table-cell office:value-type="string" calcext:value-type="string">
            <text:p>AC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miamifl</text:p>
          </table:table-cell>
          <table:table-cell office:value-type="string" calcext:value-type="string">
            <text:p>#f/miamifl</text:p>
          </table:table-cell>
          <table:table-cell office:value-type="string" calcext:value-type="string">
            <text:p>#f/u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7]=&quot;None&quot;;CONCATENATE([.A17];&quot;-sheet&quot;;[.F17];&quot;-row&quot;;TEXT([.G17];&quot;00&quot;);&quot;-col&quot;;TEXT([.H17];&quot;00&quot;));[.S17])" office:value-type="string" office:string-value="miamifl" calcext:value-type="string">
            <text:p>miamifl</text:p>
          </table:table-cell>
          <table:table-cell table:formula="of:=CONCATENATE([.A17];&quot;-sheet&quot;;[.F17];&quot;-row&quot;;TEXT([.G17];&quot;00&quot;);&quot;-col&quot;;TEXT([.H17];&quot;00&quot;))" office:value-type="string" office:string-value="miamifl-sheet1-row02-col07" calcext:value-type="string">
            <text:p>miamifl-sheet1-row02-col07</text:p>
          </table:table-cell>
          <table:table-cell table:formula="of:=CONCATENATE([.A17];&quot;-2sht&quot;;[.F17];&quot;-2rw&quot;;TEXT([.G17];&quot;00&quot;);&quot;-2cl&quot;;TEXT([.H17];&quot;00&quot;))" office:value-type="string" office:string-value="miamifl-2sht1-2rw02-2cl07" calcext:value-type="string">
            <text:p>miamifl-2sht1-2rw02-2cl07</text:p>
          </table:table-cell>
        </table:table-row>
        <table:table-row table:style-name="ro1">
          <table:table-cell office:value-type="string" calcext:value-type="string">
            <text:p>northcarolina</text:p>
          </table:table-cell>
          <table:table-cell table:number-columns-repeated="2" office:value-type="string" calcext:value-type="string">
            <text:p>North Carolina Tar Heels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Coastal</text:p>
          </table:table-cell>
          <table:table-cell office:value-type="string" calcext:value-type="string">
            <text:p>AC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northcarolina</text:p>
          </table:table-cell>
          <table:table-cell office:value-type="string" calcext:value-type="string">
            <text:p>#f/northcarolina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8]=&quot;None&quot;;CONCATENATE([.A18];&quot;-sheet&quot;;[.F18];&quot;-row&quot;;TEXT([.G18];&quot;00&quot;);&quot;-col&quot;;TEXT([.H18];&quot;00&quot;));[.S18])" office:value-type="string" office:string-value="northcarolina" calcext:value-type="string">
            <text:p>northcarolina</text:p>
          </table:table-cell>
          <table:table-cell table:formula="of:=CONCATENATE([.A18];&quot;-sheet&quot;;[.F18];&quot;-row&quot;;TEXT([.G18];&quot;00&quot;);&quot;-col&quot;;TEXT([.H18];&quot;00&quot;))" office:value-type="string" office:string-value="northcarolina-sheet1-row02-col08" calcext:value-type="string">
            <text:p>northcarolina-sheet1-row02-col08</text:p>
          </table:table-cell>
          <table:table-cell table:formula="of:=CONCATENATE([.A18];&quot;-2sht&quot;;[.F18];&quot;-2rw&quot;;TEXT([.G18];&quot;00&quot;);&quot;-2cl&quot;;TEXT([.H18];&quot;00&quot;))" office:value-type="string" office:string-value="northcarolina-2sht1-2rw02-2cl08" calcext:value-type="string">
            <text:p>northcarolina-2sht1-2rw02-2cl08</text:p>
          </table:table-cell>
        </table:table-row>
        <table:table-row table:style-name="ro1">
          <table:table-cell office:value-type="string" calcext:value-type="string">
            <text:p>northcarolinastate</text:p>
          </table:table-cell>
          <table:table-cell table:number-columns-repeated="2" office:value-type="string" calcext:value-type="string">
            <text:p>North Carolina State Wolfpack</text:p>
          </table:table-cell>
          <table:table-cell office:value-type="string" calcext:value-type="string">
            <text:p>North Carolina State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Atlantic</text:p>
          </table:table-cell>
          <table:table-cell office:value-type="string" calcext:value-type="string">
            <text:p>AC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northcarolinastate</text:p>
          </table:table-cell>
          <table:table-cell office:value-type="string" calcext:value-type="string">
            <text:p>#f/northcarolinastate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9]=&quot;None&quot;;CONCATENATE([.A19];&quot;-sheet&quot;;[.F19];&quot;-row&quot;;TEXT([.G19];&quot;00&quot;);&quot;-col&quot;;TEXT([.H19];&quot;00&quot;));[.S19])" office:value-type="string" office:string-value="northcarolinastate" calcext:value-type="string">
            <text:p>northcarolinastate</text:p>
          </table:table-cell>
          <table:table-cell table:formula="of:=CONCATENATE([.A19];&quot;-sheet&quot;;[.F19];&quot;-row&quot;;TEXT([.G19];&quot;00&quot;);&quot;-col&quot;;TEXT([.H19];&quot;00&quot;))" office:value-type="string" office:string-value="northcarolinastate-sheet1-row02-col09" calcext:value-type="string">
            <text:p>northcarolinastate-sheet1-row02-col09</text:p>
          </table:table-cell>
          <table:table-cell table:formula="of:=CONCATENATE([.A19];&quot;-2sht&quot;;[.F19];&quot;-2rw&quot;;TEXT([.G19];&quot;00&quot;);&quot;-2cl&quot;;TEXT([.H19];&quot;00&quot;))" office:value-type="string" office:string-value="northcarolinastate-2sht1-2rw02-2cl09" calcext:value-type="string">
            <text:p>northcarolinastate-2sht1-2rw02-2cl09</text:p>
          </table:table-cell>
        </table:table-row>
        <table:table-row table:style-name="ro1">
          <table:table-cell office:value-type="string" calcext:value-type="string">
            <text:p>pittsburgh</text:p>
          </table:table-cell>
          <table:table-cell table:number-columns-repeated="2" office:value-type="string" calcext:value-type="string">
            <text:p>Pittsburgh Panthers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Coastal</text:p>
          </table:table-cell>
          <table:table-cell office:value-type="string" calcext:value-type="string">
            <text:p>AC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#f/pittsburgh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20]=&quot;None&quot;;CONCATENATE([.A20];&quot;-sheet&quot;;[.F20];&quot;-row&quot;;TEXT([.G20];&quot;00&quot;);&quot;-col&quot;;TEXT([.H20];&quot;00&quot;));[.S20])" office:value-type="string" office:string-value="pittsburgh" calcext:value-type="string">
            <text:p>pittsburgh</text:p>
          </table:table-cell>
          <table:table-cell table:formula="of:=CONCATENATE([.A20];&quot;-sheet&quot;;[.F20];&quot;-row&quot;;TEXT([.G20];&quot;00&quot;);&quot;-col&quot;;TEXT([.H20];&quot;00&quot;))" office:value-type="string" office:string-value="pittsburgh-sheet1-row02-col10" calcext:value-type="string">
            <text:p>pittsburgh-sheet1-row02-col10</text:p>
          </table:table-cell>
          <table:table-cell table:formula="of:=CONCATENATE([.A20];&quot;-2sht&quot;;[.F20];&quot;-2rw&quot;;TEXT([.G20];&quot;00&quot;);&quot;-2cl&quot;;TEXT([.H20];&quot;00&quot;))" office:value-type="string" office:string-value="pittsburgh-2sht1-2rw02-2cl10" calcext:value-type="string">
            <text:p>pittsburgh-2sht1-2rw02-2cl10</text:p>
          </table:table-cell>
        </table:table-row>
        <table:table-row table:style-name="ro1">
          <table:table-cell office:value-type="string" calcext:value-type="string">
            <text:p>syracuse</text:p>
          </table:table-cell>
          <table:table-cell table:number-columns-repeated="2" office:value-type="string" calcext:value-type="string">
            <text:p>Syracuse Orange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Atlantic</text:p>
          </table:table-cell>
          <table:table-cell office:value-type="string" calcext:value-type="string">
            <text:p>AC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#f/syracuse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21]=&quot;None&quot;;CONCATENATE([.A21];&quot;-sheet&quot;;[.F21];&quot;-row&quot;;TEXT([.G21];&quot;00&quot;);&quot;-col&quot;;TEXT([.H21];&quot;00&quot;));[.S21])" office:value-type="string" office:string-value="syracuse" calcext:value-type="string">
            <text:p>syracuse</text:p>
          </table:table-cell>
          <table:table-cell table:formula="of:=CONCATENATE([.A21];&quot;-sheet&quot;;[.F21];&quot;-row&quot;;TEXT([.G21];&quot;00&quot;);&quot;-col&quot;;TEXT([.H21];&quot;00&quot;))" office:value-type="string" office:string-value="syracuse-sheet1-row02-col11" calcext:value-type="string">
            <text:p>syracuse-sheet1-row02-col11</text:p>
          </table:table-cell>
          <table:table-cell table:formula="of:=CONCATENATE([.A21];&quot;-2sht&quot;;[.F21];&quot;-2rw&quot;;TEXT([.G21];&quot;00&quot;);&quot;-2cl&quot;;TEXT([.H21];&quot;00&quot;))" office:value-type="string" office:string-value="syracuse-2sht1-2rw02-2cl11" calcext:value-type="string">
            <text:p>syracuse-2sht1-2rw02-2cl11</text:p>
          </table:table-cell>
        </table:table-row>
        <table:table-row table:style-name="ro1">
          <table:table-cell office:value-type="string" calcext:value-type="string">
            <text:p>virginia</text:p>
          </table:table-cell>
          <table:table-cell table:number-columns-repeated="2" office:value-type="string" calcext:value-type="string">
            <text:p>Virginia Cavaliers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Coastal</text:p>
          </table:table-cell>
          <table:table-cell office:value-type="string" calcext:value-type="string">
            <text:p>AC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#f/virginia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22]=&quot;None&quot;;CONCATENATE([.A22];&quot;-sheet&quot;;[.F22];&quot;-row&quot;;TEXT([.G22];&quot;00&quot;);&quot;-col&quot;;TEXT([.H22];&quot;00&quot;));[.S22])" office:value-type="string" office:string-value="virginia" calcext:value-type="string">
            <text:p>virginia</text:p>
          </table:table-cell>
          <table:table-cell table:formula="of:=CONCATENATE([.A22];&quot;-sheet&quot;;[.F22];&quot;-row&quot;;TEXT([.G22];&quot;00&quot;);&quot;-col&quot;;TEXT([.H22];&quot;00&quot;))" office:value-type="string" office:string-value="virginia-sheet1-row02-col12" calcext:value-type="string">
            <text:p>virginia-sheet1-row02-col12</text:p>
          </table:table-cell>
          <table:table-cell table:formula="of:=CONCATENATE([.A22];&quot;-2sht&quot;;[.F22];&quot;-2rw&quot;;TEXT([.G22];&quot;00&quot;);&quot;-2cl&quot;;TEXT([.H22];&quot;00&quot;))" office:value-type="string" office:string-value="virginia-2sht1-2rw02-2cl12" calcext:value-type="string">
            <text:p>virginia-2sht1-2rw02-2cl12</text:p>
          </table:table-cell>
        </table:table-row>
        <table:table-row table:style-name="ro1">
          <table:table-cell office:value-type="string" calcext:value-type="string">
            <text:p>virginiatech</text:p>
          </table:table-cell>
          <table:table-cell table:number-columns-repeated="2" office:value-type="string" calcext:value-type="string">
            <text:p>Virginia Tech Hokies</text:p>
          </table:table-cell>
          <table:table-cell office:value-type="string" calcext:value-type="string">
            <text:p>Virginia Tech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Coastal</text:p>
          </table:table-cell>
          <table:table-cell office:value-type="string" calcext:value-type="string">
            <text:p>AC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virginiatech</text:p>
          </table:table-cell>
          <table:table-cell office:value-type="string" calcext:value-type="string">
            <text:p>#f/virginiatech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23]=&quot;None&quot;;CONCATENATE([.A23];&quot;-sheet&quot;;[.F23];&quot;-row&quot;;TEXT([.G23];&quot;00&quot;);&quot;-col&quot;;TEXT([.H23];&quot;00&quot;));[.S23])" office:value-type="string" office:string-value="virginiatech" calcext:value-type="string">
            <text:p>virginiatech</text:p>
          </table:table-cell>
          <table:table-cell table:formula="of:=CONCATENATE([.A23];&quot;-sheet&quot;;[.F23];&quot;-row&quot;;TEXT([.G23];&quot;00&quot;);&quot;-col&quot;;TEXT([.H23];&quot;00&quot;))" office:value-type="string" office:string-value="virginiatech-sheet1-row02-col13" calcext:value-type="string">
            <text:p>virginiatech-sheet1-row02-col13</text:p>
          </table:table-cell>
          <table:table-cell table:formula="of:=CONCATENATE([.A23];&quot;-2sht&quot;;[.F23];&quot;-2rw&quot;;TEXT([.G23];&quot;00&quot;);&quot;-2cl&quot;;TEXT([.H23];&quot;00&quot;))" office:value-type="string" office:string-value="virginiatech-2sht1-2rw02-2cl13" calcext:value-type="string">
            <text:p>virginiatech-2sht1-2rw02-2cl13</text:p>
          </table:table-cell>
        </table:table-row>
        <table:table-row table:style-name="ro1">
          <table:table-cell office:value-type="string" calcext:value-type="string">
            <text:p>wakeforest</text:p>
          </table:table-cell>
          <table:table-cell table:number-columns-repeated="2" office:value-type="string" calcext:value-type="string">
            <text:p>Wake Forest Demon Deacons</text:p>
          </table:table-cell>
          <table:table-cell office:value-type="string" calcext:value-type="string">
            <text:p>Wake Forest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Atlantic</text:p>
          </table:table-cell>
          <table:table-cell office:value-type="string" calcext:value-type="string">
            <text:p>AC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wakeforest</text:p>
          </table:table-cell>
          <table:table-cell office:value-type="string" calcext:value-type="string">
            <text:p>#f/wakeforest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24]=&quot;None&quot;;CONCATENATE([.A24];&quot;-sheet&quot;;[.F24];&quot;-row&quot;;TEXT([.G24];&quot;00&quot;);&quot;-col&quot;;TEXT([.H24];&quot;00&quot;));[.S24])" office:value-type="string" office:string-value="wakeforest" calcext:value-type="string">
            <text:p>wakeforest</text:p>
          </table:table-cell>
          <table:table-cell table:formula="of:=CONCATENATE([.A24];&quot;-sheet&quot;;[.F24];&quot;-row&quot;;TEXT([.G24];&quot;00&quot;);&quot;-col&quot;;TEXT([.H24];&quot;00&quot;))" office:value-type="string" office:string-value="wakeforest-sheet1-row02-col14" calcext:value-type="string">
            <text:p>wakeforest-sheet1-row02-col14</text:p>
          </table:table-cell>
          <table:table-cell table:formula="of:=CONCATENATE([.A24];&quot;-2sht&quot;;[.F24];&quot;-2rw&quot;;TEXT([.G24];&quot;00&quot;);&quot;-2cl&quot;;TEXT([.H24];&quot;00&quot;))" office:value-type="string" office:string-value="wakeforest-2sht1-2rw02-2cl14" calcext:value-type="string">
            <text:p>wakeforest-2sht1-2rw02-2cl14</text:p>
          </table:table-cell>
        </table:table-row>
        <table:table-row table:style-name="ro1">
          <table:table-cell office:value-type="string" calcext:value-type="string">
            <text:p>floridastate2</text:p>
          </table:table-cell>
          <table:table-cell office:value-type="string" calcext:value-type="string">
            <text:p>Florida State Seminoles Alternate</text:p>
          </table:table-cell>
          <table:table-cell office:value-type="string" calcext:value-type="string">
            <text:p>Florida State Seminoles</text:p>
          </table:table-cell>
          <table:table-cell office:value-type="string" calcext:value-type="string">
            <text:p>Florida State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Atlantic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ridastate2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25]=&quot;None&quot;;CONCATENATE([.A25];&quot;-sheet&quot;;[.F25];&quot;-row&quot;;TEXT([.G25];&quot;00&quot;);&quot;-col&quot;;TEXT([.H25];&quot;00&quot;));[.S25])" office:value-type="string" office:string-value="floridastate2" calcext:value-type="string">
            <text:p>floridastate2</text:p>
          </table:table-cell>
          <table:table-cell table:formula="of:=CONCATENATE([.A25];&quot;-sheet&quot;;[.F25];&quot;-row&quot;;TEXT([.G25];&quot;00&quot;);&quot;-col&quot;;TEXT([.H25];&quot;00&quot;))" office:value-type="string" office:string-value="floridastate2-sheet1-row02-col15" calcext:value-type="string">
            <text:p>floridastate2-sheet1-row02-col15</text:p>
          </table:table-cell>
          <table:table-cell table:formula="of:=CONCATENATE([.A25];&quot;-2sht&quot;;[.F25];&quot;-2rw&quot;;TEXT([.G25];&quot;00&quot;);&quot;-2cl&quot;;TEXT([.H25];&quot;00&quot;))" office:value-type="string" office:string-value="floridastate2-2sht1-2rw02-2cl15" calcext:value-type="string">
            <text:p>floridastate2-2sht1-2rw02-2cl15</text:p>
          </table:table-cell>
        </table:table-row>
        <table:table-row table:style-name="ro1">
          <table:table-cell office:value-type="string" calcext:value-type="string">
            <text:p>baylor</text:p>
          </table:table-cell>
          <table:table-cell table:number-columns-repeated="2" office:value-type="string" calcext:value-type="string">
            <text:p>Baylor Bears</text:p>
          </table:table-cell>
          <table:table-cell office:value-type="string" calcext:value-type="string">
            <text:p>Baylor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1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baylor</text:p>
          </table:table-cell>
          <table:table-cell office:value-type="string" calcext:value-type="string">
            <text:p>#f/baylor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26]=&quot;None&quot;;CONCATENATE([.A26];&quot;-sheet&quot;;[.F26];&quot;-row&quot;;TEXT([.G26];&quot;00&quot;);&quot;-col&quot;;TEXT([.H26];&quot;00&quot;));[.S26])" office:value-type="string" office:string-value="baylor" calcext:value-type="string">
            <text:p>baylor</text:p>
          </table:table-cell>
          <table:table-cell table:formula="of:=CONCATENATE([.A26];&quot;-sheet&quot;;[.F26];&quot;-row&quot;;TEXT([.G26];&quot;00&quot;);&quot;-col&quot;;TEXT([.H26];&quot;00&quot;))" office:value-type="string" office:string-value="baylor-sheet1-row03-col01" calcext:value-type="string">
            <text:p>baylor-sheet1-row03-col01</text:p>
          </table:table-cell>
          <table:table-cell table:formula="of:=CONCATENATE([.A26];&quot;-2sht&quot;;[.F26];&quot;-2rw&quot;;TEXT([.G26];&quot;00&quot;);&quot;-2cl&quot;;TEXT([.H26];&quot;00&quot;))" office:value-type="string" office:string-value="baylor-2sht1-2rw03-2cl01" calcext:value-type="string">
            <text:p>baylor-2sht1-2rw03-2cl01</text:p>
          </table:table-cell>
        </table:table-row>
        <table:table-row table:style-name="ro1">
          <table:table-cell office:value-type="string" calcext:value-type="string">
            <text:p>iowastate</text:p>
          </table:table-cell>
          <table:table-cell table:number-columns-repeated="2" office:value-type="string" calcext:value-type="string">
            <text:p>Iowa State Cyclones</text:p>
          </table:table-cell>
          <table:table-cell office:value-type="string" calcext:value-type="string">
            <text:p>Iowa State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1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iowastate</text:p>
          </table:table-cell>
          <table:table-cell office:value-type="string" calcext:value-type="string">
            <text:p>#f/iowastate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27]=&quot;None&quot;;CONCATENATE([.A27];&quot;-sheet&quot;;[.F27];&quot;-row&quot;;TEXT([.G27];&quot;00&quot;);&quot;-col&quot;;TEXT([.H27];&quot;00&quot;));[.S27])" office:value-type="string" office:string-value="iowastate" calcext:value-type="string">
            <text:p>iowastate</text:p>
          </table:table-cell>
          <table:table-cell table:formula="of:=CONCATENATE([.A27];&quot;-sheet&quot;;[.F27];&quot;-row&quot;;TEXT([.G27];&quot;00&quot;);&quot;-col&quot;;TEXT([.H27];&quot;00&quot;))" office:value-type="string" office:string-value="iowastate-sheet1-row03-col02" calcext:value-type="string">
            <text:p>iowastate-sheet1-row03-col02</text:p>
          </table:table-cell>
          <table:table-cell table:formula="of:=CONCATENATE([.A27];&quot;-2sht&quot;;[.F27];&quot;-2rw&quot;;TEXT([.G27];&quot;00&quot;);&quot;-2cl&quot;;TEXT([.H27];&quot;00&quot;))" office:value-type="string" office:string-value="iowastate-2sht1-2rw03-2cl02" calcext:value-type="string">
            <text:p>iowastate-2sht1-2rw03-2cl02</text:p>
          </table:table-cell>
        </table:table-row>
        <table:table-row table:style-name="ro1">
          <table:table-cell office:value-type="string" calcext:value-type="string">
            <text:p>kansas</text:p>
          </table:table-cell>
          <table:table-cell table:number-columns-repeated="2" office:value-type="string" calcext:value-type="string">
            <text:p>Kansas Jayhawks</text:p>
          </table:table-cell>
          <table:table-cell office:value-type="string" calcext:value-type="string">
            <text:p>Kansas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1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kansas</text:p>
          </table:table-cell>
          <table:table-cell office:value-type="string" calcext:value-type="string">
            <text:p>#f/kansas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28]=&quot;None&quot;;CONCATENATE([.A28];&quot;-sheet&quot;;[.F28];&quot;-row&quot;;TEXT([.G28];&quot;00&quot;);&quot;-col&quot;;TEXT([.H28];&quot;00&quot;));[.S28])" office:value-type="string" office:string-value="kansas" calcext:value-type="string">
            <text:p>kansas</text:p>
          </table:table-cell>
          <table:table-cell table:formula="of:=CONCATENATE([.A28];&quot;-sheet&quot;;[.F28];&quot;-row&quot;;TEXT([.G28];&quot;00&quot;);&quot;-col&quot;;TEXT([.H28];&quot;00&quot;))" office:value-type="string" office:string-value="kansas-sheet1-row03-col03" calcext:value-type="string">
            <text:p>kansas-sheet1-row03-col03</text:p>
          </table:table-cell>
          <table:table-cell table:formula="of:=CONCATENATE([.A28];&quot;-2sht&quot;;[.F28];&quot;-2rw&quot;;TEXT([.G28];&quot;00&quot;);&quot;-2cl&quot;;TEXT([.H28];&quot;00&quot;))" office:value-type="string" office:string-value="kansas-2sht1-2rw03-2cl03" calcext:value-type="string">
            <text:p>kansas-2sht1-2rw03-2cl03</text:p>
          </table:table-cell>
        </table:table-row>
        <table:table-row table:style-name="ro1">
          <table:table-cell office:value-type="string" calcext:value-type="string">
            <text:p>kansasstate</text:p>
          </table:table-cell>
          <table:table-cell table:number-columns-repeated="2" office:value-type="string" calcext:value-type="string">
            <text:p>Kansas State Wildcats</text:p>
          </table:table-cell>
          <table:table-cell office:value-type="string" calcext:value-type="string">
            <text:p>Kansas State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1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kansasstate</text:p>
          </table:table-cell>
          <table:table-cell office:value-type="string" calcext:value-type="string">
            <text:p>#f/kansasstate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29]=&quot;None&quot;;CONCATENATE([.A29];&quot;-sheet&quot;;[.F29];&quot;-row&quot;;TEXT([.G29];&quot;00&quot;);&quot;-col&quot;;TEXT([.H29];&quot;00&quot;));[.S29])" office:value-type="string" office:string-value="kansasstate" calcext:value-type="string">
            <text:p>kansasstate</text:p>
          </table:table-cell>
          <table:table-cell table:formula="of:=CONCATENATE([.A29];&quot;-sheet&quot;;[.F29];&quot;-row&quot;;TEXT([.G29];&quot;00&quot;);&quot;-col&quot;;TEXT([.H29];&quot;00&quot;))" office:value-type="string" office:string-value="kansasstate-sheet1-row03-col04" calcext:value-type="string">
            <text:p>kansasstate-sheet1-row03-col04</text:p>
          </table:table-cell>
          <table:table-cell table:formula="of:=CONCATENATE([.A29];&quot;-2sht&quot;;[.F29];&quot;-2rw&quot;;TEXT([.G29];&quot;00&quot;);&quot;-2cl&quot;;TEXT([.H29];&quot;00&quot;))" office:value-type="string" office:string-value="kansasstate-2sht1-2rw03-2cl04" calcext:value-type="string">
            <text:p>kansasstate-2sht1-2rw03-2cl04</text:p>
          </table:table-cell>
        </table:table-row>
        <table:table-row table:style-name="ro1">
          <table:table-cell office:value-type="string" calcext:value-type="string">
            <text:p>oklahoma</text:p>
          </table:table-cell>
          <table:table-cell table:number-columns-repeated="2" office:value-type="string" calcext:value-type="string">
            <text:p>Oklahoma Sooners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1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#f/oklahoma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30]=&quot;None&quot;;CONCATENATE([.A30];&quot;-sheet&quot;;[.F30];&quot;-row&quot;;TEXT([.G30];&quot;00&quot;);&quot;-col&quot;;TEXT([.H30];&quot;00&quot;));[.S30])" office:value-type="string" office:string-value="oklahoma" calcext:value-type="string">
            <text:p>oklahoma</text:p>
          </table:table-cell>
          <table:table-cell table:formula="of:=CONCATENATE([.A30];&quot;-sheet&quot;;[.F30];&quot;-row&quot;;TEXT([.G30];&quot;00&quot;);&quot;-col&quot;;TEXT([.H30];&quot;00&quot;))" office:value-type="string" office:string-value="oklahoma-sheet1-row03-col05" calcext:value-type="string">
            <text:p>oklahoma-sheet1-row03-col05</text:p>
          </table:table-cell>
          <table:table-cell table:formula="of:=CONCATENATE([.A30];&quot;-2sht&quot;;[.F30];&quot;-2rw&quot;;TEXT([.G30];&quot;00&quot;);&quot;-2cl&quot;;TEXT([.H30];&quot;00&quot;))" office:value-type="string" office:string-value="oklahoma-2sht1-2rw03-2cl05" calcext:value-type="string">
            <text:p>oklahoma-2sht1-2rw03-2cl05</text:p>
          </table:table-cell>
        </table:table-row>
        <table:table-row table:style-name="ro1">
          <table:table-cell office:value-type="string" calcext:value-type="string">
            <text:p>oklahomastate</text:p>
          </table:table-cell>
          <table:table-cell table:number-columns-repeated="2" office:value-type="string" calcext:value-type="string">
            <text:p>Oklahoma State Cowboys</text:p>
          </table:table-cell>
          <table:table-cell office:value-type="string" calcext:value-type="string">
            <text:p>Oklahoma State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1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oklahomastate</text:p>
          </table:table-cell>
          <table:table-cell office:value-type="string" calcext:value-type="string">
            <text:p>#f/oklahomastate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31]=&quot;None&quot;;CONCATENATE([.A31];&quot;-sheet&quot;;[.F31];&quot;-row&quot;;TEXT([.G31];&quot;00&quot;);&quot;-col&quot;;TEXT([.H31];&quot;00&quot;));[.S31])" office:value-type="string" office:string-value="oklahomastate" calcext:value-type="string">
            <text:p>oklahomastate</text:p>
          </table:table-cell>
          <table:table-cell table:formula="of:=CONCATENATE([.A31];&quot;-sheet&quot;;[.F31];&quot;-row&quot;;TEXT([.G31];&quot;00&quot;);&quot;-col&quot;;TEXT([.H31];&quot;00&quot;))" office:value-type="string" office:string-value="oklahomastate-sheet1-row03-col06" calcext:value-type="string">
            <text:p>oklahomastate-sheet1-row03-col06</text:p>
          </table:table-cell>
          <table:table-cell table:formula="of:=CONCATENATE([.A31];&quot;-2sht&quot;;[.F31];&quot;-2rw&quot;;TEXT([.G31];&quot;00&quot;);&quot;-2cl&quot;;TEXT([.H31];&quot;00&quot;))" office:value-type="string" office:string-value="oklahomastate-2sht1-2rw03-2cl06" calcext:value-type="string">
            <text:p>oklahomastate-2sht1-2rw03-2cl06</text:p>
          </table:table-cell>
        </table:table-row>
        <table:table-row table:style-name="ro1">
          <table:table-cell office:value-type="string" calcext:value-type="string">
            <text:p>tcu</text:p>
          </table:table-cell>
          <table:table-cell table:number-columns-repeated="2" office:value-type="string" calcext:value-type="string">
            <text:p>TCU Horned Frogs</text:p>
          </table:table-cell>
          <table:table-cell office:value-type="string" calcext:value-type="string">
            <text:p>TCU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1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tcu</text:p>
          </table:table-cell>
          <table:table-cell office:value-type="string" calcext:value-type="string">
            <text:p>#f/tcu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32]=&quot;None&quot;;CONCATENATE([.A32];&quot;-sheet&quot;;[.F32];&quot;-row&quot;;TEXT([.G32];&quot;00&quot;);&quot;-col&quot;;TEXT([.H32];&quot;00&quot;));[.S32])" office:value-type="string" office:string-value="tcu" calcext:value-type="string">
            <text:p>tcu</text:p>
          </table:table-cell>
          <table:table-cell table:formula="of:=CONCATENATE([.A32];&quot;-sheet&quot;;[.F32];&quot;-row&quot;;TEXT([.G32];&quot;00&quot;);&quot;-col&quot;;TEXT([.H32];&quot;00&quot;))" office:value-type="string" office:string-value="tcu-sheet1-row03-col07" calcext:value-type="string">
            <text:p>tcu-sheet1-row03-col07</text:p>
          </table:table-cell>
          <table:table-cell table:formula="of:=CONCATENATE([.A32];&quot;-2sht&quot;;[.F32];&quot;-2rw&quot;;TEXT([.G32];&quot;00&quot;);&quot;-2cl&quot;;TEXT([.H32];&quot;00&quot;))" office:value-type="string" office:string-value="tcu-2sht1-2rw03-2cl07" calcext:value-type="string">
            <text:p>tcu-2sht1-2rw03-2cl07</text:p>
          </table:table-cell>
        </table:table-row>
        <table:table-row table:style-name="ro1">
          <table:table-cell office:value-type="string" calcext:value-type="string">
            <text:p>texas</text:p>
          </table:table-cell>
          <table:table-cell table:number-columns-repeated="2" office:value-type="string" calcext:value-type="string">
            <text:p>Texas Longhorns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1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#f/texas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33]=&quot;None&quot;;CONCATENATE([.A33];&quot;-sheet&quot;;[.F33];&quot;-row&quot;;TEXT([.G33];&quot;00&quot;);&quot;-col&quot;;TEXT([.H33];&quot;00&quot;));[.S33])" office:value-type="string" office:string-value="texas" calcext:value-type="string">
            <text:p>texas</text:p>
          </table:table-cell>
          <table:table-cell table:formula="of:=CONCATENATE([.A33];&quot;-sheet&quot;;[.F33];&quot;-row&quot;;TEXT([.G33];&quot;00&quot;);&quot;-col&quot;;TEXT([.H33];&quot;00&quot;))" office:value-type="string" office:string-value="texas-sheet1-row03-col08" calcext:value-type="string">
            <text:p>texas-sheet1-row03-col08</text:p>
          </table:table-cell>
          <table:table-cell table:formula="of:=CONCATENATE([.A33];&quot;-2sht&quot;;[.F33];&quot;-2rw&quot;;TEXT([.G33];&quot;00&quot;);&quot;-2cl&quot;;TEXT([.H33];&quot;00&quot;))" office:value-type="string" office:string-value="texas-2sht1-2rw03-2cl08" calcext:value-type="string">
            <text:p>texas-2sht1-2rw03-2cl08</text:p>
          </table:table-cell>
        </table:table-row>
        <table:table-row table:style-name="ro1">
          <table:table-cell office:value-type="string" calcext:value-type="string">
            <text:p>texastech</text:p>
          </table:table-cell>
          <table:table-cell table:number-columns-repeated="2" office:value-type="string" calcext:value-type="string">
            <text:p>Texas Tech Red Raiders</text:p>
          </table:table-cell>
          <table:table-cell office:value-type="string" calcext:value-type="string">
            <text:p>Texas Tech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1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texastech</text:p>
          </table:table-cell>
          <table:table-cell office:value-type="string" calcext:value-type="string">
            <text:p>#f/texastech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34]=&quot;None&quot;;CONCATENATE([.A34];&quot;-sheet&quot;;[.F34];&quot;-row&quot;;TEXT([.G34];&quot;00&quot;);&quot;-col&quot;;TEXT([.H34];&quot;00&quot;));[.S34])" office:value-type="string" office:string-value="texastech" calcext:value-type="string">
            <text:p>texastech</text:p>
          </table:table-cell>
          <table:table-cell table:formula="of:=CONCATENATE([.A34];&quot;-sheet&quot;;[.F34];&quot;-row&quot;;TEXT([.G34];&quot;00&quot;);&quot;-col&quot;;TEXT([.H34];&quot;00&quot;))" office:value-type="string" office:string-value="texastech-sheet1-row03-col09" calcext:value-type="string">
            <text:p>texastech-sheet1-row03-col09</text:p>
          </table:table-cell>
          <table:table-cell table:formula="of:=CONCATENATE([.A34];&quot;-2sht&quot;;[.F34];&quot;-2rw&quot;;TEXT([.G34];&quot;00&quot;);&quot;-2cl&quot;;TEXT([.H34];&quot;00&quot;))" office:value-type="string" office:string-value="texastech-2sht1-2rw03-2cl09" calcext:value-type="string">
            <text:p>texastech-2sht1-2rw03-2cl09</text:p>
          </table:table-cell>
        </table:table-row>
        <table:table-row table:style-name="ro1">
          <table:table-cell office:value-type="string" calcext:value-type="string">
            <text:p>westvirginia</text:p>
          </table:table-cell>
          <table:table-cell table:number-columns-repeated="2" office:value-type="string" calcext:value-type="string">
            <text:p>West Virginia Mountaineers</text:p>
          </table:table-cell>
          <table:table-cell office:value-type="string" calcext:value-type="string">
            <text:p>West Virginia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1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westvirginia</text:p>
          </table:table-cell>
          <table:table-cell office:value-type="string" calcext:value-type="string">
            <text:p>#f/westvirginia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35]=&quot;None&quot;;CONCATENATE([.A35];&quot;-sheet&quot;;[.F35];&quot;-row&quot;;TEXT([.G35];&quot;00&quot;);&quot;-col&quot;;TEXT([.H35];&quot;00&quot;));[.S35])" office:value-type="string" office:string-value="westvirginia" calcext:value-type="string">
            <text:p>westvirginia</text:p>
          </table:table-cell>
          <table:table-cell table:formula="of:=CONCATENATE([.A35];&quot;-sheet&quot;;[.F35];&quot;-row&quot;;TEXT([.G35];&quot;00&quot;);&quot;-col&quot;;TEXT([.H35];&quot;00&quot;))" office:value-type="string" office:string-value="westvirginia-sheet1-row03-col10" calcext:value-type="string">
            <text:p>westvirginia-sheet1-row03-col10</text:p>
          </table:table-cell>
          <table:table-cell table:formula="of:=CONCATENATE([.A35];&quot;-2sht&quot;;[.F35];&quot;-2rw&quot;;TEXT([.G35];&quot;00&quot;);&quot;-2cl&quot;;TEXT([.H35];&quot;00&quot;))" office:value-type="string" office:string-value="westvirginia-2sht1-2rw03-2cl10" calcext:value-type="string">
            <text:p>westvirginia-2sht1-2rw03-2cl10</text:p>
          </table:table-cell>
        </table:table-row>
        <table:table-row table:style-name="ro1">
          <table:table-cell office:value-type="string" calcext:value-type="string">
            <text:p>texas2</text:p>
          </table:table-cell>
          <table:table-cell office:value-type="string" calcext:value-type="string">
            <text:p>Texas Longhorns Alternate</text:p>
          </table:table-cell>
          <table:table-cell office:value-type="string" calcext:value-type="string">
            <text:p>Texas Longhorns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1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xas2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36]=&quot;None&quot;;CONCATENATE([.A36];&quot;-sheet&quot;;[.F36];&quot;-row&quot;;TEXT([.G36];&quot;00&quot;);&quot;-col&quot;;TEXT([.H36];&quot;00&quot;));[.S36])" office:value-type="string" office:string-value="texas2" calcext:value-type="string">
            <text:p>texas2</text:p>
          </table:table-cell>
          <table:table-cell table:formula="of:=CONCATENATE([.A36];&quot;-sheet&quot;;[.F36];&quot;-row&quot;;TEXT([.G36];&quot;00&quot;);&quot;-col&quot;;TEXT([.H36];&quot;00&quot;))" office:value-type="string" office:string-value="texas2-sheet1-row03-col11" calcext:value-type="string">
            <text:p>texas2-sheet1-row03-col11</text:p>
          </table:table-cell>
          <table:table-cell table:formula="of:=CONCATENATE([.A36];&quot;-2sht&quot;;[.F36];&quot;-2rw&quot;;TEXT([.G36];&quot;00&quot;);&quot;-2cl&quot;;TEXT([.H36];&quot;00&quot;))" office:value-type="string" office:string-value="texas2-2sht1-2rw03-2cl11" calcext:value-type="string">
            <text:p>texas2-2sht1-2rw03-2cl11</text:p>
          </table:table-cell>
        </table:table-row>
        <table:table-row table:style-name="ro1">
          <table:table-cell office:value-type="string" calcext:value-type="string">
            <text:p>texastech2</text:p>
          </table:table-cell>
          <table:table-cell office:value-type="string" calcext:value-type="string">
            <text:p>Texas Tech Red Raiders Alternate</text:p>
          </table:table-cell>
          <table:table-cell office:value-type="string" calcext:value-type="string">
            <text:p>Texas Tech Red Raiders</text:p>
          </table:table-cell>
          <table:table-cell office:value-type="string" calcext:value-type="string">
            <text:p>Texas Tech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1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xastech2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37]=&quot;None&quot;;CONCATENATE([.A37];&quot;-sheet&quot;;[.F37];&quot;-row&quot;;TEXT([.G37];&quot;00&quot;);&quot;-col&quot;;TEXT([.H37];&quot;00&quot;));[.S37])" office:value-type="string" office:string-value="texastech2" calcext:value-type="string">
            <text:p>texastech2</text:p>
          </table:table-cell>
          <table:table-cell table:formula="of:=CONCATENATE([.A37];&quot;-sheet&quot;;[.F37];&quot;-row&quot;;TEXT([.G37];&quot;00&quot;);&quot;-col&quot;;TEXT([.H37];&quot;00&quot;))" office:value-type="string" office:string-value="texastech2-sheet1-row03-col12" calcext:value-type="string">
            <text:p>texastech2-sheet1-row03-col12</text:p>
          </table:table-cell>
          <table:table-cell table:formula="of:=CONCATENATE([.A37];&quot;-2sht&quot;;[.F37];&quot;-2rw&quot;;TEXT([.G37];&quot;00&quot;);&quot;-2cl&quot;;TEXT([.H37];&quot;00&quot;))" office:value-type="string" office:string-value="texastech2-2sht1-2rw03-2cl12" calcext:value-type="string">
            <text:p>texastech2-2sht1-2rw03-2cl12</text:p>
          </table:table-cell>
        </table:table-row>
        <table:table-row table:style-name="ro1">
          <table:table-cell office:value-type="string" calcext:value-type="string">
            <text:p>texas3</text:p>
          </table:table-cell>
          <table:table-cell office:value-type="string" calcext:value-type="string">
            <text:p>Texas Longhorns Trophy</text:p>
          </table:table-cell>
          <table:table-cell office:value-type="string" calcext:value-type="string">
            <text:p>Texas Longhorns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1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xas3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38]=&quot;None&quot;;CONCATENATE([.A38];&quot;-sheet&quot;;[.F38];&quot;-row&quot;;TEXT([.G38];&quot;00&quot;);&quot;-col&quot;;TEXT([.H38];&quot;00&quot;));[.S38])" office:value-type="string" office:string-value="texas3" calcext:value-type="string">
            <text:p>texas3</text:p>
          </table:table-cell>
          <table:table-cell table:formula="of:=CONCATENATE([.A38];&quot;-sheet&quot;;[.F38];&quot;-row&quot;;TEXT([.G38];&quot;00&quot;);&quot;-col&quot;;TEXT([.H38];&quot;00&quot;))" office:value-type="string" office:string-value="texas3-sheet1-row03-col13" calcext:value-type="string">
            <text:p>texas3-sheet1-row03-col13</text:p>
          </table:table-cell>
          <table:table-cell table:formula="of:=CONCATENATE([.A38];&quot;-2sht&quot;;[.F38];&quot;-2rw&quot;;TEXT([.G38];&quot;00&quot;);&quot;-2cl&quot;;TEXT([.H38];&quot;00&quot;))" office:value-type="string" office:string-value="texas3-2sht1-2rw03-2cl13" calcext:value-type="string">
            <text:p>texas3-2sht1-2rw03-2cl13</text:p>
          </table:table-cell>
        </table:table-row>
        <table:table-row table:style-name="ro1">
          <table:table-cell office:value-type="string" calcext:value-type="string">
            <text:p>illinois</text:p>
          </table:table-cell>
          <table:table-cell table:number-columns-repeated="2" office:value-type="string" calcext:value-type="string">
            <text:p>Illinois Fighting Illini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Ten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#f/illinois</text:p>
          </table:table-cell>
          <table:table-cell office:value-type="string" calcext:value-type="string">
            <text:p>#f/i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39]=&quot;None&quot;;CONCATENATE([.A39];&quot;-sheet&quot;;[.F39];&quot;-row&quot;;TEXT([.G39];&quot;00&quot;);&quot;-col&quot;;TEXT([.H39];&quot;00&quot;));[.S39])" office:value-type="string" office:string-value="illinois" calcext:value-type="string">
            <text:p>illinois</text:p>
          </table:table-cell>
          <table:table-cell table:formula="of:=CONCATENATE([.A39];&quot;-sheet&quot;;[.F39];&quot;-row&quot;;TEXT([.G39];&quot;00&quot;);&quot;-col&quot;;TEXT([.H39];&quot;00&quot;))" office:value-type="string" office:string-value="illinois-sheet1-row04-col01" calcext:value-type="string">
            <text:p>illinois-sheet1-row04-col01</text:p>
          </table:table-cell>
          <table:table-cell table:formula="of:=CONCATENATE([.A39];&quot;-2sht&quot;;[.F39];&quot;-2rw&quot;;TEXT([.G39];&quot;00&quot;);&quot;-2cl&quot;;TEXT([.H39];&quot;00&quot;))" office:value-type="string" office:string-value="illinois-2sht1-2rw04-2cl01" calcext:value-type="string">
            <text:p>illinois-2sht1-2rw04-2cl01</text:p>
          </table:table-cell>
        </table:table-row>
        <table:table-row table:style-name="ro1">
          <table:table-cell office:value-type="string" calcext:value-type="string">
            <text:p>indiana</text:p>
          </table:table-cell>
          <table:table-cell table:number-columns-repeated="2" office:value-type="string" calcext:value-type="string">
            <text:p>Indiana Hoosiers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Ten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#f/indiana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40]=&quot;None&quot;;CONCATENATE([.A40];&quot;-sheet&quot;;[.F40];&quot;-row&quot;;TEXT([.G40];&quot;00&quot;);&quot;-col&quot;;TEXT([.H40];&quot;00&quot;));[.S40])" office:value-type="string" office:string-value="indiana" calcext:value-type="string">
            <text:p>indiana</text:p>
          </table:table-cell>
          <table:table-cell table:formula="of:=CONCATENATE([.A40];&quot;-sheet&quot;;[.F40];&quot;-row&quot;;TEXT([.G40];&quot;00&quot;);&quot;-col&quot;;TEXT([.H40];&quot;00&quot;))" office:value-type="string" office:string-value="indiana-sheet1-row04-col02" calcext:value-type="string">
            <text:p>indiana-sheet1-row04-col02</text:p>
          </table:table-cell>
          <table:table-cell table:formula="of:=CONCATENATE([.A40];&quot;-2sht&quot;;[.F40];&quot;-2rw&quot;;TEXT([.G40];&quot;00&quot;);&quot;-2cl&quot;;TEXT([.H40];&quot;00&quot;))" office:value-type="string" office:string-value="indiana-2sht1-2rw04-2cl02" calcext:value-type="string">
            <text:p>indiana-2sht1-2rw04-2cl02</text:p>
          </table:table-cell>
        </table:table-row>
        <table:table-row table:style-name="ro1">
          <table:table-cell office:value-type="string" calcext:value-type="string">
            <text:p>iowa</text:p>
          </table:table-cell>
          <table:table-cell table:number-columns-repeated="2" office:value-type="string" calcext:value-type="string">
            <text:p>Iowa Hawkeyes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Ten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#f/iowa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41]=&quot;None&quot;;CONCATENATE([.A41];&quot;-sheet&quot;;[.F41];&quot;-row&quot;;TEXT([.G41];&quot;00&quot;);&quot;-col&quot;;TEXT([.H41];&quot;00&quot;));[.S41])" office:value-type="string" office:string-value="iowa" calcext:value-type="string">
            <text:p>iowa</text:p>
          </table:table-cell>
          <table:table-cell table:formula="of:=CONCATENATE([.A41];&quot;-sheet&quot;;[.F41];&quot;-row&quot;;TEXT([.G41];&quot;00&quot;);&quot;-col&quot;;TEXT([.H41];&quot;00&quot;))" office:value-type="string" office:string-value="iowa-sheet1-row04-col03" calcext:value-type="string">
            <text:p>iowa-sheet1-row04-col03</text:p>
          </table:table-cell>
          <table:table-cell table:formula="of:=CONCATENATE([.A41];&quot;-2sht&quot;;[.F41];&quot;-2rw&quot;;TEXT([.G41];&quot;00&quot;);&quot;-2cl&quot;;TEXT([.H41];&quot;00&quot;))" office:value-type="string" office:string-value="iowa-2sht1-2rw04-2cl03" calcext:value-type="string">
            <text:p>iowa-2sht1-2rw04-2cl03</text:p>
          </table:table-cell>
        </table:table-row>
        <table:table-row table:style-name="ro1">
          <table:table-cell office:value-type="string" calcext:value-type="string">
            <text:p>maryland</text:p>
          </table:table-cell>
          <table:table-cell table:number-columns-repeated="2" office:value-type="string" calcext:value-type="string">
            <text:p>Maryland Terrapins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Ten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#f/maryland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42]=&quot;None&quot;;CONCATENATE([.A42];&quot;-sheet&quot;;[.F42];&quot;-row&quot;;TEXT([.G42];&quot;00&quot;);&quot;-col&quot;;TEXT([.H42];&quot;00&quot;));[.S42])" office:value-type="string" office:string-value="maryland" calcext:value-type="string">
            <text:p>maryland</text:p>
          </table:table-cell>
          <table:table-cell table:formula="of:=CONCATENATE([.A42];&quot;-sheet&quot;;[.F42];&quot;-row&quot;;TEXT([.G42];&quot;00&quot;);&quot;-col&quot;;TEXT([.H42];&quot;00&quot;))" office:value-type="string" office:string-value="maryland-sheet1-row04-col04" calcext:value-type="string">
            <text:p>maryland-sheet1-row04-col04</text:p>
          </table:table-cell>
          <table:table-cell table:formula="of:=CONCATENATE([.A42];&quot;-2sht&quot;;[.F42];&quot;-2rw&quot;;TEXT([.G42];&quot;00&quot;);&quot;-2cl&quot;;TEXT([.H42];&quot;00&quot;))" office:value-type="string" office:string-value="maryland-2sht1-2rw04-2cl04" calcext:value-type="string">
            <text:p>maryland-2sht1-2rw04-2cl04</text:p>
          </table:table-cell>
        </table:table-row>
        <table:table-row table:style-name="ro1">
          <table:table-cell office:value-type="string" calcext:value-type="string">
            <text:p>michigan</text:p>
          </table:table-cell>
          <table:table-cell table:number-columns-repeated="2" office:value-type="string" calcext:value-type="string">
            <text:p>Michigan Wolverines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Ten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#f/michigan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43]=&quot;None&quot;;CONCATENATE([.A43];&quot;-sheet&quot;;[.F43];&quot;-row&quot;;TEXT([.G43];&quot;00&quot;);&quot;-col&quot;;TEXT([.H43];&quot;00&quot;));[.S43])" office:value-type="string" office:string-value="michigan" calcext:value-type="string">
            <text:p>michigan</text:p>
          </table:table-cell>
          <table:table-cell table:formula="of:=CONCATENATE([.A43];&quot;-sheet&quot;;[.F43];&quot;-row&quot;;TEXT([.G43];&quot;00&quot;);&quot;-col&quot;;TEXT([.H43];&quot;00&quot;))" office:value-type="string" office:string-value="michigan-sheet1-row04-col05" calcext:value-type="string">
            <text:p>michigan-sheet1-row04-col05</text:p>
          </table:table-cell>
          <table:table-cell table:formula="of:=CONCATENATE([.A43];&quot;-2sht&quot;;[.F43];&quot;-2rw&quot;;TEXT([.G43];&quot;00&quot;);&quot;-2cl&quot;;TEXT([.H43];&quot;00&quot;))" office:value-type="string" office:string-value="michigan-2sht1-2rw04-2cl05" calcext:value-type="string">
            <text:p>michigan-2sht1-2rw04-2cl05</text:p>
          </table:table-cell>
        </table:table-row>
        <table:table-row table:style-name="ro1">
          <table:table-cell office:value-type="string" calcext:value-type="string">
            <text:p>michiganstate</text:p>
          </table:table-cell>
          <table:table-cell table:number-columns-repeated="2" office:value-type="string" calcext:value-type="string">
            <text:p>Michigan State Spartans</text:p>
          </table:table-cell>
          <table:table-cell office:value-type="string" calcext:value-type="string">
            <text:p>Michigan State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Ten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michiganstate</text:p>
          </table:table-cell>
          <table:table-cell office:value-type="string" calcext:value-type="string">
            <text:p>#f/michiganstate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44]=&quot;None&quot;;CONCATENATE([.A44];&quot;-sheet&quot;;[.F44];&quot;-row&quot;;TEXT([.G44];&quot;00&quot;);&quot;-col&quot;;TEXT([.H44];&quot;00&quot;));[.S44])" office:value-type="string" office:string-value="michiganstate" calcext:value-type="string">
            <text:p>michiganstate</text:p>
          </table:table-cell>
          <table:table-cell table:formula="of:=CONCATENATE([.A44];&quot;-sheet&quot;;[.F44];&quot;-row&quot;;TEXT([.G44];&quot;00&quot;);&quot;-col&quot;;TEXT([.H44];&quot;00&quot;))" office:value-type="string" office:string-value="michiganstate-sheet1-row04-col06" calcext:value-type="string">
            <text:p>michiganstate-sheet1-row04-col06</text:p>
          </table:table-cell>
          <table:table-cell table:formula="of:=CONCATENATE([.A44];&quot;-2sht&quot;;[.F44];&quot;-2rw&quot;;TEXT([.G44];&quot;00&quot;);&quot;-2cl&quot;;TEXT([.H44];&quot;00&quot;))" office:value-type="string" office:string-value="michiganstate-2sht1-2rw04-2cl06" calcext:value-type="string">
            <text:p>michiganstate-2sht1-2rw04-2cl06</text:p>
          </table:table-cell>
        </table:table-row>
        <table:table-row table:style-name="ro1">
          <table:table-cell office:value-type="string" calcext:value-type="string">
            <text:p>minnesota</text:p>
          </table:table-cell>
          <table:table-cell table:number-columns-repeated="2" office:value-type="string" calcext:value-type="string">
            <text:p>Minnesota Golden Gophers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Ten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#f/minnesota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45]=&quot;None&quot;;CONCATENATE([.A45];&quot;-sheet&quot;;[.F45];&quot;-row&quot;;TEXT([.G45];&quot;00&quot;);&quot;-col&quot;;TEXT([.H45];&quot;00&quot;));[.S45])" office:value-type="string" office:string-value="minnesota" calcext:value-type="string">
            <text:p>minnesota</text:p>
          </table:table-cell>
          <table:table-cell table:formula="of:=CONCATENATE([.A45];&quot;-sheet&quot;;[.F45];&quot;-row&quot;;TEXT([.G45];&quot;00&quot;);&quot;-col&quot;;TEXT([.H45];&quot;00&quot;))" office:value-type="string" office:string-value="minnesota-sheet1-row04-col07" calcext:value-type="string">
            <text:p>minnesota-sheet1-row04-col07</text:p>
          </table:table-cell>
          <table:table-cell table:formula="of:=CONCATENATE([.A45];&quot;-2sht&quot;;[.F45];&quot;-2rw&quot;;TEXT([.G45];&quot;00&quot;);&quot;-2cl&quot;;TEXT([.H45];&quot;00&quot;))" office:value-type="string" office:string-value="minnesota-2sht1-2rw04-2cl07" calcext:value-type="string">
            <text:p>minnesota-2sht1-2rw04-2cl07</text:p>
          </table:table-cell>
        </table:table-row>
        <table:table-row table:style-name="ro1">
          <table:table-cell office:value-type="string" calcext:value-type="string">
            <text:p>nebraska</text:p>
          </table:table-cell>
          <table:table-cell table:number-columns-repeated="2" office:value-type="string" calcext:value-type="string">
            <text:p>Nebraska Cornhuskers</text:p>
          </table:table-cell>
          <table:table-cell office:value-type="string" calcext:value-type="string">
            <text:p>Nebraska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Ten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nebraska</text:p>
          </table:table-cell>
          <table:table-cell office:value-type="string" calcext:value-type="string">
            <text:p>#f/nebraska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46]=&quot;None&quot;;CONCATENATE([.A46];&quot;-sheet&quot;;[.F46];&quot;-row&quot;;TEXT([.G46];&quot;00&quot;);&quot;-col&quot;;TEXT([.H46];&quot;00&quot;));[.S46])" office:value-type="string" office:string-value="nebraska" calcext:value-type="string">
            <text:p>nebraska</text:p>
          </table:table-cell>
          <table:table-cell table:formula="of:=CONCATENATE([.A46];&quot;-sheet&quot;;[.F46];&quot;-row&quot;;TEXT([.G46];&quot;00&quot;);&quot;-col&quot;;TEXT([.H46];&quot;00&quot;))" office:value-type="string" office:string-value="nebraska-sheet1-row04-col08" calcext:value-type="string">
            <text:p>nebraska-sheet1-row04-col08</text:p>
          </table:table-cell>
          <table:table-cell table:formula="of:=CONCATENATE([.A46];&quot;-2sht&quot;;[.F46];&quot;-2rw&quot;;TEXT([.G46];&quot;00&quot;);&quot;-2cl&quot;;TEXT([.H46];&quot;00&quot;))" office:value-type="string" office:string-value="nebraska-2sht1-2rw04-2cl08" calcext:value-type="string">
            <text:p>nebraska-2sht1-2rw04-2cl08</text:p>
          </table:table-cell>
        </table:table-row>
        <table:table-row table:style-name="ro1">
          <table:table-cell office:value-type="string" calcext:value-type="string">
            <text:p>northwestern</text:p>
          </table:table-cell>
          <table:table-cell table:number-columns-repeated="2" office:value-type="string" calcext:value-type="string">
            <text:p>Northwestern Wildcats</text:p>
          </table:table-cell>
          <table:table-cell office:value-type="string" calcext:value-type="string">
            <text:p>Northwestern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Ten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northwestern</text:p>
          </table:table-cell>
          <table:table-cell office:value-type="string" calcext:value-type="string">
            <text:p>#f/northwestern</text:p>
          </table:table-cell>
          <table:table-cell office:value-type="string" calcext:value-type="string">
            <text:p>#f/n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47]=&quot;None&quot;;CONCATENATE([.A47];&quot;-sheet&quot;;[.F47];&quot;-row&quot;;TEXT([.G47];&quot;00&quot;);&quot;-col&quot;;TEXT([.H47];&quot;00&quot;));[.S47])" office:value-type="string" office:string-value="northwestern" calcext:value-type="string">
            <text:p>northwestern</text:p>
          </table:table-cell>
          <table:table-cell table:formula="of:=CONCATENATE([.A47];&quot;-sheet&quot;;[.F47];&quot;-row&quot;;TEXT([.G47];&quot;00&quot;);&quot;-col&quot;;TEXT([.H47];&quot;00&quot;))" office:value-type="string" office:string-value="northwestern-sheet1-row04-col09" calcext:value-type="string">
            <text:p>northwestern-sheet1-row04-col09</text:p>
          </table:table-cell>
          <table:table-cell table:formula="of:=CONCATENATE([.A47];&quot;-2sht&quot;;[.F47];&quot;-2rw&quot;;TEXT([.G47];&quot;00&quot;);&quot;-2cl&quot;;TEXT([.H47];&quot;00&quot;))" office:value-type="string" office:string-value="northwestern-2sht1-2rw04-2cl09" calcext:value-type="string">
            <text:p>northwestern-2sht1-2rw04-2cl09</text:p>
          </table:table-cell>
        </table:table-row>
        <table:table-row table:style-name="ro1">
          <table:table-cell office:value-type="string" calcext:value-type="string">
            <text:p>ohiostate</text:p>
          </table:table-cell>
          <table:table-cell table:number-columns-repeated="2" office:value-type="string" calcext:value-type="string">
            <text:p>Ohio State Buckeyes</text:p>
          </table:table-cell>
          <table:table-cell office:value-type="string" calcext:value-type="string">
            <text:p>Ohio State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Ten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ohiostate</text:p>
          </table:table-cell>
          <table:table-cell office:value-type="string" calcext:value-type="string">
            <text:p>#f/ohiostate</text:p>
          </table:table-cell>
          <table:table-cell office:value-type="string" calcext:value-type="string">
            <text:p>#f/o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48]=&quot;None&quot;;CONCATENATE([.A48];&quot;-sheet&quot;;[.F48];&quot;-row&quot;;TEXT([.G48];&quot;00&quot;);&quot;-col&quot;;TEXT([.H48];&quot;00&quot;));[.S48])" office:value-type="string" office:string-value="ohiostate" calcext:value-type="string">
            <text:p>ohiostate</text:p>
          </table:table-cell>
          <table:table-cell table:formula="of:=CONCATENATE([.A48];&quot;-sheet&quot;;[.F48];&quot;-row&quot;;TEXT([.G48];&quot;00&quot;);&quot;-col&quot;;TEXT([.H48];&quot;00&quot;))" office:value-type="string" office:string-value="ohiostate-sheet1-row04-col10" calcext:value-type="string">
            <text:p>ohiostate-sheet1-row04-col10</text:p>
          </table:table-cell>
          <table:table-cell table:formula="of:=CONCATENATE([.A48];&quot;-2sht&quot;;[.F48];&quot;-2rw&quot;;TEXT([.G48];&quot;00&quot;);&quot;-2cl&quot;;TEXT([.H48];&quot;00&quot;))" office:value-type="string" office:string-value="ohiostate-2sht1-2rw04-2cl10" calcext:value-type="string">
            <text:p>ohiostate-2sht1-2rw04-2cl10</text:p>
          </table:table-cell>
        </table:table-row>
        <table:table-row table:style-name="ro1">
          <table:table-cell office:value-type="string" calcext:value-type="string">
            <text:p>pennstate</text:p>
          </table:table-cell>
          <table:table-cell table:number-columns-repeated="2" office:value-type="string" calcext:value-type="string">
            <text:p>Penn State Nittany Lions</text:p>
          </table:table-cell>
          <table:table-cell office:value-type="string" calcext:value-type="string">
            <text:p>Penn State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Ten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ennstate</text:p>
          </table:table-cell>
          <table:table-cell office:value-type="string" calcext:value-type="string">
            <text:p>#f/pennstate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49]=&quot;None&quot;;CONCATENATE([.A49];&quot;-sheet&quot;;[.F49];&quot;-row&quot;;TEXT([.G49];&quot;00&quot;);&quot;-col&quot;;TEXT([.H49];&quot;00&quot;));[.S49])" office:value-type="string" office:string-value="pennstate" calcext:value-type="string">
            <text:p>pennstate</text:p>
          </table:table-cell>
          <table:table-cell table:formula="of:=CONCATENATE([.A49];&quot;-sheet&quot;;[.F49];&quot;-row&quot;;TEXT([.G49];&quot;00&quot;);&quot;-col&quot;;TEXT([.H49];&quot;00&quot;))" office:value-type="string" office:string-value="pennstate-sheet1-row04-col11" calcext:value-type="string">
            <text:p>pennstate-sheet1-row04-col11</text:p>
          </table:table-cell>
          <table:table-cell table:formula="of:=CONCATENATE([.A49];&quot;-2sht&quot;;[.F49];&quot;-2rw&quot;;TEXT([.G49];&quot;00&quot;);&quot;-2cl&quot;;TEXT([.H49];&quot;00&quot;))" office:value-type="string" office:string-value="pennstate-2sht1-2rw04-2cl11" calcext:value-type="string">
            <text:p>pennstate-2sht1-2rw04-2cl11</text:p>
          </table:table-cell>
        </table:table-row>
        <table:table-row table:style-name="ro1">
          <table:table-cell office:value-type="string" calcext:value-type="string">
            <text:p>purdue</text:p>
          </table:table-cell>
          <table:table-cell table:number-columns-repeated="2" office:value-type="string" calcext:value-type="string">
            <text:p>Purdue Boilermakers</text:p>
          </table:table-cell>
          <table:table-cell office:value-type="string" calcext:value-type="string">
            <text:p>Purdue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Ten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urdue</text:p>
          </table:table-cell>
          <table:table-cell office:value-type="string" calcext:value-type="string">
            <text:p>#f/purdue</text:p>
          </table:table-cell>
          <table:table-cell office:value-type="string" calcext:value-type="string">
            <text:p>#f/p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50]=&quot;None&quot;;CONCATENATE([.A50];&quot;-sheet&quot;;[.F50];&quot;-row&quot;;TEXT([.G50];&quot;00&quot;);&quot;-col&quot;;TEXT([.H50];&quot;00&quot;));[.S50])" office:value-type="string" office:string-value="purdue" calcext:value-type="string">
            <text:p>purdue</text:p>
          </table:table-cell>
          <table:table-cell table:formula="of:=CONCATENATE([.A50];&quot;-sheet&quot;;[.F50];&quot;-row&quot;;TEXT([.G50];&quot;00&quot;);&quot;-col&quot;;TEXT([.H50];&quot;00&quot;))" office:value-type="string" office:string-value="purdue-sheet1-row04-col12" calcext:value-type="string">
            <text:p>purdue-sheet1-row04-col12</text:p>
          </table:table-cell>
          <table:table-cell table:formula="of:=CONCATENATE([.A50];&quot;-2sht&quot;;[.F50];&quot;-2rw&quot;;TEXT([.G50];&quot;00&quot;);&quot;-2cl&quot;;TEXT([.H50];&quot;00&quot;))" office:value-type="string" office:string-value="purdue-2sht1-2rw04-2cl12" calcext:value-type="string">
            <text:p>purdue-2sht1-2rw04-2cl12</text:p>
          </table:table-cell>
        </table:table-row>
        <table:table-row table:style-name="ro1">
          <table:table-cell office:value-type="string" calcext:value-type="string">
            <text:p>rutgers</text:p>
          </table:table-cell>
          <table:table-cell table:number-columns-repeated="2" office:value-type="string" calcext:value-type="string">
            <text:p>Rutgers Scarlet Knights</text:p>
          </table:table-cell>
          <table:table-cell office:value-type="string" calcext:value-type="string">
            <text:p>Rutgers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Ten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rutgers</text:p>
          </table:table-cell>
          <table:table-cell office:value-type="string" calcext:value-type="string">
            <text:p>#f/rutgers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51]=&quot;None&quot;;CONCATENATE([.A51];&quot;-sheet&quot;;[.F51];&quot;-row&quot;;TEXT([.G51];&quot;00&quot;);&quot;-col&quot;;TEXT([.H51];&quot;00&quot;));[.S51])" office:value-type="string" office:string-value="rutgers" calcext:value-type="string">
            <text:p>rutgers</text:p>
          </table:table-cell>
          <table:table-cell table:formula="of:=CONCATENATE([.A51];&quot;-sheet&quot;;[.F51];&quot;-row&quot;;TEXT([.G51];&quot;00&quot;);&quot;-col&quot;;TEXT([.H51];&quot;00&quot;))" office:value-type="string" office:string-value="rutgers-sheet1-row04-col13" calcext:value-type="string">
            <text:p>rutgers-sheet1-row04-col13</text:p>
          </table:table-cell>
          <table:table-cell table:formula="of:=CONCATENATE([.A51];&quot;-2sht&quot;;[.F51];&quot;-2rw&quot;;TEXT([.G51];&quot;00&quot;);&quot;-2cl&quot;;TEXT([.H51];&quot;00&quot;))" office:value-type="string" office:string-value="rutgers-2sht1-2rw04-2cl13" calcext:value-type="string">
            <text:p>rutgers-2sht1-2rw04-2cl13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table:number-columns-repeated="2" office:value-type="string" calcext:value-type="string">
            <text:p>Wisconsin Badgers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Ten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#f/wisconsin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52]=&quot;None&quot;;CONCATENATE([.A52];&quot;-sheet&quot;;[.F52];&quot;-row&quot;;TEXT([.G52];&quot;00&quot;);&quot;-col&quot;;TEXT([.H52];&quot;00&quot;));[.S52])" office:value-type="string" office:string-value="wisconsin" calcext:value-type="string">
            <text:p>wisconsin</text:p>
          </table:table-cell>
          <table:table-cell table:formula="of:=CONCATENATE([.A52];&quot;-sheet&quot;;[.F52];&quot;-row&quot;;TEXT([.G52];&quot;00&quot;);&quot;-col&quot;;TEXT([.H52];&quot;00&quot;))" office:value-type="string" office:string-value="wisconsin-sheet1-row04-col14" calcext:value-type="string">
            <text:p>wisconsin-sheet1-row04-col14</text:p>
          </table:table-cell>
          <table:table-cell table:formula="of:=CONCATENATE([.A52];&quot;-2sht&quot;;[.F52];&quot;-2rw&quot;;TEXT([.G52];&quot;00&quot;);&quot;-2cl&quot;;TEXT([.H52];&quot;00&quot;))" office:value-type="string" office:string-value="wisconsin-2sht1-2rw04-2cl14" calcext:value-type="string">
            <text:p>wisconsin-2sht1-2rw04-2cl14</text:p>
          </table:table-cell>
        </table:table-row>
        <table:table-row table:style-name="ro1">
          <table:table-cell office:value-type="string" calcext:value-type="string">
            <text:p>indiana2</text:p>
          </table:table-cell>
          <table:table-cell office:value-type="string" calcext:value-type="string">
            <text:p>Indiana Hoosiers Alternate</text:p>
          </table:table-cell>
          <table:table-cell office:value-type="string" calcext:value-type="string">
            <text:p>Indiana Hoosiers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Ten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diana2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53]=&quot;None&quot;;CONCATENATE([.A53];&quot;-sheet&quot;;[.F53];&quot;-row&quot;;TEXT([.G53];&quot;00&quot;);&quot;-col&quot;;TEXT([.H53];&quot;00&quot;));[.S53])" office:value-type="string" office:string-value="indiana2" calcext:value-type="string">
            <text:p>indiana2</text:p>
          </table:table-cell>
          <table:table-cell table:formula="of:=CONCATENATE([.A53];&quot;-sheet&quot;;[.F53];&quot;-row&quot;;TEXT([.G53];&quot;00&quot;);&quot;-col&quot;;TEXT([.H53];&quot;00&quot;))" office:value-type="string" office:string-value="indiana2-sheet1-row04-col15" calcext:value-type="string">
            <text:p>indiana2-sheet1-row04-col15</text:p>
          </table:table-cell>
          <table:table-cell table:formula="of:=CONCATENATE([.A53];&quot;-2sht&quot;;[.F53];&quot;-2rw&quot;;TEXT([.G53];&quot;00&quot;);&quot;-2cl&quot;;TEXT([.H53];&quot;00&quot;))" office:value-type="string" office:string-value="indiana2-2sht1-2rw04-2cl15" calcext:value-type="string">
            <text:p>indiana2-2sht1-2rw04-2cl15</text:p>
          </table:table-cell>
        </table:table-row>
        <table:table-row table:style-name="ro1">
          <table:table-cell office:value-type="string" calcext:value-type="string">
            <text:p>michigan2</text:p>
          </table:table-cell>
          <table:table-cell office:value-type="string" calcext:value-type="string">
            <text:p>Michigan Wolverines Alternate</text:p>
          </table:table-cell>
          <table:table-cell office:value-type="string" calcext:value-type="string">
            <text:p>Michigan Wolverines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Ten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ichigan2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54]=&quot;None&quot;;CONCATENATE([.A54];&quot;-sheet&quot;;[.F54];&quot;-row&quot;;TEXT([.G54];&quot;00&quot;);&quot;-col&quot;;TEXT([.H54];&quot;00&quot;));[.S54])" office:value-type="string" office:string-value="michigan2" calcext:value-type="string">
            <text:p>michigan2</text:p>
          </table:table-cell>
          <table:table-cell table:formula="of:=CONCATENATE([.A54];&quot;-sheet&quot;;[.F54];&quot;-row&quot;;TEXT([.G54];&quot;00&quot;);&quot;-col&quot;;TEXT([.H54];&quot;00&quot;))" office:value-type="string" office:string-value="michigan2-sheet1-row04-col16" calcext:value-type="string">
            <text:p>michigan2-sheet1-row04-col16</text:p>
          </table:table-cell>
          <table:table-cell table:formula="of:=CONCATENATE([.A54];&quot;-2sht&quot;;[.F54];&quot;-2rw&quot;;TEXT([.G54];&quot;00&quot;);&quot;-2cl&quot;;TEXT([.H54];&quot;00&quot;))" office:value-type="string" office:string-value="michigan2-2sht1-2rw04-2cl16" calcext:value-type="string">
            <text:p>michigan2-2sht1-2rw04-2cl16</text:p>
          </table:table-cell>
        </table:table-row>
        <table:table-row table:style-name="ro1">
          <table:table-cell office:value-type="string" calcext:value-type="string">
            <text:p>ohiostate2</text:p>
          </table:table-cell>
          <table:table-cell office:value-type="string" calcext:value-type="string">
            <text:p>Ohio State Buckeyes Alternate</text:p>
          </table:table-cell>
          <table:table-cell office:value-type="string" calcext:value-type="string">
            <text:p>Ohio State Buckeyes</text:p>
          </table:table-cell>
          <table:table-cell office:value-type="string" calcext:value-type="string">
            <text:p>Ohio State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Ten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hiostate2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55]=&quot;None&quot;;CONCATENATE([.A55];&quot;-sheet&quot;;[.F55];&quot;-row&quot;;TEXT([.G55];&quot;00&quot;);&quot;-col&quot;;TEXT([.H55];&quot;00&quot;));[.S55])" office:value-type="string" office:string-value="ohiostate2" calcext:value-type="string">
            <text:p>ohiostate2</text:p>
          </table:table-cell>
          <table:table-cell table:formula="of:=CONCATENATE([.A55];&quot;-sheet&quot;;[.F55];&quot;-row&quot;;TEXT([.G55];&quot;00&quot;);&quot;-col&quot;;TEXT([.H55];&quot;00&quot;))" office:value-type="string" office:string-value="ohiostate2-sheet1-row04-col17" calcext:value-type="string">
            <text:p>ohiostate2-sheet1-row04-col17</text:p>
          </table:table-cell>
          <table:table-cell table:formula="of:=CONCATENATE([.A55];&quot;-2sht&quot;;[.F55];&quot;-2rw&quot;;TEXT([.G55];&quot;00&quot;);&quot;-2cl&quot;;TEXT([.H55];&quot;00&quot;))" office:value-type="string" office:string-value="ohiostate2-2sht1-2rw04-2cl17" calcext:value-type="string">
            <text:p>ohiostate2-2sht1-2rw04-2cl17</text:p>
          </table:table-cell>
        </table:table-row>
        <table:table-row table:style-name="ro1">
          <table:table-cell office:value-type="string" calcext:value-type="string">
            <text:p>arizona</text:p>
          </table:table-cell>
          <table:table-cell table:number-columns-repeated="2" office:value-type="string" calcext:value-type="string">
            <text:p>Arizona Wildcats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Pac-12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p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#f/arizona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56]=&quot;None&quot;;CONCATENATE([.A56];&quot;-sheet&quot;;[.F56];&quot;-row&quot;;TEXT([.G56];&quot;00&quot;);&quot;-col&quot;;TEXT([.H56];&quot;00&quot;));[.S56])" office:value-type="string" office:string-value="arizona" calcext:value-type="string">
            <text:p>arizona</text:p>
          </table:table-cell>
          <table:table-cell table:formula="of:=CONCATENATE([.A56];&quot;-sheet&quot;;[.F56];&quot;-row&quot;;TEXT([.G56];&quot;00&quot;);&quot;-col&quot;;TEXT([.H56];&quot;00&quot;))" office:value-type="string" office:string-value="arizona-sheet1-row05-col01" calcext:value-type="string">
            <text:p>arizona-sheet1-row05-col01</text:p>
          </table:table-cell>
          <table:table-cell table:formula="of:=CONCATENATE([.A56];&quot;-2sht&quot;;[.F56];&quot;-2rw&quot;;TEXT([.G56];&quot;00&quot;);&quot;-2cl&quot;;TEXT([.H56];&quot;00&quot;))" office:value-type="string" office:string-value="arizona-2sht1-2rw05-2cl01" calcext:value-type="string">
            <text:p>arizona-2sht1-2rw05-2cl01</text:p>
          </table:table-cell>
        </table:table-row>
        <table:table-row table:style-name="ro1">
          <table:table-cell office:value-type="string" calcext:value-type="string">
            <text:p>arizonastate</text:p>
          </table:table-cell>
          <table:table-cell table:number-columns-repeated="2" office:value-type="string" calcext:value-type="string">
            <text:p>Arizona State Sun Devils</text:p>
          </table:table-cell>
          <table:table-cell office:value-type="string" calcext:value-type="string">
            <text:p>Arizona State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Pac-12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p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arizonastate</text:p>
          </table:table-cell>
          <table:table-cell office:value-type="string" calcext:value-type="string">
            <text:p>#f/arizonastate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57]=&quot;None&quot;;CONCATENATE([.A57];&quot;-sheet&quot;;[.F57];&quot;-row&quot;;TEXT([.G57];&quot;00&quot;);&quot;-col&quot;;TEXT([.H57];&quot;00&quot;));[.S57])" office:value-type="string" office:string-value="arizonastate" calcext:value-type="string">
            <text:p>arizonastate</text:p>
          </table:table-cell>
          <table:table-cell table:formula="of:=CONCATENATE([.A57];&quot;-sheet&quot;;[.F57];&quot;-row&quot;;TEXT([.G57];&quot;00&quot;);&quot;-col&quot;;TEXT([.H57];&quot;00&quot;))" office:value-type="string" office:string-value="arizonastate-sheet1-row05-col02" calcext:value-type="string">
            <text:p>arizonastate-sheet1-row05-col02</text:p>
          </table:table-cell>
          <table:table-cell table:formula="of:=CONCATENATE([.A57];&quot;-2sht&quot;;[.F57];&quot;-2rw&quot;;TEXT([.G57];&quot;00&quot;);&quot;-2cl&quot;;TEXT([.H57];&quot;00&quot;))" office:value-type="string" office:string-value="arizonastate-2sht1-2rw05-2cl02" calcext:value-type="string">
            <text:p>arizonastate-2sht1-2rw05-2cl02</text:p>
          </table:table-cell>
        </table:table-row>
        <table:table-row table:style-name="ro1">
          <table:table-cell office:value-type="string" calcext:value-type="string">
            <text:p>california</text:p>
          </table:table-cell>
          <table:table-cell table:number-columns-repeated="2" office:value-type="string" calcext:value-type="string">
            <text:p>California Golden Bears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Pac-12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p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#f/california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58]=&quot;None&quot;;CONCATENATE([.A58];&quot;-sheet&quot;;[.F58];&quot;-row&quot;;TEXT([.G58];&quot;00&quot;);&quot;-col&quot;;TEXT([.H58];&quot;00&quot;));[.S58])" office:value-type="string" office:string-value="california" calcext:value-type="string">
            <text:p>california</text:p>
          </table:table-cell>
          <table:table-cell table:formula="of:=CONCATENATE([.A58];&quot;-sheet&quot;;[.F58];&quot;-row&quot;;TEXT([.G58];&quot;00&quot;);&quot;-col&quot;;TEXT([.H58];&quot;00&quot;))" office:value-type="string" office:string-value="california-sheet1-row05-col03" calcext:value-type="string">
            <text:p>california-sheet1-row05-col03</text:p>
          </table:table-cell>
          <table:table-cell table:formula="of:=CONCATENATE([.A58];&quot;-2sht&quot;;[.F58];&quot;-2rw&quot;;TEXT([.G58];&quot;00&quot;);&quot;-2cl&quot;;TEXT([.H58];&quot;00&quot;))" office:value-type="string" office:string-value="california-2sht1-2rw05-2cl03" calcext:value-type="string">
            <text:p>california-2sht1-2rw05-2cl03</text:p>
          </table:table-cell>
        </table:table-row>
        <table:table-row table:style-name="ro1">
          <table:table-cell office:value-type="string" calcext:value-type="string">
            <text:p>colorado</text:p>
          </table:table-cell>
          <table:table-cell table:number-columns-repeated="2" office:value-type="string" calcext:value-type="string">
            <text:p>Colorado Buffaloes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Pac-12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p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#f/colorado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59]=&quot;None&quot;;CONCATENATE([.A59];&quot;-sheet&quot;;[.F59];&quot;-row&quot;;TEXT([.G59];&quot;00&quot;);&quot;-col&quot;;TEXT([.H59];&quot;00&quot;));[.S59])" office:value-type="string" office:string-value="colorado" calcext:value-type="string">
            <text:p>colorado</text:p>
          </table:table-cell>
          <table:table-cell table:formula="of:=CONCATENATE([.A59];&quot;-sheet&quot;;[.F59];&quot;-row&quot;;TEXT([.G59];&quot;00&quot;);&quot;-col&quot;;TEXT([.H59];&quot;00&quot;))" office:value-type="string" office:string-value="colorado-sheet1-row05-col04" calcext:value-type="string">
            <text:p>colorado-sheet1-row05-col04</text:p>
          </table:table-cell>
          <table:table-cell table:formula="of:=CONCATENATE([.A59];&quot;-2sht&quot;;[.F59];&quot;-2rw&quot;;TEXT([.G59];&quot;00&quot;);&quot;-2cl&quot;;TEXT([.H59];&quot;00&quot;))" office:value-type="string" office:string-value="colorado-2sht1-2rw05-2cl04" calcext:value-type="string">
            <text:p>colorado-2sht1-2rw05-2cl04</text:p>
          </table:table-cell>
        </table:table-row>
        <table:table-row table:style-name="ro1">
          <table:table-cell office:value-type="string" calcext:value-type="string">
            <text:p>oregon</text:p>
          </table:table-cell>
          <table:table-cell table:number-columns-repeated="2" office:value-type="string" calcext:value-type="string">
            <text:p>Oregon Ducks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Pac-12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p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#f/oregon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60]=&quot;None&quot;;CONCATENATE([.A60];&quot;-sheet&quot;;[.F60];&quot;-row&quot;;TEXT([.G60];&quot;00&quot;);&quot;-col&quot;;TEXT([.H60];&quot;00&quot;));[.S60])" office:value-type="string" office:string-value="oregon" calcext:value-type="string">
            <text:p>oregon</text:p>
          </table:table-cell>
          <table:table-cell table:formula="of:=CONCATENATE([.A60];&quot;-sheet&quot;;[.F60];&quot;-row&quot;;TEXT([.G60];&quot;00&quot;);&quot;-col&quot;;TEXT([.H60];&quot;00&quot;))" office:value-type="string" office:string-value="oregon-sheet1-row05-col05" calcext:value-type="string">
            <text:p>oregon-sheet1-row05-col05</text:p>
          </table:table-cell>
          <table:table-cell table:formula="of:=CONCATENATE([.A60];&quot;-2sht&quot;;[.F60];&quot;-2rw&quot;;TEXT([.G60];&quot;00&quot;);&quot;-2cl&quot;;TEXT([.H60];&quot;00&quot;))" office:value-type="string" office:string-value="oregon-2sht1-2rw05-2cl05" calcext:value-type="string">
            <text:p>oregon-2sht1-2rw05-2cl05</text:p>
          </table:table-cell>
        </table:table-row>
        <table:table-row table:style-name="ro1">
          <table:table-cell office:value-type="string" calcext:value-type="string">
            <text:p>oregonstate</text:p>
          </table:table-cell>
          <table:table-cell table:number-columns-repeated="2" office:value-type="string" calcext:value-type="string">
            <text:p>Oregon State Beavers</text:p>
          </table:table-cell>
          <table:table-cell office:value-type="string" calcext:value-type="string">
            <text:p>Oregon State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Pac-12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p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oregonstate</text:p>
          </table:table-cell>
          <table:table-cell office:value-type="string" calcext:value-type="string">
            <text:p>#f/oregonstate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61]=&quot;None&quot;;CONCATENATE([.A61];&quot;-sheet&quot;;[.F61];&quot;-row&quot;;TEXT([.G61];&quot;00&quot;);&quot;-col&quot;;TEXT([.H61];&quot;00&quot;));[.S61])" office:value-type="string" office:string-value="oregonstate" calcext:value-type="string">
            <text:p>oregonstate</text:p>
          </table:table-cell>
          <table:table-cell table:formula="of:=CONCATENATE([.A61];&quot;-sheet&quot;;[.F61];&quot;-row&quot;;TEXT([.G61];&quot;00&quot;);&quot;-col&quot;;TEXT([.H61];&quot;00&quot;))" office:value-type="string" office:string-value="oregonstate-sheet1-row05-col06" calcext:value-type="string">
            <text:p>oregonstate-sheet1-row05-col06</text:p>
          </table:table-cell>
          <table:table-cell table:formula="of:=CONCATENATE([.A61];&quot;-2sht&quot;;[.F61];&quot;-2rw&quot;;TEXT([.G61];&quot;00&quot;);&quot;-2cl&quot;;TEXT([.H61];&quot;00&quot;))" office:value-type="string" office:string-value="oregonstate-2sht1-2rw05-2cl06" calcext:value-type="string">
            <text:p>oregonstate-2sht1-2rw05-2cl06</text:p>
          </table:table-cell>
        </table:table-row>
        <table:table-row table:style-name="ro1">
          <table:table-cell office:value-type="string" calcext:value-type="string">
            <text:p>stanford</text:p>
          </table:table-cell>
          <table:table-cell table:number-columns-repeated="2" office:value-type="string" calcext:value-type="string">
            <text:p>Stanford Cardinal</text:p>
          </table:table-cell>
          <table:table-cell office:value-type="string" calcext:value-type="string">
            <text:p>Stanford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Pac-12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p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stanford</text:p>
          </table:table-cell>
          <table:table-cell office:value-type="string" calcext:value-type="string">
            <text:p>#f/stanford</text:p>
          </table:table-cell>
          <table:table-cell office:value-type="string" calcext:value-type="string">
            <text:p>#f/s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62]=&quot;None&quot;;CONCATENATE([.A62];&quot;-sheet&quot;;[.F62];&quot;-row&quot;;TEXT([.G62];&quot;00&quot;);&quot;-col&quot;;TEXT([.H62];&quot;00&quot;));[.S62])" office:value-type="string" office:string-value="stanford" calcext:value-type="string">
            <text:p>stanford</text:p>
          </table:table-cell>
          <table:table-cell table:formula="of:=CONCATENATE([.A62];&quot;-sheet&quot;;[.F62];&quot;-row&quot;;TEXT([.G62];&quot;00&quot;);&quot;-col&quot;;TEXT([.H62];&quot;00&quot;))" office:value-type="string" office:string-value="stanford-sheet1-row05-col07" calcext:value-type="string">
            <text:p>stanford-sheet1-row05-col07</text:p>
          </table:table-cell>
          <table:table-cell table:formula="of:=CONCATENATE([.A62];&quot;-2sht&quot;;[.F62];&quot;-2rw&quot;;TEXT([.G62];&quot;00&quot;);&quot;-2cl&quot;;TEXT([.H62];&quot;00&quot;))" office:value-type="string" office:string-value="stanford-2sht1-2rw05-2cl07" calcext:value-type="string">
            <text:p>stanford-2sht1-2rw05-2cl07</text:p>
          </table:table-cell>
        </table:table-row>
        <table:table-row table:style-name="ro1">
          <table:table-cell office:value-type="string" calcext:value-type="string">
            <text:p>ucla</text:p>
          </table:table-cell>
          <table:table-cell table:number-columns-repeated="2" office:value-type="string" calcext:value-type="string">
            <text:p>UCLA Bruins</text:p>
          </table:table-cell>
          <table:table-cell office:value-type="string" calcext:value-type="string">
            <text:p>UCLA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Pac-12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p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ucla</text:p>
          </table:table-cell>
          <table:table-cell office:value-type="string" calcext:value-type="string">
            <text:p>#f/ucla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63]=&quot;None&quot;;CONCATENATE([.A63];&quot;-sheet&quot;;[.F63];&quot;-row&quot;;TEXT([.G63];&quot;00&quot;);&quot;-col&quot;;TEXT([.H63];&quot;00&quot;));[.S63])" office:value-type="string" office:string-value="ucla" calcext:value-type="string">
            <text:p>ucla</text:p>
          </table:table-cell>
          <table:table-cell table:formula="of:=CONCATENATE([.A63];&quot;-sheet&quot;;[.F63];&quot;-row&quot;;TEXT([.G63];&quot;00&quot;);&quot;-col&quot;;TEXT([.H63];&quot;00&quot;))" office:value-type="string" office:string-value="ucla-sheet1-row05-col08" calcext:value-type="string">
            <text:p>ucla-sheet1-row05-col08</text:p>
          </table:table-cell>
          <table:table-cell table:formula="of:=CONCATENATE([.A63];&quot;-2sht&quot;;[.F63];&quot;-2rw&quot;;TEXT([.G63];&quot;00&quot;);&quot;-2cl&quot;;TEXT([.H63];&quot;00&quot;))" office:value-type="string" office:string-value="ucla-2sht1-2rw05-2cl08" calcext:value-type="string">
            <text:p>ucla-2sht1-2rw05-2cl08</text:p>
          </table:table-cell>
        </table:table-row>
        <table:table-row table:style-name="ro1">
          <table:table-cell office:value-type="string" calcext:value-type="string">
            <text:p>usc</text:p>
          </table:table-cell>
          <table:table-cell table:number-columns-repeated="2" office:value-type="string" calcext:value-type="string">
            <text:p>USC Trojans</text:p>
          </table:table-cell>
          <table:table-cell office:value-type="string" calcext:value-type="string">
            <text:p>USC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Pac-12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p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usc</text:p>
          </table:table-cell>
          <table:table-cell office:value-type="string" calcext:value-type="string">
            <text:p>#f/usc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64]=&quot;None&quot;;CONCATENATE([.A64];&quot;-sheet&quot;;[.F64];&quot;-row&quot;;TEXT([.G64];&quot;00&quot;);&quot;-col&quot;;TEXT([.H64];&quot;00&quot;));[.S64])" office:value-type="string" office:string-value="usc" calcext:value-type="string">
            <text:p>usc</text:p>
          </table:table-cell>
          <table:table-cell table:formula="of:=CONCATENATE([.A64];&quot;-sheet&quot;;[.F64];&quot;-row&quot;;TEXT([.G64];&quot;00&quot;);&quot;-col&quot;;TEXT([.H64];&quot;00&quot;))" office:value-type="string" office:string-value="usc-sheet1-row05-col09" calcext:value-type="string">
            <text:p>usc-sheet1-row05-col09</text:p>
          </table:table-cell>
          <table:table-cell table:formula="of:=CONCATENATE([.A64];&quot;-2sht&quot;;[.F64];&quot;-2rw&quot;;TEXT([.G64];&quot;00&quot;);&quot;-2cl&quot;;TEXT([.H64];&quot;00&quot;))" office:value-type="string" office:string-value="usc-2sht1-2rw05-2cl09" calcext:value-type="string">
            <text:p>usc-2sht1-2rw05-2cl09</text:p>
          </table:table-cell>
        </table:table-row>
        <table:table-row table:style-name="ro1">
          <table:table-cell office:value-type="string" calcext:value-type="string">
            <text:p>utah</text:p>
          </table:table-cell>
          <table:table-cell table:number-columns-repeated="2" office:value-type="string" calcext:value-type="string">
            <text:p>Utah Utes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Pac-12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p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#f/utah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65]=&quot;None&quot;;CONCATENATE([.A65];&quot;-sheet&quot;;[.F65];&quot;-row&quot;;TEXT([.G65];&quot;00&quot;);&quot;-col&quot;;TEXT([.H65];&quot;00&quot;));[.S65])" office:value-type="string" office:string-value="utah" calcext:value-type="string">
            <text:p>utah</text:p>
          </table:table-cell>
          <table:table-cell table:formula="of:=CONCATENATE([.A65];&quot;-sheet&quot;;[.F65];&quot;-row&quot;;TEXT([.G65];&quot;00&quot;);&quot;-col&quot;;TEXT([.H65];&quot;00&quot;))" office:value-type="string" office:string-value="utah-sheet1-row05-col10" calcext:value-type="string">
            <text:p>utah-sheet1-row05-col10</text:p>
          </table:table-cell>
          <table:table-cell table:formula="of:=CONCATENATE([.A65];&quot;-2sht&quot;;[.F65];&quot;-2rw&quot;;TEXT([.G65];&quot;00&quot;);&quot;-2cl&quot;;TEXT([.H65];&quot;00&quot;))" office:value-type="string" office:string-value="utah-2sht1-2rw05-2cl10" calcext:value-type="string">
            <text:p>utah-2sht1-2rw05-2cl10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table:number-columns-repeated="2" office:value-type="string" calcext:value-type="string">
            <text:p>Washington Huskies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Pac-12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p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#f/washington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66]=&quot;None&quot;;CONCATENATE([.A66];&quot;-sheet&quot;;[.F66];&quot;-row&quot;;TEXT([.G66];&quot;00&quot;);&quot;-col&quot;;TEXT([.H66];&quot;00&quot;));[.S66])" office:value-type="string" office:string-value="washington" calcext:value-type="string">
            <text:p>washington</text:p>
          </table:table-cell>
          <table:table-cell table:formula="of:=CONCATENATE([.A66];&quot;-sheet&quot;;[.F66];&quot;-row&quot;;TEXT([.G66];&quot;00&quot;);&quot;-col&quot;;TEXT([.H66];&quot;00&quot;))" office:value-type="string" office:string-value="washington-sheet1-row05-col11" calcext:value-type="string">
            <text:p>washington-sheet1-row05-col11</text:p>
          </table:table-cell>
          <table:table-cell table:formula="of:=CONCATENATE([.A66];&quot;-2sht&quot;;[.F66];&quot;-2rw&quot;;TEXT([.G66];&quot;00&quot;);&quot;-2cl&quot;;TEXT([.H66];&quot;00&quot;))" office:value-type="string" office:string-value="washington-2sht1-2rw05-2cl11" calcext:value-type="string">
            <text:p>washington-2sht1-2rw05-2cl11</text:p>
          </table:table-cell>
        </table:table-row>
        <table:table-row table:style-name="ro1">
          <table:table-cell office:value-type="string" calcext:value-type="string">
            <text:p>washingtonstate</text:p>
          </table:table-cell>
          <table:table-cell table:number-columns-repeated="2" office:value-type="string" calcext:value-type="string">
            <text:p>Washington State Cougars</text:p>
          </table:table-cell>
          <table:table-cell office:value-type="string" calcext:value-type="string">
            <text:p>Washington State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Pac-12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p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washingtonstate</text:p>
          </table:table-cell>
          <table:table-cell office:value-type="string" calcext:value-type="string">
            <text:p>#f/washingtonstate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67]=&quot;None&quot;;CONCATENATE([.A67];&quot;-sheet&quot;;[.F67];&quot;-row&quot;;TEXT([.G67];&quot;00&quot;);&quot;-col&quot;;TEXT([.H67];&quot;00&quot;));[.S67])" office:value-type="string" office:string-value="washingtonstate" calcext:value-type="string">
            <text:p>washingtonstate</text:p>
          </table:table-cell>
          <table:table-cell table:formula="of:=CONCATENATE([.A67];&quot;-sheet&quot;;[.F67];&quot;-row&quot;;TEXT([.G67];&quot;00&quot;);&quot;-col&quot;;TEXT([.H67];&quot;00&quot;))" office:value-type="string" office:string-value="washingtonstate-sheet1-row05-col12" calcext:value-type="string">
            <text:p>washingtonstate-sheet1-row05-col12</text:p>
          </table:table-cell>
          <table:table-cell table:formula="of:=CONCATENATE([.A67];&quot;-2sht&quot;;[.F67];&quot;-2rw&quot;;TEXT([.G67];&quot;00&quot;);&quot;-2cl&quot;;TEXT([.H67];&quot;00&quot;))" office:value-type="string" office:string-value="washingtonstate-2sht1-2rw05-2cl12" calcext:value-type="string">
            <text:p>washingtonstate-2sht1-2rw05-2cl12</text:p>
          </table:table-cell>
        </table:table-row>
        <table:table-row table:style-name="ro1">
          <table:table-cell office:value-type="string" calcext:value-type="string">
            <text:p>oregon2</text:p>
          </table:table-cell>
          <table:table-cell office:value-type="string" calcext:value-type="string">
            <text:p>Oregon Ducks Alternate</text:p>
          </table:table-cell>
          <table:table-cell office:value-type="string" calcext:value-type="string">
            <text:p>Oregon Ducks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Pac-12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p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regon2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68]=&quot;None&quot;;CONCATENATE([.A68];&quot;-sheet&quot;;[.F68];&quot;-row&quot;;TEXT([.G68];&quot;00&quot;);&quot;-col&quot;;TEXT([.H68];&quot;00&quot;));[.S68])" office:value-type="string" office:string-value="oregon2" calcext:value-type="string">
            <text:p>oregon2</text:p>
          </table:table-cell>
          <table:table-cell table:formula="of:=CONCATENATE([.A68];&quot;-sheet&quot;;[.F68];&quot;-row&quot;;TEXT([.G68];&quot;00&quot;);&quot;-col&quot;;TEXT([.H68];&quot;00&quot;))" office:value-type="string" office:string-value="oregon2-sheet1-row05-col13" calcext:value-type="string">
            <text:p>oregon2-sheet1-row05-col13</text:p>
          </table:table-cell>
          <table:table-cell table:formula="of:=CONCATENATE([.A68];&quot;-2sht&quot;;[.F68];&quot;-2rw&quot;;TEXT([.G68];&quot;00&quot;);&quot;-2cl&quot;;TEXT([.H68];&quot;00&quot;))" office:value-type="string" office:string-value="oregon2-2sht1-2rw05-2cl13" calcext:value-type="string">
            <text:p>oregon2-2sht1-2rw05-2cl13</text:p>
          </table:table-cell>
        </table:table-row>
        <table:table-row table:style-name="ro1">
          <table:table-cell office:value-type="string" calcext:value-type="string">
            <text:p>stanford2</text:p>
          </table:table-cell>
          <table:table-cell office:value-type="string" calcext:value-type="string">
            <text:p>Stanford Cardinal Alternate</text:p>
          </table:table-cell>
          <table:table-cell office:value-type="string" calcext:value-type="string">
            <text:p>Stanford Cardinal</text:p>
          </table:table-cell>
          <table:table-cell office:value-type="string" calcext:value-type="string">
            <text:p>Stanford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Pac-12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p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anford2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69]=&quot;None&quot;;CONCATENATE([.A69];&quot;-sheet&quot;;[.F69];&quot;-row&quot;;TEXT([.G69];&quot;00&quot;);&quot;-col&quot;;TEXT([.H69];&quot;00&quot;));[.S69])" office:value-type="string" office:string-value="stanford2" calcext:value-type="string">
            <text:p>stanford2</text:p>
          </table:table-cell>
          <table:table-cell table:formula="of:=CONCATENATE([.A69];&quot;-sheet&quot;;[.F69];&quot;-row&quot;;TEXT([.G69];&quot;00&quot;);&quot;-col&quot;;TEXT([.H69];&quot;00&quot;))" office:value-type="string" office:string-value="stanford2-sheet1-row05-col14" calcext:value-type="string">
            <text:p>stanford2-sheet1-row05-col14</text:p>
          </table:table-cell>
          <table:table-cell table:formula="of:=CONCATENATE([.A69];&quot;-2sht&quot;;[.F69];&quot;-2rw&quot;;TEXT([.G69];&quot;00&quot;);&quot;-2cl&quot;;TEXT([.H69];&quot;00&quot;))" office:value-type="string" office:string-value="stanford2-2sht1-2rw05-2cl14" calcext:value-type="string">
            <text:p>stanford2-2sht1-2rw05-2cl14</text:p>
          </table:table-cell>
        </table:table-row>
        <table:table-row table:style-name="ro1">
          <table:table-cell office:value-type="string" calcext:value-type="string">
            <text:p>oregon3</text:p>
          </table:table-cell>
          <table:table-cell office:value-type="string" calcext:value-type="string">
            <text:p>Oregon Ducks Trophy</text:p>
          </table:table-cell>
          <table:table-cell office:value-type="string" calcext:value-type="string">
            <text:p>Oregon Ducks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Pac-12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p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regon3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70]=&quot;None&quot;;CONCATENATE([.A70];&quot;-sheet&quot;;[.F70];&quot;-row&quot;;TEXT([.G70];&quot;00&quot;);&quot;-col&quot;;TEXT([.H70];&quot;00&quot;));[.S70])" office:value-type="string" office:string-value="oregon3" calcext:value-type="string">
            <text:p>oregon3</text:p>
          </table:table-cell>
          <table:table-cell table:formula="of:=CONCATENATE([.A70];&quot;-sheet&quot;;[.F70];&quot;-row&quot;;TEXT([.G70];&quot;00&quot;);&quot;-col&quot;;TEXT([.H70];&quot;00&quot;))" office:value-type="string" office:string-value="oregon3-sheet1-row05-col15" calcext:value-type="string">
            <text:p>oregon3-sheet1-row05-col15</text:p>
          </table:table-cell>
          <table:table-cell table:formula="of:=CONCATENATE([.A70];&quot;-2sht&quot;;[.F70];&quot;-2rw&quot;;TEXT([.G70];&quot;00&quot;);&quot;-2cl&quot;;TEXT([.H70];&quot;00&quot;))" office:value-type="string" office:string-value="oregon3-2sht1-2rw05-2cl15" calcext:value-type="string">
            <text:p>oregon3-2sht1-2rw05-2cl15</text:p>
          </table:table-cell>
        </table:table-row>
        <table:table-row table:style-name="ro1">
          <table:table-cell office:value-type="string" calcext:value-type="string">
            <text:p>alabama</text:p>
          </table:table-cell>
          <table:table-cell table:number-columns-repeated="2" office:value-type="string" calcext:value-type="string">
            <text:p>Alabama Crimson Tide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E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#f/alabama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71]=&quot;None&quot;;CONCATENATE([.A71];&quot;-sheet&quot;;[.F71];&quot;-row&quot;;TEXT([.G71];&quot;00&quot;);&quot;-col&quot;;TEXT([.H71];&quot;00&quot;));[.S71])" office:value-type="string" office:string-value="alabama" calcext:value-type="string">
            <text:p>alabama</text:p>
          </table:table-cell>
          <table:table-cell table:formula="of:=CONCATENATE([.A71];&quot;-sheet&quot;;[.F71];&quot;-row&quot;;TEXT([.G71];&quot;00&quot;);&quot;-col&quot;;TEXT([.H71];&quot;00&quot;))" office:value-type="string" office:string-value="alabama-sheet1-row06-col01" calcext:value-type="string">
            <text:p>alabama-sheet1-row06-col01</text:p>
          </table:table-cell>
          <table:table-cell table:formula="of:=CONCATENATE([.A71];&quot;-2sht&quot;;[.F71];&quot;-2rw&quot;;TEXT([.G71];&quot;00&quot;);&quot;-2cl&quot;;TEXT([.H71];&quot;00&quot;))" office:value-type="string" office:string-value="alabama-2sht1-2rw06-2cl01" calcext:value-type="string">
            <text:p>alabama-2sht1-2rw06-2cl01</text:p>
          </table:table-cell>
        </table:table-row>
        <table:table-row table:style-name="ro1">
          <table:table-cell office:value-type="string" calcext:value-type="string">
            <text:p>arkansas</text:p>
          </table:table-cell>
          <table:table-cell table:number-columns-repeated="2" office:value-type="string" calcext:value-type="string">
            <text:p>Arkansas Razorbacks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E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#f/arkansas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72]=&quot;None&quot;;CONCATENATE([.A72];&quot;-sheet&quot;;[.F72];&quot;-row&quot;;TEXT([.G72];&quot;00&quot;);&quot;-col&quot;;TEXT([.H72];&quot;00&quot;));[.S72])" office:value-type="string" office:string-value="arkansas" calcext:value-type="string">
            <text:p>arkansas</text:p>
          </table:table-cell>
          <table:table-cell table:formula="of:=CONCATENATE([.A72];&quot;-sheet&quot;;[.F72];&quot;-row&quot;;TEXT([.G72];&quot;00&quot;);&quot;-col&quot;;TEXT([.H72];&quot;00&quot;))" office:value-type="string" office:string-value="arkansas-sheet1-row06-col02" calcext:value-type="string">
            <text:p>arkansas-sheet1-row06-col02</text:p>
          </table:table-cell>
          <table:table-cell table:formula="of:=CONCATENATE([.A72];&quot;-2sht&quot;;[.F72];&quot;-2rw&quot;;TEXT([.G72];&quot;00&quot;);&quot;-2cl&quot;;TEXT([.H72];&quot;00&quot;))" office:value-type="string" office:string-value="arkansas-2sht1-2rw06-2cl02" calcext:value-type="string">
            <text:p>arkansas-2sht1-2rw06-2cl02</text:p>
          </table:table-cell>
        </table:table-row>
        <table:table-row table:style-name="ro1">
          <table:table-cell office:value-type="string" calcext:value-type="string">
            <text:p>auburn</text:p>
          </table:table-cell>
          <table:table-cell table:number-columns-repeated="2" office:value-type="string" calcext:value-type="string">
            <text:p>Auburn Tigers</text:p>
          </table:table-cell>
          <table:table-cell office:value-type="string" calcext:value-type="string">
            <text:p>Auburn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E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auburn</text:p>
          </table:table-cell>
          <table:table-cell office:value-type="string" calcext:value-type="string">
            <text:p>#f/auburn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73]=&quot;None&quot;;CONCATENATE([.A73];&quot;-sheet&quot;;[.F73];&quot;-row&quot;;TEXT([.G73];&quot;00&quot;);&quot;-col&quot;;TEXT([.H73];&quot;00&quot;));[.S73])" office:value-type="string" office:string-value="auburn" calcext:value-type="string">
            <text:p>auburn</text:p>
          </table:table-cell>
          <table:table-cell table:formula="of:=CONCATENATE([.A73];&quot;-sheet&quot;;[.F73];&quot;-row&quot;;TEXT([.G73];&quot;00&quot;);&quot;-col&quot;;TEXT([.H73];&quot;00&quot;))" office:value-type="string" office:string-value="auburn-sheet1-row06-col03" calcext:value-type="string">
            <text:p>auburn-sheet1-row06-col03</text:p>
          </table:table-cell>
          <table:table-cell table:formula="of:=CONCATENATE([.A73];&quot;-2sht&quot;;[.F73];&quot;-2rw&quot;;TEXT([.G73];&quot;00&quot;);&quot;-2cl&quot;;TEXT([.H73];&quot;00&quot;))" office:value-type="string" office:string-value="auburn-2sht1-2rw06-2cl03" calcext:value-type="string">
            <text:p>auburn-2sht1-2rw06-2cl03</text:p>
          </table:table-cell>
        </table:table-row>
        <table:table-row table:style-name="ro1">
          <table:table-cell office:value-type="string" calcext:value-type="string">
            <text:p>florida</text:p>
          </table:table-cell>
          <table:table-cell table:number-columns-repeated="2" office:value-type="string" calcext:value-type="string">
            <text:p>Florida Gators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E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#f/florida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74]=&quot;None&quot;;CONCATENATE([.A74];&quot;-sheet&quot;;[.F74];&quot;-row&quot;;TEXT([.G74];&quot;00&quot;);&quot;-col&quot;;TEXT([.H74];&quot;00&quot;));[.S74])" office:value-type="string" office:string-value="florida" calcext:value-type="string">
            <text:p>florida</text:p>
          </table:table-cell>
          <table:table-cell table:formula="of:=CONCATENATE([.A74];&quot;-sheet&quot;;[.F74];&quot;-row&quot;;TEXT([.G74];&quot;00&quot;);&quot;-col&quot;;TEXT([.H74];&quot;00&quot;))" office:value-type="string" office:string-value="florida-sheet1-row06-col04" calcext:value-type="string">
            <text:p>florida-sheet1-row06-col04</text:p>
          </table:table-cell>
          <table:table-cell table:formula="of:=CONCATENATE([.A74];&quot;-2sht&quot;;[.F74];&quot;-2rw&quot;;TEXT([.G74];&quot;00&quot;);&quot;-2cl&quot;;TEXT([.H74];&quot;00&quot;))" office:value-type="string" office:string-value="florida-2sht1-2rw06-2cl04" calcext:value-type="string">
            <text:p>florida-2sht1-2rw06-2cl04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table:number-columns-repeated="2" office:value-type="string" calcext:value-type="string">
            <text:p>Georgia Bulldogs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E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#f/georgia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75]=&quot;None&quot;;CONCATENATE([.A75];&quot;-sheet&quot;;[.F75];&quot;-row&quot;;TEXT([.G75];&quot;00&quot;);&quot;-col&quot;;TEXT([.H75];&quot;00&quot;));[.S75])" office:value-type="string" office:string-value="georgia" calcext:value-type="string">
            <text:p>georgia</text:p>
          </table:table-cell>
          <table:table-cell table:formula="of:=CONCATENATE([.A75];&quot;-sheet&quot;;[.F75];&quot;-row&quot;;TEXT([.G75];&quot;00&quot;);&quot;-col&quot;;TEXT([.H75];&quot;00&quot;))" office:value-type="string" office:string-value="georgia-sheet1-row06-col05" calcext:value-type="string">
            <text:p>georgia-sheet1-row06-col05</text:p>
          </table:table-cell>
          <table:table-cell table:formula="of:=CONCATENATE([.A75];&quot;-2sht&quot;;[.F75];&quot;-2rw&quot;;TEXT([.G75];&quot;00&quot;);&quot;-2cl&quot;;TEXT([.H75];&quot;00&quot;))" office:value-type="string" office:string-value="georgia-2sht1-2rw06-2cl05" calcext:value-type="string">
            <text:p>georgia-2sht1-2rw06-2cl05</text:p>
          </table:table-cell>
        </table:table-row>
        <table:table-row table:style-name="ro1">
          <table:table-cell office:value-type="string" calcext:value-type="string">
            <text:p>kentucky</text:p>
          </table:table-cell>
          <table:table-cell table:number-columns-repeated="2" office:value-type="string" calcext:value-type="string">
            <text:p>Kentucky Wildcats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E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#f/kentucky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76]=&quot;None&quot;;CONCATENATE([.A76];&quot;-sheet&quot;;[.F76];&quot;-row&quot;;TEXT([.G76];&quot;00&quot;);&quot;-col&quot;;TEXT([.H76];&quot;00&quot;));[.S76])" office:value-type="string" office:string-value="kentucky" calcext:value-type="string">
            <text:p>kentucky</text:p>
          </table:table-cell>
          <table:table-cell table:formula="of:=CONCATENATE([.A76];&quot;-sheet&quot;;[.F76];&quot;-row&quot;;TEXT([.G76];&quot;00&quot;);&quot;-col&quot;;TEXT([.H76];&quot;00&quot;))" office:value-type="string" office:string-value="kentucky-sheet1-row06-col06" calcext:value-type="string">
            <text:p>kentucky-sheet1-row06-col06</text:p>
          </table:table-cell>
          <table:table-cell table:formula="of:=CONCATENATE([.A76];&quot;-2sht&quot;;[.F76];&quot;-2rw&quot;;TEXT([.G76];&quot;00&quot;);&quot;-2cl&quot;;TEXT([.H76];&quot;00&quot;))" office:value-type="string" office:string-value="kentucky-2sht1-2rw06-2cl06" calcext:value-type="string">
            <text:p>kentucky-2sht1-2rw06-2cl06</text:p>
          </table:table-cell>
        </table:table-row>
        <table:table-row table:style-name="ro1">
          <table:table-cell office:value-type="string" calcext:value-type="string">
            <text:p>lsu</text:p>
          </table:table-cell>
          <table:table-cell table:number-columns-repeated="2" office:value-type="string" calcext:value-type="string">
            <text:p>LSU Tigers</text:p>
          </table:table-cell>
          <table:table-cell office:value-type="string" calcext:value-type="string">
            <text:p>LSU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E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lsu</text:p>
          </table:table-cell>
          <table:table-cell office:value-type="string" calcext:value-type="string">
            <text:p>#f/lsu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77]=&quot;None&quot;;CONCATENATE([.A77];&quot;-sheet&quot;;[.F77];&quot;-row&quot;;TEXT([.G77];&quot;00&quot;);&quot;-col&quot;;TEXT([.H77];&quot;00&quot;));[.S77])" office:value-type="string" office:string-value="lsu" calcext:value-type="string">
            <text:p>lsu</text:p>
          </table:table-cell>
          <table:table-cell table:formula="of:=CONCATENATE([.A77];&quot;-sheet&quot;;[.F77];&quot;-row&quot;;TEXT([.G77];&quot;00&quot;);&quot;-col&quot;;TEXT([.H77];&quot;00&quot;))" office:value-type="string" office:string-value="lsu-sheet1-row06-col07" calcext:value-type="string">
            <text:p>lsu-sheet1-row06-col07</text:p>
          </table:table-cell>
          <table:table-cell table:formula="of:=CONCATENATE([.A77];&quot;-2sht&quot;;[.F77];&quot;-2rw&quot;;TEXT([.G77];&quot;00&quot;);&quot;-2cl&quot;;TEXT([.H77];&quot;00&quot;))" office:value-type="string" office:string-value="lsu-2sht1-2rw06-2cl07" calcext:value-type="string">
            <text:p>lsu-2sht1-2rw06-2cl07</text:p>
          </table:table-cell>
        </table:table-row>
        <table:table-row table:style-name="ro1">
          <table:table-cell office:value-type="string" calcext:value-type="string">
            <text:p>mississippistate</text:p>
          </table:table-cell>
          <table:table-cell table:number-columns-repeated="2" office:value-type="string" calcext:value-type="string">
            <text:p>Mississippi State Bulldogs</text:p>
          </table:table-cell>
          <table:table-cell office:value-type="string" calcext:value-type="string">
            <text:p>Mississippi State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E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mississippistate</text:p>
          </table:table-cell>
          <table:table-cell office:value-type="string" calcext:value-type="string">
            <text:p>#f/mississippistate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78]=&quot;None&quot;;CONCATENATE([.A78];&quot;-sheet&quot;;[.F78];&quot;-row&quot;;TEXT([.G78];&quot;00&quot;);&quot;-col&quot;;TEXT([.H78];&quot;00&quot;));[.S78])" office:value-type="string" office:string-value="mississippistate" calcext:value-type="string">
            <text:p>mississippistate</text:p>
          </table:table-cell>
          <table:table-cell table:formula="of:=CONCATENATE([.A78];&quot;-sheet&quot;;[.F78];&quot;-row&quot;;TEXT([.G78];&quot;00&quot;);&quot;-col&quot;;TEXT([.H78];&quot;00&quot;))" office:value-type="string" office:string-value="mississippistate-sheet1-row06-col08" calcext:value-type="string">
            <text:p>mississippistate-sheet1-row06-col08</text:p>
          </table:table-cell>
          <table:table-cell table:formula="of:=CONCATENATE([.A78];&quot;-2sht&quot;;[.F78];&quot;-2rw&quot;;TEXT([.G78];&quot;00&quot;);&quot;-2cl&quot;;TEXT([.H78];&quot;00&quot;))" office:value-type="string" office:string-value="mississippistate-2sht1-2rw06-2cl08" calcext:value-type="string">
            <text:p>mississippistate-2sht1-2rw06-2cl08</text:p>
          </table:table-cell>
        </table:table-row>
        <table:table-row table:style-name="ro1">
          <table:table-cell office:value-type="string" calcext:value-type="string">
            <text:p>missouri</text:p>
          </table:table-cell>
          <table:table-cell table:number-columns-repeated="2" office:value-type="string" calcext:value-type="string">
            <text:p>Missouri Tigers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E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#f/missouri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79]=&quot;None&quot;;CONCATENATE([.A79];&quot;-sheet&quot;;[.F79];&quot;-row&quot;;TEXT([.G79];&quot;00&quot;);&quot;-col&quot;;TEXT([.H79];&quot;00&quot;));[.S79])" office:value-type="string" office:string-value="missouri" calcext:value-type="string">
            <text:p>missouri</text:p>
          </table:table-cell>
          <table:table-cell table:formula="of:=CONCATENATE([.A79];&quot;-sheet&quot;;[.F79];&quot;-row&quot;;TEXT([.G79];&quot;00&quot;);&quot;-col&quot;;TEXT([.H79];&quot;00&quot;))" office:value-type="string" office:string-value="missouri-sheet1-row06-col09" calcext:value-type="string">
            <text:p>missouri-sheet1-row06-col09</text:p>
          </table:table-cell>
          <table:table-cell table:formula="of:=CONCATENATE([.A79];&quot;-2sht&quot;;[.F79];&quot;-2rw&quot;;TEXT([.G79];&quot;00&quot;);&quot;-2cl&quot;;TEXT([.H79];&quot;00&quot;))" office:value-type="string" office:string-value="missouri-2sht1-2rw06-2cl09" calcext:value-type="string">
            <text:p>missouri-2sht1-2rw06-2cl09</text:p>
          </table:table-cell>
        </table:table-row>
        <table:table-row table:style-name="ro1">
          <table:table-cell office:value-type="string" calcext:value-type="string">
            <text:p>olemiss</text:p>
          </table:table-cell>
          <table:table-cell table:number-columns-repeated="2" office:value-type="string" calcext:value-type="string">
            <text:p>Ole Miss Rebels</text:p>
          </table:table-cell>
          <table:table-cell office:value-type="string" calcext:value-type="string">
            <text:p>Ole Miss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E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olemiss</text:p>
          </table:table-cell>
          <table:table-cell office:value-type="string" calcext:value-type="string">
            <text:p>#f/olemiss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80]=&quot;None&quot;;CONCATENATE([.A80];&quot;-sheet&quot;;[.F80];&quot;-row&quot;;TEXT([.G80];&quot;00&quot;);&quot;-col&quot;;TEXT([.H80];&quot;00&quot;));[.S80])" office:value-type="string" office:string-value="olemiss" calcext:value-type="string">
            <text:p>olemiss</text:p>
          </table:table-cell>
          <table:table-cell table:formula="of:=CONCATENATE([.A80];&quot;-sheet&quot;;[.F80];&quot;-row&quot;;TEXT([.G80];&quot;00&quot;);&quot;-col&quot;;TEXT([.H80];&quot;00&quot;))" office:value-type="string" office:string-value="olemiss-sheet1-row06-col10" calcext:value-type="string">
            <text:p>olemiss-sheet1-row06-col10</text:p>
          </table:table-cell>
          <table:table-cell table:formula="of:=CONCATENATE([.A80];&quot;-2sht&quot;;[.F80];&quot;-2rw&quot;;TEXT([.G80];&quot;00&quot;);&quot;-2cl&quot;;TEXT([.H80];&quot;00&quot;))" office:value-type="string" office:string-value="olemiss-2sht1-2rw06-2cl10" calcext:value-type="string">
            <text:p>olemiss-2sht1-2rw06-2cl10</text:p>
          </table:table-cell>
        </table:table-row>
        <table:table-row table:style-name="ro1">
          <table:table-cell office:value-type="string" calcext:value-type="string">
            <text:p>southcarolina</text:p>
          </table:table-cell>
          <table:table-cell table:number-columns-repeated="2" office:value-type="string" calcext:value-type="string">
            <text:p>South Carolina Gamecocks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E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southcarolina</text:p>
          </table:table-cell>
          <table:table-cell office:value-type="string" calcext:value-type="string">
            <text:p>#f/southcarolina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81]=&quot;None&quot;;CONCATENATE([.A81];&quot;-sheet&quot;;[.F81];&quot;-row&quot;;TEXT([.G81];&quot;00&quot;);&quot;-col&quot;;TEXT([.H81];&quot;00&quot;));[.S81])" office:value-type="string" office:string-value="southcarolina" calcext:value-type="string">
            <text:p>southcarolina</text:p>
          </table:table-cell>
          <table:table-cell table:formula="of:=CONCATENATE([.A81];&quot;-sheet&quot;;[.F81];&quot;-row&quot;;TEXT([.G81];&quot;00&quot;);&quot;-col&quot;;TEXT([.H81];&quot;00&quot;))" office:value-type="string" office:string-value="southcarolina-sheet1-row06-col11" calcext:value-type="string">
            <text:p>southcarolina-sheet1-row06-col11</text:p>
          </table:table-cell>
          <table:table-cell table:formula="of:=CONCATENATE([.A81];&quot;-2sht&quot;;[.F81];&quot;-2rw&quot;;TEXT([.G81];&quot;00&quot;);&quot;-2cl&quot;;TEXT([.H81];&quot;00&quot;))" office:value-type="string" office:string-value="southcarolina-2sht1-2rw06-2cl11" calcext:value-type="string">
            <text:p>southcarolina-2sht1-2rw06-2cl11</text:p>
          </table:table-cell>
        </table:table-row>
        <table:table-row table:style-name="ro1">
          <table:table-cell office:value-type="string" calcext:value-type="string">
            <text:p>tennessee</text:p>
          </table:table-cell>
          <table:table-cell table:number-columns-repeated="2" office:value-type="string" calcext:value-type="string">
            <text:p>Tennessee Volunteers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E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#f/tennessee</text:p>
          </table:table-cell>
          <table:table-cell office:value-type="string" calcext:value-type="string">
            <text:p>#f/t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82]=&quot;None&quot;;CONCATENATE([.A82];&quot;-sheet&quot;;[.F82];&quot;-row&quot;;TEXT([.G82];&quot;00&quot;);&quot;-col&quot;;TEXT([.H82];&quot;00&quot;));[.S82])" office:value-type="string" office:string-value="tennessee" calcext:value-type="string">
            <text:p>tennessee</text:p>
          </table:table-cell>
          <table:table-cell table:formula="of:=CONCATENATE([.A82];&quot;-sheet&quot;;[.F82];&quot;-row&quot;;TEXT([.G82];&quot;00&quot;);&quot;-col&quot;;TEXT([.H82];&quot;00&quot;))" office:value-type="string" office:string-value="tennessee-sheet1-row06-col12" calcext:value-type="string">
            <text:p>tennessee-sheet1-row06-col12</text:p>
          </table:table-cell>
          <table:table-cell table:formula="of:=CONCATENATE([.A82];&quot;-2sht&quot;;[.F82];&quot;-2rw&quot;;TEXT([.G82];&quot;00&quot;);&quot;-2cl&quot;;TEXT([.H82];&quot;00&quot;))" office:value-type="string" office:string-value="tennessee-2sht1-2rw06-2cl12" calcext:value-type="string">
            <text:p>tennessee-2sht1-2rw06-2cl12</text:p>
          </table:table-cell>
        </table:table-row>
        <table:table-row table:style-name="ro1">
          <table:table-cell office:value-type="string" calcext:value-type="string">
            <text:p>texasam</text:p>
          </table:table-cell>
          <table:table-cell table:number-columns-repeated="2" office:value-type="string" calcext:value-type="string">
            <text:p>Texas A&amp;M Aggies</text:p>
          </table:table-cell>
          <table:table-cell office:value-type="string" calcext:value-type="string">
            <text:p>Texas A&amp;M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E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texasam</text:p>
          </table:table-cell>
          <table:table-cell office:value-type="string" calcext:value-type="string">
            <text:p>#f/texasam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83]=&quot;None&quot;;CONCATENATE([.A83];&quot;-sheet&quot;;[.F83];&quot;-row&quot;;TEXT([.G83];&quot;00&quot;);&quot;-col&quot;;TEXT([.H83];&quot;00&quot;));[.S83])" office:value-type="string" office:string-value="texasam" calcext:value-type="string">
            <text:p>texasam</text:p>
          </table:table-cell>
          <table:table-cell table:formula="of:=CONCATENATE([.A83];&quot;-sheet&quot;;[.F83];&quot;-row&quot;;TEXT([.G83];&quot;00&quot;);&quot;-col&quot;;TEXT([.H83];&quot;00&quot;))" office:value-type="string" office:string-value="texasam-sheet1-row06-col13" calcext:value-type="string">
            <text:p>texasam-sheet1-row06-col13</text:p>
          </table:table-cell>
          <table:table-cell table:formula="of:=CONCATENATE([.A83];&quot;-2sht&quot;;[.F83];&quot;-2rw&quot;;TEXT([.G83];&quot;00&quot;);&quot;-2cl&quot;;TEXT([.H83];&quot;00&quot;))" office:value-type="string" office:string-value="texasam-2sht1-2rw06-2cl13" calcext:value-type="string">
            <text:p>texasam-2sht1-2rw06-2cl13</text:p>
          </table:table-cell>
        </table:table-row>
        <table:table-row table:style-name="ro1">
          <table:table-cell office:value-type="string" calcext:value-type="string">
            <text:p>vanderbilt</text:p>
          </table:table-cell>
          <table:table-cell table:number-columns-repeated="2" office:value-type="string" calcext:value-type="string">
            <text:p>Vanderbilt Commodores</text:p>
          </table:table-cell>
          <table:table-cell office:value-type="string" calcext:value-type="string">
            <text:p>Vanderbilt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E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vanderbilt</text:p>
          </table:table-cell>
          <table:table-cell office:value-type="string" calcext:value-type="string">
            <text:p>#f/vanderbilt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84]=&quot;None&quot;;CONCATENATE([.A84];&quot;-sheet&quot;;[.F84];&quot;-row&quot;;TEXT([.G84];&quot;00&quot;);&quot;-col&quot;;TEXT([.H84];&quot;00&quot;));[.S84])" office:value-type="string" office:string-value="vanderbilt" calcext:value-type="string">
            <text:p>vanderbilt</text:p>
          </table:table-cell>
          <table:table-cell table:formula="of:=CONCATENATE([.A84];&quot;-sheet&quot;;[.F84];&quot;-row&quot;;TEXT([.G84];&quot;00&quot;);&quot;-col&quot;;TEXT([.H84];&quot;00&quot;))" office:value-type="string" office:string-value="vanderbilt-sheet1-row06-col14" calcext:value-type="string">
            <text:p>vanderbilt-sheet1-row06-col14</text:p>
          </table:table-cell>
          <table:table-cell table:formula="of:=CONCATENATE([.A84];&quot;-2sht&quot;;[.F84];&quot;-2rw&quot;;TEXT([.G84];&quot;00&quot;);&quot;-2cl&quot;;TEXT([.H84];&quot;00&quot;))" office:value-type="string" office:string-value="vanderbilt-2sht1-2rw06-2cl14" calcext:value-type="string">
            <text:p>vanderbilt-2sht1-2rw06-2cl14</text:p>
          </table:table-cell>
        </table:table-row>
        <table:table-row table:style-name="ro1">
          <table:table-cell office:value-type="string" calcext:value-type="string">
            <text:p>alabama2</text:p>
          </table:table-cell>
          <table:table-cell office:value-type="string" calcext:value-type="string">
            <text:p>Alabama Crimson Tide Alternate</text:p>
          </table:table-cell>
          <table:table-cell office:value-type="string" calcext:value-type="string">
            <text:p>Alabama Crimson Tide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E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abama2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85]=&quot;None&quot;;CONCATENATE([.A85];&quot;-sheet&quot;;[.F85];&quot;-row&quot;;TEXT([.G85];&quot;00&quot;);&quot;-col&quot;;TEXT([.H85];&quot;00&quot;));[.S85])" office:value-type="string" office:string-value="alabama2" calcext:value-type="string">
            <text:p>alabama2</text:p>
          </table:table-cell>
          <table:table-cell table:formula="of:=CONCATENATE([.A85];&quot;-sheet&quot;;[.F85];&quot;-row&quot;;TEXT([.G85];&quot;00&quot;);&quot;-col&quot;;TEXT([.H85];&quot;00&quot;))" office:value-type="string" office:string-value="alabama2-sheet1-row06-col15" calcext:value-type="string">
            <text:p>alabama2-sheet1-row06-col15</text:p>
          </table:table-cell>
          <table:table-cell table:formula="of:=CONCATENATE([.A85];&quot;-2sht&quot;;[.F85];&quot;-2rw&quot;;TEXT([.G85];&quot;00&quot;);&quot;-2cl&quot;;TEXT([.H85];&quot;00&quot;))" office:value-type="string" office:string-value="alabama2-2sht1-2rw06-2cl15" calcext:value-type="string">
            <text:p>alabama2-2sht1-2rw06-2cl15</text:p>
          </table:table-cell>
        </table:table-row>
        <table:table-row table:style-name="ro1">
          <table:table-cell office:value-type="string" calcext:value-type="string">
            <text:p>kentucky2</text:p>
          </table:table-cell>
          <table:table-cell office:value-type="string" calcext:value-type="string">
            <text:p>Kentucky Wildcats Alternate</text:p>
          </table:table-cell>
          <table:table-cell office:value-type="string" calcext:value-type="string">
            <text:p>Kentucky Wildcats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E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kentucky2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86]=&quot;None&quot;;CONCATENATE([.A86];&quot;-sheet&quot;;[.F86];&quot;-row&quot;;TEXT([.G86];&quot;00&quot;);&quot;-col&quot;;TEXT([.H86];&quot;00&quot;));[.S86])" office:value-type="string" office:string-value="kentucky2" calcext:value-type="string">
            <text:p>kentucky2</text:p>
          </table:table-cell>
          <table:table-cell table:formula="of:=CONCATENATE([.A86];&quot;-sheet&quot;;[.F86];&quot;-row&quot;;TEXT([.G86];&quot;00&quot;);&quot;-col&quot;;TEXT([.H86];&quot;00&quot;))" office:value-type="string" office:string-value="kentucky2-sheet1-row06-col16" calcext:value-type="string">
            <text:p>kentucky2-sheet1-row06-col16</text:p>
          </table:table-cell>
          <table:table-cell table:formula="of:=CONCATENATE([.A86];&quot;-2sht&quot;;[.F86];&quot;-2rw&quot;;TEXT([.G86];&quot;00&quot;);&quot;-2cl&quot;;TEXT([.H86];&quot;00&quot;))" office:value-type="string" office:string-value="kentucky2-2sht1-2rw06-2cl16" calcext:value-type="string">
            <text:p>kentucky2-2sht1-2rw06-2cl16</text:p>
          </table:table-cell>
        </table:table-row>
        <table:table-row table:style-name="ro1">
          <table:table-cell office:value-type="string" calcext:value-type="string">
            <text:p>olemiss2</text:p>
          </table:table-cell>
          <table:table-cell office:value-type="string" calcext:value-type="string">
            <text:p>Ole Miss Rebels Alternate</text:p>
          </table:table-cell>
          <table:table-cell office:value-type="string" calcext:value-type="string">
            <text:p>Ole Miss Rebels</text:p>
          </table:table-cell>
          <table:table-cell office:value-type="string" calcext:value-type="string">
            <text:p>Ole Miss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E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lemiss2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87]=&quot;None&quot;;CONCATENATE([.A87];&quot;-sheet&quot;;[.F87];&quot;-row&quot;;TEXT([.G87];&quot;00&quot;);&quot;-col&quot;;TEXT([.H87];&quot;00&quot;));[.S87])" office:value-type="string" office:string-value="olemiss2" calcext:value-type="string">
            <text:p>olemiss2</text:p>
          </table:table-cell>
          <table:table-cell table:formula="of:=CONCATENATE([.A87];&quot;-sheet&quot;;[.F87];&quot;-row&quot;;TEXT([.G87];&quot;00&quot;);&quot;-col&quot;;TEXT([.H87];&quot;00&quot;))" office:value-type="string" office:string-value="olemiss2-sheet1-row06-col17" calcext:value-type="string">
            <text:p>olemiss2-sheet1-row06-col17</text:p>
          </table:table-cell>
          <table:table-cell table:formula="of:=CONCATENATE([.A87];&quot;-2sht&quot;;[.F87];&quot;-2rw&quot;;TEXT([.G87];&quot;00&quot;);&quot;-2cl&quot;;TEXT([.H87];&quot;00&quot;))" office:value-type="string" office:string-value="olemiss2-2sht1-2rw06-2cl17" calcext:value-type="string">
            <text:p>olemiss2-2sht1-2rw06-2cl17</text:p>
          </table:table-cell>
        </table:table-row>
        <table:table-row table:style-name="ro1">
          <table:table-cell office:value-type="string" calcext:value-type="string">
            <text:p>texasam2</text:p>
          </table:table-cell>
          <table:table-cell office:value-type="string" calcext:value-type="string">
            <text:p>Texas A&amp;M Aggies Alternate</text:p>
          </table:table-cell>
          <table:table-cell office:value-type="string" calcext:value-type="string">
            <text:p>Texas A&amp;M Aggies</text:p>
          </table:table-cell>
          <table:table-cell office:value-type="string" calcext:value-type="string">
            <text:p>Texas A&amp;M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E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xasam2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88]=&quot;None&quot;;CONCATENATE([.A88];&quot;-sheet&quot;;[.F88];&quot;-row&quot;;TEXT([.G88];&quot;00&quot;);&quot;-col&quot;;TEXT([.H88];&quot;00&quot;));[.S88])" office:value-type="string" office:string-value="texasam2" calcext:value-type="string">
            <text:p>texasam2</text:p>
          </table:table-cell>
          <table:table-cell table:formula="of:=CONCATENATE([.A88];&quot;-sheet&quot;;[.F88];&quot;-row&quot;;TEXT([.G88];&quot;00&quot;);&quot;-col&quot;;TEXT([.H88];&quot;00&quot;))" office:value-type="string" office:string-value="texasam2-sheet1-row06-col18" calcext:value-type="string">
            <text:p>texasam2-sheet1-row06-col18</text:p>
          </table:table-cell>
          <table:table-cell table:formula="of:=CONCATENATE([.A88];&quot;-2sht&quot;;[.F88];&quot;-2rw&quot;;TEXT([.G88];&quot;00&quot;);&quot;-2cl&quot;;TEXT([.H88];&quot;00&quot;))" office:value-type="string" office:string-value="texasam2-2sht1-2rw06-2cl18" calcext:value-type="string">
            <text:p>texasam2-2sht1-2rw06-2cl18</text:p>
          </table:table-cell>
        </table:table-row>
        <table:table-row table:style-name="ro1">
          <table:table-cell office:value-type="string" calcext:value-type="string">
            <text:p>florida2</text:p>
          </table:table-cell>
          <table:table-cell office:value-type="string" calcext:value-type="string">
            <text:p>Florida Gators Alternate</text:p>
          </table:table-cell>
          <table:table-cell office:value-type="string" calcext:value-type="string">
            <text:p>Florida Gators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EC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rida2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89]=&quot;None&quot;;CONCATENATE([.A89];&quot;-sheet&quot;;[.F89];&quot;-row&quot;;TEXT([.G89];&quot;00&quot;);&quot;-col&quot;;TEXT([.H89];&quot;00&quot;));[.S89])" office:value-type="string" office:string-value="florida2" calcext:value-type="string">
            <text:p>florida2</text:p>
          </table:table-cell>
          <table:table-cell table:formula="of:=CONCATENATE([.A89];&quot;-sheet&quot;;[.F89];&quot;-row&quot;;TEXT([.G89];&quot;00&quot;);&quot;-col&quot;;TEXT([.H89];&quot;00&quot;))" office:value-type="string" office:string-value="florida2-sheet1-row06-col19" calcext:value-type="string">
            <text:p>florida2-sheet1-row06-col19</text:p>
          </table:table-cell>
          <table:table-cell table:formula="of:=CONCATENATE([.A89];&quot;-2sht&quot;;[.F89];&quot;-2rw&quot;;TEXT([.G89];&quot;00&quot;);&quot;-2cl&quot;;TEXT([.H89];&quot;00&quot;))" office:value-type="string" office:string-value="florida2-2sht1-2rw06-2cl19" calcext:value-type="string">
            <text:p>florida2-2sht1-2rw06-2cl19</text:p>
          </table:table-cell>
        </table:table-row>
        <table:table-row table:style-name="ro1">
          <table:table-cell office:value-type="string" calcext:value-type="string">
            <text:p>army</text:p>
          </table:table-cell>
          <table:table-cell table:number-columns-repeated="2" office:value-type="string" calcext:value-type="string">
            <text:p>Army Black Knights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FBS Independen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bsi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#f/army</text:p>
          </table:table-cell>
          <table:table-cell office:value-type="string" calcext:value-type="string">
            <text:p>#f/a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90]=&quot;None&quot;;CONCATENATE([.A90];&quot;-sheet&quot;;[.F90];&quot;-row&quot;;TEXT([.G90];&quot;00&quot;);&quot;-col&quot;;TEXT([.H90];&quot;00&quot;));[.S90])" office:value-type="string" office:string-value="army" calcext:value-type="string">
            <text:p>army</text:p>
          </table:table-cell>
          <table:table-cell table:formula="of:=CONCATENATE([.A90];&quot;-sheet&quot;;[.F90];&quot;-row&quot;;TEXT([.G90];&quot;00&quot;);&quot;-col&quot;;TEXT([.H90];&quot;00&quot;))" office:value-type="string" office:string-value="army-sheet1-row07-col01" calcext:value-type="string">
            <text:p>army-sheet1-row07-col01</text:p>
          </table:table-cell>
          <table:table-cell table:formula="of:=CONCATENATE([.A90];&quot;-2sht&quot;;[.F90];&quot;-2rw&quot;;TEXT([.G90];&quot;00&quot;);&quot;-2cl&quot;;TEXT([.H90];&quot;00&quot;))" office:value-type="string" office:string-value="army-2sht1-2rw07-2cl01" calcext:value-type="string">
            <text:p>army-2sht1-2rw07-2cl01</text:p>
          </table:table-cell>
        </table:table-row>
        <table:table-row table:style-name="ro1">
          <table:table-cell office:value-type="string" calcext:value-type="string">
            <text:p>byu</text:p>
          </table:table-cell>
          <table:table-cell table:number-columns-repeated="2" office:value-type="string" calcext:value-type="string">
            <text:p>BYU Cougars</text:p>
          </table:table-cell>
          <table:table-cell office:value-type="string" calcext:value-type="string">
            <text:p>BYU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FBS Independen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bsi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byu</text:p>
          </table:table-cell>
          <table:table-cell office:value-type="string" calcext:value-type="string">
            <text:p>#f/byu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91]=&quot;None&quot;;CONCATENATE([.A91];&quot;-sheet&quot;;[.F91];&quot;-row&quot;;TEXT([.G91];&quot;00&quot;);&quot;-col&quot;;TEXT([.H91];&quot;00&quot;));[.S91])" office:value-type="string" office:string-value="byu" calcext:value-type="string">
            <text:p>byu</text:p>
          </table:table-cell>
          <table:table-cell table:formula="of:=CONCATENATE([.A91];&quot;-sheet&quot;;[.F91];&quot;-row&quot;;TEXT([.G91];&quot;00&quot;);&quot;-col&quot;;TEXT([.H91];&quot;00&quot;))" office:value-type="string" office:string-value="byu-sheet1-row07-col02" calcext:value-type="string">
            <text:p>byu-sheet1-row07-col02</text:p>
          </table:table-cell>
          <table:table-cell table:formula="of:=CONCATENATE([.A91];&quot;-2sht&quot;;[.F91];&quot;-2rw&quot;;TEXT([.G91];&quot;00&quot;);&quot;-2cl&quot;;TEXT([.H91];&quot;00&quot;))" office:value-type="string" office:string-value="byu-2sht1-2rw07-2cl02" calcext:value-type="string">
            <text:p>byu-2sht1-2rw07-2cl02</text:p>
          </table:table-cell>
        </table:table-row>
        <table:table-row table:style-name="ro1">
          <table:table-cell office:value-type="string" calcext:value-type="string">
            <text:p>notredame</text:p>
          </table:table-cell>
          <table:table-cell table:number-columns-repeated="2" office:value-type="string" calcext:value-type="string">
            <text:p>Notre Dame Fighting Irish</text:p>
          </table:table-cell>
          <table:table-cell office:value-type="string" calcext:value-type="string">
            <text:p>Notre Dame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FBS Independen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bsi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notredame</text:p>
          </table:table-cell>
          <table:table-cell office:value-type="string" calcext:value-type="string">
            <text:p>#f/notredame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92]=&quot;None&quot;;CONCATENATE([.A92];&quot;-sheet&quot;;[.F92];&quot;-row&quot;;TEXT([.G92];&quot;00&quot;);&quot;-col&quot;;TEXT([.H92];&quot;00&quot;));[.S92])" office:value-type="string" office:string-value="notredame" calcext:value-type="string">
            <text:p>notredame</text:p>
          </table:table-cell>
          <table:table-cell table:formula="of:=CONCATENATE([.A92];&quot;-sheet&quot;;[.F92];&quot;-row&quot;;TEXT([.G92];&quot;00&quot;);&quot;-col&quot;;TEXT([.H92];&quot;00&quot;))" office:value-type="string" office:string-value="notredame-sheet1-row07-col03" calcext:value-type="string">
            <text:p>notredame-sheet1-row07-col03</text:p>
          </table:table-cell>
          <table:table-cell table:formula="of:=CONCATENATE([.A92];&quot;-2sht&quot;;[.F92];&quot;-2rw&quot;;TEXT([.G92];&quot;00&quot;);&quot;-2cl&quot;;TEXT([.H92];&quot;00&quot;))" office:value-type="string" office:string-value="notredame-2sht1-2rw07-2cl03" calcext:value-type="string">
            <text:p>notredame-2sht1-2rw07-2cl03</text:p>
          </table:table-cell>
        </table:table-row>
        <table:table-row table:style-name="ro1">
          <table:table-cell office:value-type="string" calcext:value-type="string">
            <text:p>cincinnati</text:p>
          </table:table-cell>
          <table:table-cell table:number-columns-repeated="2" office:value-type="string" calcext:value-type="string">
            <text:p>Cincinnati Bearcats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A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#f/cincinnati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93]=&quot;None&quot;;CONCATENATE([.A93];&quot;-sheet&quot;;[.F93];&quot;-row&quot;;TEXT([.G93];&quot;00&quot;);&quot;-col&quot;;TEXT([.H93];&quot;00&quot;));[.S93])" office:value-type="string" office:string-value="cincinnati" calcext:value-type="string">
            <text:p>cincinnati</text:p>
          </table:table-cell>
          <table:table-cell table:formula="of:=CONCATENATE([.A93];&quot;-sheet&quot;;[.F93];&quot;-row&quot;;TEXT([.G93];&quot;00&quot;);&quot;-col&quot;;TEXT([.H93];&quot;00&quot;))" office:value-type="string" office:string-value="cincinnati-sheet1-row08-col01" calcext:value-type="string">
            <text:p>cincinnati-sheet1-row08-col01</text:p>
          </table:table-cell>
          <table:table-cell table:formula="of:=CONCATENATE([.A93];&quot;-2sht&quot;;[.F93];&quot;-2rw&quot;;TEXT([.G93];&quot;00&quot;);&quot;-2cl&quot;;TEXT([.H93];&quot;00&quot;))" office:value-type="string" office:string-value="cincinnati-2sht1-2rw08-2cl01" calcext:value-type="string">
            <text:p>cincinnati-2sht1-2rw08-2cl01</text:p>
          </table:table-cell>
        </table:table-row>
        <table:table-row table:style-name="ro1">
          <table:table-cell office:value-type="string" calcext:value-type="string">
            <text:p>connecticut</text:p>
          </table:table-cell>
          <table:table-cell table:number-columns-repeated="2" office:value-type="string" calcext:value-type="string">
            <text:p>Connecticut Huskies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A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#f/connecticut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94]=&quot;None&quot;;CONCATENATE([.A94];&quot;-sheet&quot;;[.F94];&quot;-row&quot;;TEXT([.G94];&quot;00&quot;);&quot;-col&quot;;TEXT([.H94];&quot;00&quot;));[.S94])" office:value-type="string" office:string-value="connecticut" calcext:value-type="string">
            <text:p>connecticut</text:p>
          </table:table-cell>
          <table:table-cell table:formula="of:=CONCATENATE([.A94];&quot;-sheet&quot;;[.F94];&quot;-row&quot;;TEXT([.G94];&quot;00&quot;);&quot;-col&quot;;TEXT([.H94];&quot;00&quot;))" office:value-type="string" office:string-value="connecticut-sheet1-row08-col02" calcext:value-type="string">
            <text:p>connecticut-sheet1-row08-col02</text:p>
          </table:table-cell>
          <table:table-cell table:formula="of:=CONCATENATE([.A94];&quot;-2sht&quot;;[.F94];&quot;-2rw&quot;;TEXT([.G94];&quot;00&quot;);&quot;-2cl&quot;;TEXT([.H94];&quot;00&quot;))" office:value-type="string" office:string-value="connecticut-2sht1-2rw08-2cl02" calcext:value-type="string">
            <text:p>connecticut-2sht1-2rw08-2cl02</text:p>
          </table:table-cell>
        </table:table-row>
        <table:table-row table:style-name="ro1">
          <table:table-cell office:value-type="string" calcext:value-type="string">
            <text:p>eastcarolina</text:p>
          </table:table-cell>
          <table:table-cell table:number-columns-repeated="2" office:value-type="string" calcext:value-type="string">
            <text:p>East Carolina Pirates</text:p>
          </table:table-cell>
          <table:table-cell office:value-type="string" calcext:value-type="string">
            <text:p>East Carolina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A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eastcarolina</text:p>
          </table:table-cell>
          <table:table-cell office:value-type="string" calcext:value-type="string">
            <text:p>#f/eastcarolina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95]=&quot;None&quot;;CONCATENATE([.A95];&quot;-sheet&quot;;[.F95];&quot;-row&quot;;TEXT([.G95];&quot;00&quot;);&quot;-col&quot;;TEXT([.H95];&quot;00&quot;));[.S95])" office:value-type="string" office:string-value="eastcarolina" calcext:value-type="string">
            <text:p>eastcarolina</text:p>
          </table:table-cell>
          <table:table-cell table:formula="of:=CONCATENATE([.A95];&quot;-sheet&quot;;[.F95];&quot;-row&quot;;TEXT([.G95];&quot;00&quot;);&quot;-col&quot;;TEXT([.H95];&quot;00&quot;))" office:value-type="string" office:string-value="eastcarolina-sheet1-row08-col03" calcext:value-type="string">
            <text:p>eastcarolina-sheet1-row08-col03</text:p>
          </table:table-cell>
          <table:table-cell table:formula="of:=CONCATENATE([.A95];&quot;-2sht&quot;;[.F95];&quot;-2rw&quot;;TEXT([.G95];&quot;00&quot;);&quot;-2cl&quot;;TEXT([.H95];&quot;00&quot;))" office:value-type="string" office:string-value="eastcarolina-2sht1-2rw08-2cl03" calcext:value-type="string">
            <text:p>eastcarolina-2sht1-2rw08-2cl03</text:p>
          </table:table-cell>
        </table:table-row>
        <table:table-row table:style-name="ro1">
          <table:table-cell office:value-type="string" calcext:value-type="string">
            <text:p>houston</text:p>
          </table:table-cell>
          <table:table-cell table:number-columns-repeated="2" office:value-type="string" calcext:value-type="string">
            <text:p>Houston Cougar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A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#f/houston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96]=&quot;None&quot;;CONCATENATE([.A96];&quot;-sheet&quot;;[.F96];&quot;-row&quot;;TEXT([.G96];&quot;00&quot;);&quot;-col&quot;;TEXT([.H96];&quot;00&quot;));[.S96])" office:value-type="string" office:string-value="houston" calcext:value-type="string">
            <text:p>houston</text:p>
          </table:table-cell>
          <table:table-cell table:formula="of:=CONCATENATE([.A96];&quot;-sheet&quot;;[.F96];&quot;-row&quot;;TEXT([.G96];&quot;00&quot;);&quot;-col&quot;;TEXT([.H96];&quot;00&quot;))" office:value-type="string" office:string-value="houston-sheet1-row08-col04" calcext:value-type="string">
            <text:p>houston-sheet1-row08-col04</text:p>
          </table:table-cell>
          <table:table-cell table:formula="of:=CONCATENATE([.A96];&quot;-2sht&quot;;[.F96];&quot;-2rw&quot;;TEXT([.G96];&quot;00&quot;);&quot;-2cl&quot;;TEXT([.H96];&quot;00&quot;))" office:value-type="string" office:string-value="houston-2sht1-2rw08-2cl04" calcext:value-type="string">
            <text:p>houston-2sht1-2rw08-2cl04</text:p>
          </table:table-cell>
        </table:table-row>
        <table:table-row table:style-name="ro1">
          <table:table-cell office:value-type="string" calcext:value-type="string">
            <text:p>memphis</text:p>
          </table:table-cell>
          <table:table-cell table:number-columns-repeated="2" office:value-type="string" calcext:value-type="string">
            <text:p>Memphis Tigers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A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#f/memphis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97]=&quot;None&quot;;CONCATENATE([.A97];&quot;-sheet&quot;;[.F97];&quot;-row&quot;;TEXT([.G97];&quot;00&quot;);&quot;-col&quot;;TEXT([.H97];&quot;00&quot;));[.S97])" office:value-type="string" office:string-value="memphis" calcext:value-type="string">
            <text:p>memphis</text:p>
          </table:table-cell>
          <table:table-cell table:formula="of:=CONCATENATE([.A97];&quot;-sheet&quot;;[.F97];&quot;-row&quot;;TEXT([.G97];&quot;00&quot;);&quot;-col&quot;;TEXT([.H97];&quot;00&quot;))" office:value-type="string" office:string-value="memphis-sheet1-row08-col05" calcext:value-type="string">
            <text:p>memphis-sheet1-row08-col05</text:p>
          </table:table-cell>
          <table:table-cell table:formula="of:=CONCATENATE([.A97];&quot;-2sht&quot;;[.F97];&quot;-2rw&quot;;TEXT([.G97];&quot;00&quot;);&quot;-2cl&quot;;TEXT([.H97];&quot;00&quot;))" office:value-type="string" office:string-value="memphis-2sht1-2rw08-2cl05" calcext:value-type="string">
            <text:p>memphis-2sht1-2rw08-2cl05</text:p>
          </table:table-cell>
        </table:table-row>
        <table:table-row table:style-name="ro1">
          <table:table-cell office:value-type="string" calcext:value-type="string">
            <text:p>navy</text:p>
          </table:table-cell>
          <table:table-cell table:number-columns-repeated="2" office:value-type="string" calcext:value-type="string">
            <text:p>Navy Midshipmen</text:p>
          </table:table-cell>
          <table:table-cell office:value-type="string" calcext:value-type="string">
            <text:p>Navy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A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navy</text:p>
          </table:table-cell>
          <table:table-cell office:value-type="string" calcext:value-type="string">
            <text:p>#f/navy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98]=&quot;None&quot;;CONCATENATE([.A98];&quot;-sheet&quot;;[.F98];&quot;-row&quot;;TEXT([.G98];&quot;00&quot;);&quot;-col&quot;;TEXT([.H98];&quot;00&quot;));[.S98])" office:value-type="string" office:string-value="navy" calcext:value-type="string">
            <text:p>navy</text:p>
          </table:table-cell>
          <table:table-cell table:formula="of:=CONCATENATE([.A98];&quot;-sheet&quot;;[.F98];&quot;-row&quot;;TEXT([.G98];&quot;00&quot;);&quot;-col&quot;;TEXT([.H98];&quot;00&quot;))" office:value-type="string" office:string-value="navy-sheet1-row08-col06" calcext:value-type="string">
            <text:p>navy-sheet1-row08-col06</text:p>
          </table:table-cell>
          <table:table-cell table:formula="of:=CONCATENATE([.A98];&quot;-2sht&quot;;[.F98];&quot;-2rw&quot;;TEXT([.G98];&quot;00&quot;);&quot;-2cl&quot;;TEXT([.H98];&quot;00&quot;))" office:value-type="string" office:string-value="navy-2sht1-2rw08-2cl06" calcext:value-type="string">
            <text:p>navy-2sht1-2rw08-2cl06</text:p>
          </table:table-cell>
        </table:table-row>
        <table:table-row table:style-name="ro1">
          <table:table-cell office:value-type="string" calcext:value-type="string">
            <text:p>smu</text:p>
          </table:table-cell>
          <table:table-cell table:number-columns-repeated="2" office:value-type="string" calcext:value-type="string">
            <text:p>SMU Mustangs</text:p>
          </table:table-cell>
          <table:table-cell office:value-type="string" calcext:value-type="string">
            <text:p>SMU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A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smu</text:p>
          </table:table-cell>
          <table:table-cell office:value-type="string" calcext:value-type="string">
            <text:p>#f/smu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99]=&quot;None&quot;;CONCATENATE([.A99];&quot;-sheet&quot;;[.F99];&quot;-row&quot;;TEXT([.G99];&quot;00&quot;);&quot;-col&quot;;TEXT([.H99];&quot;00&quot;));[.S99])" office:value-type="string" office:string-value="smu" calcext:value-type="string">
            <text:p>smu</text:p>
          </table:table-cell>
          <table:table-cell table:formula="of:=CONCATENATE([.A99];&quot;-sheet&quot;;[.F99];&quot;-row&quot;;TEXT([.G99];&quot;00&quot;);&quot;-col&quot;;TEXT([.H99];&quot;00&quot;))" office:value-type="string" office:string-value="smu-sheet1-row08-col07" calcext:value-type="string">
            <text:p>smu-sheet1-row08-col07</text:p>
          </table:table-cell>
          <table:table-cell table:formula="of:=CONCATENATE([.A99];&quot;-2sht&quot;;[.F99];&quot;-2rw&quot;;TEXT([.G99];&quot;00&quot;);&quot;-2cl&quot;;TEXT([.H99];&quot;00&quot;))" office:value-type="string" office:string-value="smu-2sht1-2rw08-2cl07" calcext:value-type="string">
            <text:p>smu-2sht1-2rw08-2cl07</text:p>
          </table:table-cell>
        </table:table-row>
        <table:table-row table:style-name="ro1">
          <table:table-cell office:value-type="string" calcext:value-type="string">
            <text:p>southflorida</text:p>
          </table:table-cell>
          <table:table-cell table:number-columns-repeated="2" office:value-type="string" calcext:value-type="string">
            <text:p>South Florida Bulls</text:p>
          </table:table-cell>
          <table:table-cell office:value-type="string" calcext:value-type="string">
            <text:p>South Florida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A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southflorida</text:p>
          </table:table-cell>
          <table:table-cell office:value-type="string" calcext:value-type="string">
            <text:p>#f/southflorida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00]=&quot;None&quot;;CONCATENATE([.A100];&quot;-sheet&quot;;[.F100];&quot;-row&quot;;TEXT([.G100];&quot;00&quot;);&quot;-col&quot;;TEXT([.H100];&quot;00&quot;));[.S100])" office:value-type="string" office:string-value="southflorida" calcext:value-type="string">
            <text:p>southflorida</text:p>
          </table:table-cell>
          <table:table-cell table:formula="of:=CONCATENATE([.A100];&quot;-sheet&quot;;[.F100];&quot;-row&quot;;TEXT([.G100];&quot;00&quot;);&quot;-col&quot;;TEXT([.H100];&quot;00&quot;))" office:value-type="string" office:string-value="southflorida-sheet1-row08-col08" calcext:value-type="string">
            <text:p>southflorida-sheet1-row08-col08</text:p>
          </table:table-cell>
          <table:table-cell table:formula="of:=CONCATENATE([.A100];&quot;-2sht&quot;;[.F100];&quot;-2rw&quot;;TEXT([.G100];&quot;00&quot;);&quot;-2cl&quot;;TEXT([.H100];&quot;00&quot;))" office:value-type="string" office:string-value="southflorida-2sht1-2rw08-2cl08" calcext:value-type="string">
            <text:p>southflorida-2sht1-2rw08-2cl08</text:p>
          </table:table-cell>
        </table:table-row>
        <table:table-row table:style-name="ro1">
          <table:table-cell office:value-type="string" calcext:value-type="string">
            <text:p>temple</text:p>
          </table:table-cell>
          <table:table-cell table:number-columns-repeated="2" office:value-type="string" calcext:value-type="string">
            <text:p>Temple Owls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A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#f/temple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01]=&quot;None&quot;;CONCATENATE([.A101];&quot;-sheet&quot;;[.F101];&quot;-row&quot;;TEXT([.G101];&quot;00&quot;);&quot;-col&quot;;TEXT([.H101];&quot;00&quot;));[.S101])" office:value-type="string" office:string-value="temple" calcext:value-type="string">
            <text:p>temple</text:p>
          </table:table-cell>
          <table:table-cell table:formula="of:=CONCATENATE([.A101];&quot;-sheet&quot;;[.F101];&quot;-row&quot;;TEXT([.G101];&quot;00&quot;);&quot;-col&quot;;TEXT([.H101];&quot;00&quot;))" office:value-type="string" office:string-value="temple-sheet1-row08-col09" calcext:value-type="string">
            <text:p>temple-sheet1-row08-col09</text:p>
          </table:table-cell>
          <table:table-cell table:formula="of:=CONCATENATE([.A101];&quot;-2sht&quot;;[.F101];&quot;-2rw&quot;;TEXT([.G101];&quot;00&quot;);&quot;-2cl&quot;;TEXT([.H101];&quot;00&quot;))" office:value-type="string" office:string-value="temple-2sht1-2rw08-2cl09" calcext:value-type="string">
            <text:p>temple-2sht1-2rw08-2cl09</text:p>
          </table:table-cell>
        </table:table-row>
        <table:table-row table:style-name="ro1">
          <table:table-cell office:value-type="string" calcext:value-type="string">
            <text:p>tulane</text:p>
          </table:table-cell>
          <table:table-cell table:number-columns-repeated="2" office:value-type="string" calcext:value-type="string">
            <text:p>Tulane Green Wave</text:p>
          </table:table-cell>
          <table:table-cell office:value-type="string" calcext:value-type="string">
            <text:p>Tulane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A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tulane</text:p>
          </table:table-cell>
          <table:table-cell office:value-type="string" calcext:value-type="string">
            <text:p>#f/tulane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02]=&quot;None&quot;;CONCATENATE([.A102];&quot;-sheet&quot;;[.F102];&quot;-row&quot;;TEXT([.G102];&quot;00&quot;);&quot;-col&quot;;TEXT([.H102];&quot;00&quot;));[.S102])" office:value-type="string" office:string-value="tulane" calcext:value-type="string">
            <text:p>tulane</text:p>
          </table:table-cell>
          <table:table-cell table:formula="of:=CONCATENATE([.A102];&quot;-sheet&quot;;[.F102];&quot;-row&quot;;TEXT([.G102];&quot;00&quot;);&quot;-col&quot;;TEXT([.H102];&quot;00&quot;))" office:value-type="string" office:string-value="tulane-sheet1-row08-col10" calcext:value-type="string">
            <text:p>tulane-sheet1-row08-col10</text:p>
          </table:table-cell>
          <table:table-cell table:formula="of:=CONCATENATE([.A102];&quot;-2sht&quot;;[.F102];&quot;-2rw&quot;;TEXT([.G102];&quot;00&quot;);&quot;-2cl&quot;;TEXT([.H102];&quot;00&quot;))" office:value-type="string" office:string-value="tulane-2sht1-2rw08-2cl10" calcext:value-type="string">
            <text:p>tulane-2sht1-2rw08-2cl10</text:p>
          </table:table-cell>
        </table:table-row>
        <table:table-row table:style-name="ro1">
          <table:table-cell office:value-type="string" calcext:value-type="string">
            <text:p>tulsa</text:p>
          </table:table-cell>
          <table:table-cell table:number-columns-repeated="2" office:value-type="string" calcext:value-type="string">
            <text:p>Tulsa Golden Hurricane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A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#f/tulsa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03]=&quot;None&quot;;CONCATENATE([.A103];&quot;-sheet&quot;;[.F103];&quot;-row&quot;;TEXT([.G103];&quot;00&quot;);&quot;-col&quot;;TEXT([.H103];&quot;00&quot;));[.S103])" office:value-type="string" office:string-value="tulsa" calcext:value-type="string">
            <text:p>tulsa</text:p>
          </table:table-cell>
          <table:table-cell table:formula="of:=CONCATENATE([.A103];&quot;-sheet&quot;;[.F103];&quot;-row&quot;;TEXT([.G103];&quot;00&quot;);&quot;-col&quot;;TEXT([.H103];&quot;00&quot;))" office:value-type="string" office:string-value="tulsa-sheet1-row08-col11" calcext:value-type="string">
            <text:p>tulsa-sheet1-row08-col11</text:p>
          </table:table-cell>
          <table:table-cell table:formula="of:=CONCATENATE([.A103];&quot;-2sht&quot;;[.F103];&quot;-2rw&quot;;TEXT([.G103];&quot;00&quot;);&quot;-2cl&quot;;TEXT([.H103];&quot;00&quot;))" office:value-type="string" office:string-value="tulsa-2sht1-2rw08-2cl11" calcext:value-type="string">
            <text:p>tulsa-2sht1-2rw08-2cl11</text:p>
          </table:table-cell>
        </table:table-row>
        <table:table-row table:style-name="ro1">
          <table:table-cell office:value-type="string" calcext:value-type="string">
            <text:p>ucf</text:p>
          </table:table-cell>
          <table:table-cell table:number-columns-repeated="2" office:value-type="string" calcext:value-type="string">
            <text:p>UCF Knights</text:p>
          </table:table-cell>
          <table:table-cell office:value-type="string" calcext:value-type="string">
            <text:p>UCF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A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ucf</text:p>
          </table:table-cell>
          <table:table-cell office:value-type="string" calcext:value-type="string">
            <text:p>#f/ucf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04]=&quot;None&quot;;CONCATENATE([.A104];&quot;-sheet&quot;;[.F104];&quot;-row&quot;;TEXT([.G104];&quot;00&quot;);&quot;-col&quot;;TEXT([.H104];&quot;00&quot;));[.S104])" office:value-type="string" office:string-value="ucf" calcext:value-type="string">
            <text:p>ucf</text:p>
          </table:table-cell>
          <table:table-cell table:formula="of:=CONCATENATE([.A104];&quot;-sheet&quot;;[.F104];&quot;-row&quot;;TEXT([.G104];&quot;00&quot;);&quot;-col&quot;;TEXT([.H104];&quot;00&quot;))" office:value-type="string" office:string-value="ucf-sheet1-row08-col12" calcext:value-type="string">
            <text:p>ucf-sheet1-row08-col12</text:p>
          </table:table-cell>
          <table:table-cell table:formula="of:=CONCATENATE([.A104];&quot;-2sht&quot;;[.F104];&quot;-2rw&quot;;TEXT([.G104];&quot;00&quot;);&quot;-2cl&quot;;TEXT([.H104];&quot;00&quot;))" office:value-type="string" office:string-value="ucf-2sht1-2rw08-2cl12" calcext:value-type="string">
            <text:p>ucf-2sht1-2rw08-2cl12</text:p>
          </table:table-cell>
        </table:table-row>
        <table:table-row table:style-name="ro1">
          <table:table-cell office:value-type="string" calcext:value-type="string">
            <text:p>houston2</text:p>
          </table:table-cell>
          <table:table-cell office:value-type="string" calcext:value-type="string">
            <text:p>Houston Cougars Alternate</text:p>
          </table:table-cell>
          <table:table-cell office:value-type="string" calcext:value-type="string">
            <text:p>Houston Cougar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A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ouston2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05]=&quot;None&quot;;CONCATENATE([.A105];&quot;-sheet&quot;;[.F105];&quot;-row&quot;;TEXT([.G105];&quot;00&quot;);&quot;-col&quot;;TEXT([.H105];&quot;00&quot;));[.S105])" office:value-type="string" office:string-value="houston2" calcext:value-type="string">
            <text:p>houston2</text:p>
          </table:table-cell>
          <table:table-cell table:formula="of:=CONCATENATE([.A105];&quot;-sheet&quot;;[.F105];&quot;-row&quot;;TEXT([.G105];&quot;00&quot;);&quot;-col&quot;;TEXT([.H105];&quot;00&quot;))" office:value-type="string" office:string-value="houston2-sheet1-row08-col13" calcext:value-type="string">
            <text:p>houston2-sheet1-row08-col13</text:p>
          </table:table-cell>
          <table:table-cell table:formula="of:=CONCATENATE([.A105];&quot;-2sht&quot;;[.F105];&quot;-2rw&quot;;TEXT([.G105];&quot;00&quot;);&quot;-2cl&quot;;TEXT([.H105];&quot;00&quot;))" office:value-type="string" office:string-value="houston2-2sht1-2rw08-2cl13" calcext:value-type="string">
            <text:p>houston2-2sht1-2rw08-2cl13</text:p>
          </table:table-cell>
        </table:table-row>
        <table:table-row table:style-name="ro1">
          <table:table-cell office:value-type="string" calcext:value-type="string">
            <text:p>charlotte</text:p>
          </table:table-cell>
          <table:table-cell table:number-columns-repeated="2" office:value-type="string" calcext:value-type="string">
            <text:p>Charlotte 49ers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Conference U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cus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#f/charlotte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06]=&quot;None&quot;;CONCATENATE([.A106];&quot;-sheet&quot;;[.F106];&quot;-row&quot;;TEXT([.G106];&quot;00&quot;);&quot;-col&quot;;TEXT([.H106];&quot;00&quot;));[.S106])" office:value-type="string" office:string-value="charlotte" calcext:value-type="string">
            <text:p>charlotte</text:p>
          </table:table-cell>
          <table:table-cell table:formula="of:=CONCATENATE([.A106];&quot;-sheet&quot;;[.F106];&quot;-row&quot;;TEXT([.G106];&quot;00&quot;);&quot;-col&quot;;TEXT([.H106];&quot;00&quot;))" office:value-type="string" office:string-value="charlotte-sheet1-row09-col01" calcext:value-type="string">
            <text:p>charlotte-sheet1-row09-col01</text:p>
          </table:table-cell>
          <table:table-cell table:formula="of:=CONCATENATE([.A106];&quot;-2sht&quot;;[.F106];&quot;-2rw&quot;;TEXT([.G106];&quot;00&quot;);&quot;-2cl&quot;;TEXT([.H106];&quot;00&quot;))" office:value-type="string" office:string-value="charlotte-2sht1-2rw09-2cl01" calcext:value-type="string">
            <text:p>charlotte-2sht1-2rw09-2cl01</text:p>
          </table:table-cell>
        </table:table-row>
        <table:table-row table:style-name="ro1">
          <table:table-cell office:value-type="string" calcext:value-type="string">
            <text:p>floridaatlantic</text:p>
          </table:table-cell>
          <table:table-cell table:number-columns-repeated="2" office:value-type="string" calcext:value-type="string">
            <text:p>Florida Atlantic Owls</text:p>
          </table:table-cell>
          <table:table-cell office:value-type="string" calcext:value-type="string">
            <text:p>Florida Atlantic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Conference U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cus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loridaatlantic</text:p>
          </table:table-cell>
          <table:table-cell office:value-type="string" calcext:value-type="string">
            <text:p>#f/floridaatlantic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07]=&quot;None&quot;;CONCATENATE([.A107];&quot;-sheet&quot;;[.F107];&quot;-row&quot;;TEXT([.G107];&quot;00&quot;);&quot;-col&quot;;TEXT([.H107];&quot;00&quot;));[.S107])" office:value-type="string" office:string-value="floridaatlantic" calcext:value-type="string">
            <text:p>floridaatlantic</text:p>
          </table:table-cell>
          <table:table-cell table:formula="of:=CONCATENATE([.A107];&quot;-sheet&quot;;[.F107];&quot;-row&quot;;TEXT([.G107];&quot;00&quot;);&quot;-col&quot;;TEXT([.H107];&quot;00&quot;))" office:value-type="string" office:string-value="floridaatlantic-sheet1-row09-col02" calcext:value-type="string">
            <text:p>floridaatlantic-sheet1-row09-col02</text:p>
          </table:table-cell>
          <table:table-cell table:formula="of:=CONCATENATE([.A107];&quot;-2sht&quot;;[.F107];&quot;-2rw&quot;;TEXT([.G107];&quot;00&quot;);&quot;-2cl&quot;;TEXT([.H107];&quot;00&quot;))" office:value-type="string" office:string-value="floridaatlantic-2sht1-2rw09-2cl02" calcext:value-type="string">
            <text:p>floridaatlantic-2sht1-2rw09-2cl02</text:p>
          </table:table-cell>
        </table:table-row>
        <table:table-row table:style-name="ro1">
          <table:table-cell office:value-type="string" calcext:value-type="string">
            <text:p>floridainternational</text:p>
          </table:table-cell>
          <table:table-cell table:number-columns-repeated="2" office:value-type="string" calcext:value-type="string">
            <text:p>Florida International Golden Panthers</text:p>
          </table:table-cell>
          <table:table-cell office:value-type="string" calcext:value-type="string">
            <text:p>Florida International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Conference U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cus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loridainternational</text:p>
          </table:table-cell>
          <table:table-cell office:value-type="string" calcext:value-type="string">
            <text:p>#f/floridainternational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08]=&quot;None&quot;;CONCATENATE([.A108];&quot;-sheet&quot;;[.F108];&quot;-row&quot;;TEXT([.G108];&quot;00&quot;);&quot;-col&quot;;TEXT([.H108];&quot;00&quot;));[.S108])" office:value-type="string" office:string-value="floridainternational" calcext:value-type="string">
            <text:p>floridainternational</text:p>
          </table:table-cell>
          <table:table-cell table:formula="of:=CONCATENATE([.A108];&quot;-sheet&quot;;[.F108];&quot;-row&quot;;TEXT([.G108];&quot;00&quot;);&quot;-col&quot;;TEXT([.H108];&quot;00&quot;))" office:value-type="string" office:string-value="floridainternational-sheet1-row09-col03" calcext:value-type="string">
            <text:p>floridainternational-sheet1-row09-col03</text:p>
          </table:table-cell>
          <table:table-cell table:formula="of:=CONCATENATE([.A108];&quot;-2sht&quot;;[.F108];&quot;-2rw&quot;;TEXT([.G108];&quot;00&quot;);&quot;-2cl&quot;;TEXT([.H108];&quot;00&quot;))" office:value-type="string" office:string-value="floridainternational-2sht1-2rw09-2cl03" calcext:value-type="string">
            <text:p>floridainternational-2sht1-2rw09-2cl03</text:p>
          </table:table-cell>
        </table:table-row>
        <table:table-row table:style-name="ro1">
          <table:table-cell office:value-type="string" calcext:value-type="string">
            <text:p>louisianatech</text:p>
          </table:table-cell>
          <table:table-cell table:number-columns-repeated="2" office:value-type="string" calcext:value-type="string">
            <text:p>Louisiana Tech Bulldogs</text:p>
          </table:table-cell>
          <table:table-cell office:value-type="string" calcext:value-type="string">
            <text:p>Louisiana Tech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Conference U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cus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louisianatech</text:p>
          </table:table-cell>
          <table:table-cell office:value-type="string" calcext:value-type="string">
            <text:p>#f/louisianatech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09]=&quot;None&quot;;CONCATENATE([.A109];&quot;-sheet&quot;;[.F109];&quot;-row&quot;;TEXT([.G109];&quot;00&quot;);&quot;-col&quot;;TEXT([.H109];&quot;00&quot;));[.S109])" office:value-type="string" office:string-value="louisianatech" calcext:value-type="string">
            <text:p>louisianatech</text:p>
          </table:table-cell>
          <table:table-cell table:formula="of:=CONCATENATE([.A109];&quot;-sheet&quot;;[.F109];&quot;-row&quot;;TEXT([.G109];&quot;00&quot;);&quot;-col&quot;;TEXT([.H109];&quot;00&quot;))" office:value-type="string" office:string-value="louisianatech-sheet1-row09-col04" calcext:value-type="string">
            <text:p>louisianatech-sheet1-row09-col04</text:p>
          </table:table-cell>
          <table:table-cell table:formula="of:=CONCATENATE([.A109];&quot;-2sht&quot;;[.F109];&quot;-2rw&quot;;TEXT([.G109];&quot;00&quot;);&quot;-2cl&quot;;TEXT([.H109];&quot;00&quot;))" office:value-type="string" office:string-value="louisianatech-2sht1-2rw09-2cl04" calcext:value-type="string">
            <text:p>louisianatech-2sht1-2rw09-2cl04</text:p>
          </table:table-cell>
        </table:table-row>
        <table:table-row table:style-name="ro1">
          <table:table-cell office:value-type="string" calcext:value-type="string">
            <text:p>marshall</text:p>
          </table:table-cell>
          <table:table-cell table:number-columns-repeated="2" office:value-type="string" calcext:value-type="string">
            <text:p>Marshall Thundering Herd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Conference U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cus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#f/marshall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10]=&quot;None&quot;;CONCATENATE([.A110];&quot;-sheet&quot;;[.F110];&quot;-row&quot;;TEXT([.G110];&quot;00&quot;);&quot;-col&quot;;TEXT([.H110];&quot;00&quot;));[.S110])" office:value-type="string" office:string-value="marshall" calcext:value-type="string">
            <text:p>marshall</text:p>
          </table:table-cell>
          <table:table-cell table:formula="of:=CONCATENATE([.A110];&quot;-sheet&quot;;[.F110];&quot;-row&quot;;TEXT([.G110];&quot;00&quot;);&quot;-col&quot;;TEXT([.H110];&quot;00&quot;))" office:value-type="string" office:string-value="marshall-sheet1-row09-col05" calcext:value-type="string">
            <text:p>marshall-sheet1-row09-col05</text:p>
          </table:table-cell>
          <table:table-cell table:formula="of:=CONCATENATE([.A110];&quot;-2sht&quot;;[.F110];&quot;-2rw&quot;;TEXT([.G110];&quot;00&quot;);&quot;-2cl&quot;;TEXT([.H110];&quot;00&quot;))" office:value-type="string" office:string-value="marshall-2sht1-2rw09-2cl05" calcext:value-type="string">
            <text:p>marshall-2sht1-2rw09-2cl05</text:p>
          </table:table-cell>
        </table:table-row>
        <table:table-row table:style-name="ro1">
          <table:table-cell office:value-type="string" calcext:value-type="string">
            <text:p>middletennessee</text:p>
          </table:table-cell>
          <table:table-cell table:number-columns-repeated="2" office:value-type="string" calcext:value-type="string">
            <text:p>Middle Tennessee Blue Raiders</text:p>
          </table:table-cell>
          <table:table-cell office:value-type="string" calcext:value-type="string">
            <text:p>Middle Tennessee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Conference U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cus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middletennessee</text:p>
          </table:table-cell>
          <table:table-cell office:value-type="string" calcext:value-type="string">
            <text:p>#f/middletennessee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11]=&quot;None&quot;;CONCATENATE([.A111];&quot;-sheet&quot;;[.F111];&quot;-row&quot;;TEXT([.G111];&quot;00&quot;);&quot;-col&quot;;TEXT([.H111];&quot;00&quot;));[.S111])" office:value-type="string" office:string-value="middletennessee" calcext:value-type="string">
            <text:p>middletennessee</text:p>
          </table:table-cell>
          <table:table-cell table:formula="of:=CONCATENATE([.A111];&quot;-sheet&quot;;[.F111];&quot;-row&quot;;TEXT([.G111];&quot;00&quot;);&quot;-col&quot;;TEXT([.H111];&quot;00&quot;))" office:value-type="string" office:string-value="middletennessee-sheet1-row09-col06" calcext:value-type="string">
            <text:p>middletennessee-sheet1-row09-col06</text:p>
          </table:table-cell>
          <table:table-cell table:formula="of:=CONCATENATE([.A111];&quot;-2sht&quot;;[.F111];&quot;-2rw&quot;;TEXT([.G111];&quot;00&quot;);&quot;-2cl&quot;;TEXT([.H111];&quot;00&quot;))" office:value-type="string" office:string-value="middletennessee-2sht1-2rw09-2cl06" calcext:value-type="string">
            <text:p>middletennessee-2sht1-2rw09-2cl06</text:p>
          </table:table-cell>
        </table:table-row>
        <table:table-row table:style-name="ro1">
          <table:table-cell office:value-type="string" calcext:value-type="string">
            <text:p>northtexas</text:p>
          </table:table-cell>
          <table:table-cell table:number-columns-repeated="2" office:value-type="string" calcext:value-type="string">
            <text:p>North Texas Mean Green</text:p>
          </table:table-cell>
          <table:table-cell office:value-type="string" calcext:value-type="string">
            <text:p>North Texas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Conference U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cus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northtexas</text:p>
          </table:table-cell>
          <table:table-cell office:value-type="string" calcext:value-type="string">
            <text:p>#f/northtexas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12]=&quot;None&quot;;CONCATENATE([.A112];&quot;-sheet&quot;;[.F112];&quot;-row&quot;;TEXT([.G112];&quot;00&quot;);&quot;-col&quot;;TEXT([.H112];&quot;00&quot;));[.S112])" office:value-type="string" office:string-value="northtexas" calcext:value-type="string">
            <text:p>northtexas</text:p>
          </table:table-cell>
          <table:table-cell table:formula="of:=CONCATENATE([.A112];&quot;-sheet&quot;;[.F112];&quot;-row&quot;;TEXT([.G112];&quot;00&quot;);&quot;-col&quot;;TEXT([.H112];&quot;00&quot;))" office:value-type="string" office:string-value="northtexas-sheet1-row09-col07" calcext:value-type="string">
            <text:p>northtexas-sheet1-row09-col07</text:p>
          </table:table-cell>
          <table:table-cell table:formula="of:=CONCATENATE([.A112];&quot;-2sht&quot;;[.F112];&quot;-2rw&quot;;TEXT([.G112];&quot;00&quot;);&quot;-2cl&quot;;TEXT([.H112];&quot;00&quot;))" office:value-type="string" office:string-value="northtexas-2sht1-2rw09-2cl07" calcext:value-type="string">
            <text:p>northtexas-2sht1-2rw09-2cl07</text:p>
          </table:table-cell>
        </table:table-row>
        <table:table-row table:style-name="ro1">
          <table:table-cell office:value-type="string" calcext:value-type="string">
            <text:p>olddominion</text:p>
          </table:table-cell>
          <table:table-cell table:number-columns-repeated="2" office:value-type="string" calcext:value-type="string">
            <text:p>Old Dominion Monarchs</text:p>
          </table:table-cell>
          <table:table-cell office:value-type="string" calcext:value-type="string">
            <text:p>Old Dominion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Conference U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cus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olddominion</text:p>
          </table:table-cell>
          <table:table-cell office:value-type="string" calcext:value-type="string">
            <text:p>#f/olddominion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13]=&quot;None&quot;;CONCATENATE([.A113];&quot;-sheet&quot;;[.F113];&quot;-row&quot;;TEXT([.G113];&quot;00&quot;);&quot;-col&quot;;TEXT([.H113];&quot;00&quot;));[.S113])" office:value-type="string" office:string-value="olddominion" calcext:value-type="string">
            <text:p>olddominion</text:p>
          </table:table-cell>
          <table:table-cell table:formula="of:=CONCATENATE([.A113];&quot;-sheet&quot;;[.F113];&quot;-row&quot;;TEXT([.G113];&quot;00&quot;);&quot;-col&quot;;TEXT([.H113];&quot;00&quot;))" office:value-type="string" office:string-value="olddominion-sheet1-row09-col08" calcext:value-type="string">
            <text:p>olddominion-sheet1-row09-col08</text:p>
          </table:table-cell>
          <table:table-cell table:formula="of:=CONCATENATE([.A113];&quot;-2sht&quot;;[.F113];&quot;-2rw&quot;;TEXT([.G113];&quot;00&quot;);&quot;-2cl&quot;;TEXT([.H113];&quot;00&quot;))" office:value-type="string" office:string-value="olddominion-2sht1-2rw09-2cl08" calcext:value-type="string">
            <text:p>olddominion-2sht1-2rw09-2cl08</text:p>
          </table:table-cell>
        </table:table-row>
        <table:table-row table:style-name="ro1">
          <table:table-cell office:value-type="string" calcext:value-type="string">
            <text:p>rice</text:p>
          </table:table-cell>
          <table:table-cell table:number-columns-repeated="2" office:value-type="string" calcext:value-type="string">
            <text:p>Rice Owls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Conference U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cus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#f/rice</text:p>
          </table:table-cell>
          <table:table-cell office:value-type="string" calcext:value-type="string">
            <text:p>#f/r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14]=&quot;None&quot;;CONCATENATE([.A114];&quot;-sheet&quot;;[.F114];&quot;-row&quot;;TEXT([.G114];&quot;00&quot;);&quot;-col&quot;;TEXT([.H114];&quot;00&quot;));[.S114])" office:value-type="string" office:string-value="rice" calcext:value-type="string">
            <text:p>rice</text:p>
          </table:table-cell>
          <table:table-cell table:formula="of:=CONCATENATE([.A114];&quot;-sheet&quot;;[.F114];&quot;-row&quot;;TEXT([.G114];&quot;00&quot;);&quot;-col&quot;;TEXT([.H114];&quot;00&quot;))" office:value-type="string" office:string-value="rice-sheet1-row09-col09" calcext:value-type="string">
            <text:p>rice-sheet1-row09-col09</text:p>
          </table:table-cell>
          <table:table-cell table:formula="of:=CONCATENATE([.A114];&quot;-2sht&quot;;[.F114];&quot;-2rw&quot;;TEXT([.G114];&quot;00&quot;);&quot;-2cl&quot;;TEXT([.H114];&quot;00&quot;))" office:value-type="string" office:string-value="rice-2sht1-2rw09-2cl09" calcext:value-type="string">
            <text:p>rice-2sht1-2rw09-2cl09</text:p>
          </table:table-cell>
        </table:table-row>
        <table:table-row table:style-name="ro1">
          <table:table-cell office:value-type="string" calcext:value-type="string">
            <text:p>southernmiss</text:p>
          </table:table-cell>
          <table:table-cell table:number-columns-repeated="2" office:value-type="string" calcext:value-type="string">
            <text:p>Southern Miss Golden Eagles</text:p>
          </table:table-cell>
          <table:table-cell office:value-type="string" calcext:value-type="string">
            <text:p>Southern Miss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Conference U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cus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southernmiss</text:p>
          </table:table-cell>
          <table:table-cell office:value-type="string" calcext:value-type="string">
            <text:p>#f/southernmiss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15]=&quot;None&quot;;CONCATENATE([.A115];&quot;-sheet&quot;;[.F115];&quot;-row&quot;;TEXT([.G115];&quot;00&quot;);&quot;-col&quot;;TEXT([.H115];&quot;00&quot;));[.S115])" office:value-type="string" office:string-value="southernmiss" calcext:value-type="string">
            <text:p>southernmiss</text:p>
          </table:table-cell>
          <table:table-cell table:formula="of:=CONCATENATE([.A115];&quot;-sheet&quot;;[.F115];&quot;-row&quot;;TEXT([.G115];&quot;00&quot;);&quot;-col&quot;;TEXT([.H115];&quot;00&quot;))" office:value-type="string" office:string-value="southernmiss-sheet1-row09-col10" calcext:value-type="string">
            <text:p>southernmiss-sheet1-row09-col10</text:p>
          </table:table-cell>
          <table:table-cell table:formula="of:=CONCATENATE([.A115];&quot;-2sht&quot;;[.F115];&quot;-2rw&quot;;TEXT([.G115];&quot;00&quot;);&quot;-2cl&quot;;TEXT([.H115];&quot;00&quot;))" office:value-type="string" office:string-value="southernmiss-2sht1-2rw09-2cl10" calcext:value-type="string">
            <text:p>southernmiss-2sht1-2rw09-2cl10</text:p>
          </table:table-cell>
        </table:table-row>
        <table:table-row table:style-name="ro1">
          <table:table-cell office:value-type="string" calcext:value-type="string">
            <text:p>utep</text:p>
          </table:table-cell>
          <table:table-cell table:number-columns-repeated="2" office:value-type="string" calcext:value-type="string">
            <text:p>UTEP Miners</text:p>
          </table:table-cell>
          <table:table-cell office:value-type="string" calcext:value-type="string">
            <text:p>UTEP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Conference U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cus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utep</text:p>
          </table:table-cell>
          <table:table-cell office:value-type="string" calcext:value-type="string">
            <text:p>#f/utep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16]=&quot;None&quot;;CONCATENATE([.A116];&quot;-sheet&quot;;[.F116];&quot;-row&quot;;TEXT([.G116];&quot;00&quot;);&quot;-col&quot;;TEXT([.H116];&quot;00&quot;));[.S116])" office:value-type="string" office:string-value="utep" calcext:value-type="string">
            <text:p>utep</text:p>
          </table:table-cell>
          <table:table-cell table:formula="of:=CONCATENATE([.A116];&quot;-sheet&quot;;[.F116];&quot;-row&quot;;TEXT([.G116];&quot;00&quot;);&quot;-col&quot;;TEXT([.H116];&quot;00&quot;))" office:value-type="string" office:string-value="utep-sheet1-row09-col11" calcext:value-type="string">
            <text:p>utep-sheet1-row09-col11</text:p>
          </table:table-cell>
          <table:table-cell table:formula="of:=CONCATENATE([.A116];&quot;-2sht&quot;;[.F116];&quot;-2rw&quot;;TEXT([.G116];&quot;00&quot;);&quot;-2cl&quot;;TEXT([.H116];&quot;00&quot;))" office:value-type="string" office:string-value="utep-2sht1-2rw09-2cl11" calcext:value-type="string">
            <text:p>utep-2sht1-2rw09-2cl11</text:p>
          </table:table-cell>
        </table:table-row>
        <table:table-row table:style-name="ro1">
          <table:table-cell office:value-type="string" calcext:value-type="string">
            <text:p>utsa</text:p>
          </table:table-cell>
          <table:table-cell table:number-columns-repeated="2" office:value-type="string" calcext:value-type="string">
            <text:p>UTSA Roadrunners</text:p>
          </table:table-cell>
          <table:table-cell office:value-type="string" calcext:value-type="string">
            <text:p>UTSA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Conference U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cus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utsa</text:p>
          </table:table-cell>
          <table:table-cell office:value-type="string" calcext:value-type="string">
            <text:p>#f/utsa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17]=&quot;None&quot;;CONCATENATE([.A117];&quot;-sheet&quot;;[.F117];&quot;-row&quot;;TEXT([.G117];&quot;00&quot;);&quot;-col&quot;;TEXT([.H117];&quot;00&quot;));[.S117])" office:value-type="string" office:string-value="utsa" calcext:value-type="string">
            <text:p>utsa</text:p>
          </table:table-cell>
          <table:table-cell table:formula="of:=CONCATENATE([.A117];&quot;-sheet&quot;;[.F117];&quot;-row&quot;;TEXT([.G117];&quot;00&quot;);&quot;-col&quot;;TEXT([.H117];&quot;00&quot;))" office:value-type="string" office:string-value="utsa-sheet1-row09-col12" calcext:value-type="string">
            <text:p>utsa-sheet1-row09-col12</text:p>
          </table:table-cell>
          <table:table-cell table:formula="of:=CONCATENATE([.A117];&quot;-2sht&quot;;[.F117];&quot;-2rw&quot;;TEXT([.G117];&quot;00&quot;);&quot;-2cl&quot;;TEXT([.H117];&quot;00&quot;))" office:value-type="string" office:string-value="utsa-2sht1-2rw09-2cl12" calcext:value-type="string">
            <text:p>utsa-2sht1-2rw09-2cl12</text:p>
          </table:table-cell>
        </table:table-row>
        <table:table-row table:style-name="ro1">
          <table:table-cell office:value-type="string" calcext:value-type="string">
            <text:p>westernkentucky</text:p>
          </table:table-cell>
          <table:table-cell table:number-columns-repeated="2" office:value-type="string" calcext:value-type="string">
            <text:p>Western Kentucky Hilltoppers</text:p>
          </table:table-cell>
          <table:table-cell office:value-type="string" calcext:value-type="string">
            <text:p>Western Kentucky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Conference U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cus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westernkentucky</text:p>
          </table:table-cell>
          <table:table-cell office:value-type="string" calcext:value-type="string">
            <text:p>#f/westernkentucky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18]=&quot;None&quot;;CONCATENATE([.A118];&quot;-sheet&quot;;[.F118];&quot;-row&quot;;TEXT([.G118];&quot;00&quot;);&quot;-col&quot;;TEXT([.H118];&quot;00&quot;));[.S118])" office:value-type="string" office:string-value="westernkentucky" calcext:value-type="string">
            <text:p>westernkentucky</text:p>
          </table:table-cell>
          <table:table-cell table:formula="of:=CONCATENATE([.A118];&quot;-sheet&quot;;[.F118];&quot;-row&quot;;TEXT([.G118];&quot;00&quot;);&quot;-col&quot;;TEXT([.H118];&quot;00&quot;))" office:value-type="string" office:string-value="westernkentucky-sheet1-row09-col13" calcext:value-type="string">
            <text:p>westernkentucky-sheet1-row09-col13</text:p>
          </table:table-cell>
          <table:table-cell table:formula="of:=CONCATENATE([.A118];&quot;-2sht&quot;;[.F118];&quot;-2rw&quot;;TEXT([.G118];&quot;00&quot;);&quot;-2cl&quot;;TEXT([.H118];&quot;00&quot;))" office:value-type="string" office:string-value="westernkentucky-2sht1-2rw09-2cl13" calcext:value-type="string">
            <text:p>westernkentucky-2sht1-2rw09-2cl13</text:p>
          </table:table-cell>
        </table:table-row>
        <table:table-row table:style-name="ro1">
          <table:table-cell office:value-type="string" calcext:value-type="string">
            <text:p>akron</text:p>
          </table:table-cell>
          <table:table-cell table:number-columns-repeated="2" office:value-type="string" calcext:value-type="string">
            <text:p>Akron Zips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#f/akron</text:p>
          </table:table-cell>
          <table:table-cell office:value-type="string" calcext:value-type="string">
            <text:p>#f/z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19]=&quot;None&quot;;CONCATENATE([.A119];&quot;-sheet&quot;;[.F119];&quot;-row&quot;;TEXT([.G119];&quot;00&quot;);&quot;-col&quot;;TEXT([.H119];&quot;00&quot;));[.S119])" office:value-type="string" office:string-value="akron" calcext:value-type="string">
            <text:p>akron</text:p>
          </table:table-cell>
          <table:table-cell table:formula="of:=CONCATENATE([.A119];&quot;-sheet&quot;;[.F119];&quot;-row&quot;;TEXT([.G119];&quot;00&quot;);&quot;-col&quot;;TEXT([.H119];&quot;00&quot;))" office:value-type="string" office:string-value="akron-sheet1-row10-col01" calcext:value-type="string">
            <text:p>akron-sheet1-row10-col01</text:p>
          </table:table-cell>
          <table:table-cell table:formula="of:=CONCATENATE([.A119];&quot;-2sht&quot;;[.F119];&quot;-2rw&quot;;TEXT([.G119];&quot;00&quot;);&quot;-2cl&quot;;TEXT([.H119];&quot;00&quot;))" office:value-type="string" office:string-value="akron-2sht1-2rw10-2cl01" calcext:value-type="string">
            <text:p>akron-2sht1-2rw10-2cl01</text:p>
          </table:table-cell>
        </table:table-row>
        <table:table-row table:style-name="ro1">
          <table:table-cell office:value-type="string" calcext:value-type="string">
            <text:p>ballstate</text:p>
          </table:table-cell>
          <table:table-cell table:number-columns-repeated="2" office:value-type="string" calcext:value-type="string">
            <text:p>Ball State Cardinals</text:p>
          </table:table-cell>
          <table:table-cell office:value-type="string" calcext:value-type="string">
            <text:p>Ball State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ballstate</text:p>
          </table:table-cell>
          <table:table-cell office:value-type="string" calcext:value-type="string">
            <text:p>#f/ballstate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20]=&quot;None&quot;;CONCATENATE([.A120];&quot;-sheet&quot;;[.F120];&quot;-row&quot;;TEXT([.G120];&quot;00&quot;);&quot;-col&quot;;TEXT([.H120];&quot;00&quot;));[.S120])" office:value-type="string" office:string-value="ballstate" calcext:value-type="string">
            <text:p>ballstate</text:p>
          </table:table-cell>
          <table:table-cell table:formula="of:=CONCATENATE([.A120];&quot;-sheet&quot;;[.F120];&quot;-row&quot;;TEXT([.G120];&quot;00&quot;);&quot;-col&quot;;TEXT([.H120];&quot;00&quot;))" office:value-type="string" office:string-value="ballstate-sheet1-row10-col02" calcext:value-type="string">
            <text:p>ballstate-sheet1-row10-col02</text:p>
          </table:table-cell>
          <table:table-cell table:formula="of:=CONCATENATE([.A120];&quot;-2sht&quot;;[.F120];&quot;-2rw&quot;;TEXT([.G120];&quot;00&quot;);&quot;-2cl&quot;;TEXT([.H120];&quot;00&quot;))" office:value-type="string" office:string-value="ballstate-2sht1-2rw10-2cl02" calcext:value-type="string">
            <text:p>ballstate-2sht1-2rw10-2cl02</text:p>
          </table:table-cell>
        </table:table-row>
        <table:table-row table:style-name="ro1">
          <table:table-cell office:value-type="string" calcext:value-type="string">
            <text:p>bowlinggreen</text:p>
          </table:table-cell>
          <table:table-cell table:number-columns-repeated="2" office:value-type="string" calcext:value-type="string">
            <text:p>Bowling Green Falcons</text:p>
          </table:table-cell>
          <table:table-cell office:value-type="string" calcext:value-type="string">
            <text:p>Bowling Green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bowlinggreen</text:p>
          </table:table-cell>
          <table:table-cell office:value-type="string" calcext:value-type="string">
            <text:p>#f/bowlinggreen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21]=&quot;None&quot;;CONCATENATE([.A121];&quot;-sheet&quot;;[.F121];&quot;-row&quot;;TEXT([.G121];&quot;00&quot;);&quot;-col&quot;;TEXT([.H121];&quot;00&quot;));[.S121])" office:value-type="string" office:string-value="bowlinggreen" calcext:value-type="string">
            <text:p>bowlinggreen</text:p>
          </table:table-cell>
          <table:table-cell table:formula="of:=CONCATENATE([.A121];&quot;-sheet&quot;;[.F121];&quot;-row&quot;;TEXT([.G121];&quot;00&quot;);&quot;-col&quot;;TEXT([.H121];&quot;00&quot;))" office:value-type="string" office:string-value="bowlinggreen-sheet1-row10-col03" calcext:value-type="string">
            <text:p>bowlinggreen-sheet1-row10-col03</text:p>
          </table:table-cell>
          <table:table-cell table:formula="of:=CONCATENATE([.A121];&quot;-2sht&quot;;[.F121];&quot;-2rw&quot;;TEXT([.G121];&quot;00&quot;);&quot;-2cl&quot;;TEXT([.H121];&quot;00&quot;))" office:value-type="string" office:string-value="bowlinggreen-2sht1-2rw10-2cl03" calcext:value-type="string">
            <text:p>bowlinggreen-2sht1-2rw10-2cl03</text:p>
          </table:table-cell>
        </table:table-row>
        <table:table-row table:style-name="ro1">
          <table:table-cell office:value-type="string" calcext:value-type="string">
            <text:p>buffalo</text:p>
          </table:table-cell>
          <table:table-cell table:number-columns-repeated="2" office:value-type="string" calcext:value-type="string">
            <text:p>Buffalo Bulls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#f/buffalo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22]=&quot;None&quot;;CONCATENATE([.A122];&quot;-sheet&quot;;[.F122];&quot;-row&quot;;TEXT([.G122];&quot;00&quot;);&quot;-col&quot;;TEXT([.H122];&quot;00&quot;));[.S122])" office:value-type="string" office:string-value="buffalo" calcext:value-type="string">
            <text:p>buffalo</text:p>
          </table:table-cell>
          <table:table-cell table:formula="of:=CONCATENATE([.A122];&quot;-sheet&quot;;[.F122];&quot;-row&quot;;TEXT([.G122];&quot;00&quot;);&quot;-col&quot;;TEXT([.H122];&quot;00&quot;))" office:value-type="string" office:string-value="buffalo-sheet1-row10-col04" calcext:value-type="string">
            <text:p>buffalo-sheet1-row10-col04</text:p>
          </table:table-cell>
          <table:table-cell table:formula="of:=CONCATENATE([.A122];&quot;-2sht&quot;;[.F122];&quot;-2rw&quot;;TEXT([.G122];&quot;00&quot;);&quot;-2cl&quot;;TEXT([.H122];&quot;00&quot;))" office:value-type="string" office:string-value="buffalo-2sht1-2rw10-2cl04" calcext:value-type="string">
            <text:p>buffalo-2sht1-2rw10-2cl04</text:p>
          </table:table-cell>
        </table:table-row>
        <table:table-row table:style-name="ro1">
          <table:table-cell office:value-type="string" calcext:value-type="string">
            <text:p>centralmichigan</text:p>
          </table:table-cell>
          <table:table-cell table:number-columns-repeated="2" office:value-type="string" calcext:value-type="string">
            <text:p>Central Michigan Chippewas</text:p>
          </table:table-cell>
          <table:table-cell office:value-type="string" calcext:value-type="string">
            <text:p>Central Michigan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centralmichigan</text:p>
          </table:table-cell>
          <table:table-cell office:value-type="string" calcext:value-type="string">
            <text:p>#f/centralmichigan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23]=&quot;None&quot;;CONCATENATE([.A123];&quot;-sheet&quot;;[.F123];&quot;-row&quot;;TEXT([.G123];&quot;00&quot;);&quot;-col&quot;;TEXT([.H123];&quot;00&quot;));[.S123])" office:value-type="string" office:string-value="centralmichigan" calcext:value-type="string">
            <text:p>centralmichigan</text:p>
          </table:table-cell>
          <table:table-cell table:formula="of:=CONCATENATE([.A123];&quot;-sheet&quot;;[.F123];&quot;-row&quot;;TEXT([.G123];&quot;00&quot;);&quot;-col&quot;;TEXT([.H123];&quot;00&quot;))" office:value-type="string" office:string-value="centralmichigan-sheet1-row10-col05" calcext:value-type="string">
            <text:p>centralmichigan-sheet1-row10-col05</text:p>
          </table:table-cell>
          <table:table-cell table:formula="of:=CONCATENATE([.A123];&quot;-2sht&quot;;[.F123];&quot;-2rw&quot;;TEXT([.G123];&quot;00&quot;);&quot;-2cl&quot;;TEXT([.H123];&quot;00&quot;))" office:value-type="string" office:string-value="centralmichigan-2sht1-2rw10-2cl05" calcext:value-type="string">
            <text:p>centralmichigan-2sht1-2rw10-2cl05</text:p>
          </table:table-cell>
        </table:table-row>
        <table:table-row table:style-name="ro1">
          <table:table-cell office:value-type="string" calcext:value-type="string">
            <text:p>easternmichigan</text:p>
          </table:table-cell>
          <table:table-cell table:number-columns-repeated="2" office:value-type="string" calcext:value-type="string">
            <text:p>Eastern Michigan Eagles</text:p>
          </table:table-cell>
          <table:table-cell office:value-type="string" calcext:value-type="string">
            <text:p>Eastern Michigan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easternmichigan</text:p>
          </table:table-cell>
          <table:table-cell office:value-type="string" calcext:value-type="string">
            <text:p>#f/easternmichigan</text:p>
          </table:table-cell>
          <table:table-cell office:value-type="string" calcext:value-type="string">
            <text:p>#f/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24]=&quot;None&quot;;CONCATENATE([.A124];&quot;-sheet&quot;;[.F124];&quot;-row&quot;;TEXT([.G124];&quot;00&quot;);&quot;-col&quot;;TEXT([.H124];&quot;00&quot;));[.S124])" office:value-type="string" office:string-value="easternmichigan" calcext:value-type="string">
            <text:p>easternmichigan</text:p>
          </table:table-cell>
          <table:table-cell table:formula="of:=CONCATENATE([.A124];&quot;-sheet&quot;;[.F124];&quot;-row&quot;;TEXT([.G124];&quot;00&quot;);&quot;-col&quot;;TEXT([.H124];&quot;00&quot;))" office:value-type="string" office:string-value="easternmichigan-sheet1-row10-col06" calcext:value-type="string">
            <text:p>easternmichigan-sheet1-row10-col06</text:p>
          </table:table-cell>
          <table:table-cell table:formula="of:=CONCATENATE([.A124];&quot;-2sht&quot;;[.F124];&quot;-2rw&quot;;TEXT([.G124];&quot;00&quot;);&quot;-2cl&quot;;TEXT([.H124];&quot;00&quot;))" office:value-type="string" office:string-value="easternmichigan-2sht1-2rw10-2cl06" calcext:value-type="string">
            <text:p>easternmichigan-2sht1-2rw10-2cl06</text:p>
          </table:table-cell>
        </table:table-row>
        <table:table-row table:style-name="ro1">
          <table:table-cell office:value-type="string" calcext:value-type="string">
            <text:p>kentstate</text:p>
          </table:table-cell>
          <table:table-cell table:number-columns-repeated="2" office:value-type="string" calcext:value-type="string">
            <text:p>Kent State Golden Flashes</text:p>
          </table:table-cell>
          <table:table-cell office:value-type="string" calcext:value-type="string">
            <text:p>Kent State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kentstate</text:p>
          </table:table-cell>
          <table:table-cell office:value-type="string" calcext:value-type="string">
            <text:p>#f/kentstate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25]=&quot;None&quot;;CONCATENATE([.A125];&quot;-sheet&quot;;[.F125];&quot;-row&quot;;TEXT([.G125];&quot;00&quot;);&quot;-col&quot;;TEXT([.H125];&quot;00&quot;));[.S125])" office:value-type="string" office:string-value="kentstate" calcext:value-type="string">
            <text:p>kentstate</text:p>
          </table:table-cell>
          <table:table-cell table:formula="of:=CONCATENATE([.A125];&quot;-sheet&quot;;[.F125];&quot;-row&quot;;TEXT([.G125];&quot;00&quot;);&quot;-col&quot;;TEXT([.H125];&quot;00&quot;))" office:value-type="string" office:string-value="kentstate-sheet1-row10-col07" calcext:value-type="string">
            <text:p>kentstate-sheet1-row10-col07</text:p>
          </table:table-cell>
          <table:table-cell table:formula="of:=CONCATENATE([.A125];&quot;-2sht&quot;;[.F125];&quot;-2rw&quot;;TEXT([.G125];&quot;00&quot;);&quot;-2cl&quot;;TEXT([.H125];&quot;00&quot;))" office:value-type="string" office:string-value="kentstate-2sht1-2rw10-2cl07" calcext:value-type="string">
            <text:p>kentstate-2sht1-2rw10-2cl07</text:p>
          </table:table-cell>
        </table:table-row>
        <table:table-row table:style-name="ro1">
          <table:table-cell office:value-type="string" calcext:value-type="string">
            <text:p>massachusetts</text:p>
          </table:table-cell>
          <table:table-cell table:number-columns-repeated="2" office:value-type="string" calcext:value-type="string">
            <text:p>Massachusetts Minutemen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#f/massachusetts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26]=&quot;None&quot;;CONCATENATE([.A126];&quot;-sheet&quot;;[.F126];&quot;-row&quot;;TEXT([.G126];&quot;00&quot;);&quot;-col&quot;;TEXT([.H126];&quot;00&quot;));[.S126])" office:value-type="string" office:string-value="massachusetts" calcext:value-type="string">
            <text:p>massachusetts</text:p>
          </table:table-cell>
          <table:table-cell table:formula="of:=CONCATENATE([.A126];&quot;-sheet&quot;;[.F126];&quot;-row&quot;;TEXT([.G126];&quot;00&quot;);&quot;-col&quot;;TEXT([.H126];&quot;00&quot;))" office:value-type="string" office:string-value="massachusetts-sheet1-row10-col08" calcext:value-type="string">
            <text:p>massachusetts-sheet1-row10-col08</text:p>
          </table:table-cell>
          <table:table-cell table:formula="of:=CONCATENATE([.A126];&quot;-2sht&quot;;[.F126];&quot;-2rw&quot;;TEXT([.G126];&quot;00&quot;);&quot;-2cl&quot;;TEXT([.H126];&quot;00&quot;))" office:value-type="string" office:string-value="massachusetts-2sht1-2rw10-2cl08" calcext:value-type="string">
            <text:p>massachusetts-2sht1-2rw10-2cl08</text:p>
          </table:table-cell>
        </table:table-row>
        <table:table-row table:style-name="ro1">
          <table:table-cell office:value-type="string" calcext:value-type="string">
            <text:p>miamioh</text:p>
          </table:table-cell>
          <table:table-cell table:number-columns-repeated="2" office:value-type="string" calcext:value-type="string">
            <text:p>Miami RedHawks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miamioh</text:p>
          </table:table-cell>
          <table:table-cell office:value-type="string" calcext:value-type="string">
            <text:p>#f/miamioh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27]=&quot;None&quot;;CONCATENATE([.A127];&quot;-sheet&quot;;[.F127];&quot;-row&quot;;TEXT([.G127];&quot;00&quot;);&quot;-col&quot;;TEXT([.H127];&quot;00&quot;));[.S127])" office:value-type="string" office:string-value="miamioh" calcext:value-type="string">
            <text:p>miamioh</text:p>
          </table:table-cell>
          <table:table-cell table:formula="of:=CONCATENATE([.A127];&quot;-sheet&quot;;[.F127];&quot;-row&quot;;TEXT([.G127];&quot;00&quot;);&quot;-col&quot;;TEXT([.H127];&quot;00&quot;))" office:value-type="string" office:string-value="miamioh-sheet1-row10-col09" calcext:value-type="string">
            <text:p>miamioh-sheet1-row10-col09</text:p>
          </table:table-cell>
          <table:table-cell table:formula="of:=CONCATENATE([.A127];&quot;-2sht&quot;;[.F127];&quot;-2rw&quot;;TEXT([.G127];&quot;00&quot;);&quot;-2cl&quot;;TEXT([.H127];&quot;00&quot;))" office:value-type="string" office:string-value="miamioh-2sht1-2rw10-2cl09" calcext:value-type="string">
            <text:p>miamioh-2sht1-2rw10-2cl09</text:p>
          </table:table-cell>
        </table:table-row>
        <table:table-row table:style-name="ro1">
          <table:table-cell office:value-type="string" calcext:value-type="string">
            <text:p>northernillinois</text:p>
          </table:table-cell>
          <table:table-cell table:number-columns-repeated="2" office:value-type="string" calcext:value-type="string">
            <text:p>Northern Illinois Huskies</text:p>
          </table:table-cell>
          <table:table-cell office:value-type="string" calcext:value-type="string">
            <text:p>Northern Illinois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northernillinois</text:p>
          </table:table-cell>
          <table:table-cell office:value-type="string" calcext:value-type="string">
            <text:p>#f/northernillinois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28]=&quot;None&quot;;CONCATENATE([.A128];&quot;-sheet&quot;;[.F128];&quot;-row&quot;;TEXT([.G128];&quot;00&quot;);&quot;-col&quot;;TEXT([.H128];&quot;00&quot;));[.S128])" office:value-type="string" office:string-value="northernillinois" calcext:value-type="string">
            <text:p>northernillinois</text:p>
          </table:table-cell>
          <table:table-cell table:formula="of:=CONCATENATE([.A128];&quot;-sheet&quot;;[.F128];&quot;-row&quot;;TEXT([.G128];&quot;00&quot;);&quot;-col&quot;;TEXT([.H128];&quot;00&quot;))" office:value-type="string" office:string-value="northernillinois-sheet1-row10-col10" calcext:value-type="string">
            <text:p>northernillinois-sheet1-row10-col10</text:p>
          </table:table-cell>
          <table:table-cell table:formula="of:=CONCATENATE([.A128];&quot;-2sht&quot;;[.F128];&quot;-2rw&quot;;TEXT([.G128];&quot;00&quot;);&quot;-2cl&quot;;TEXT([.H128];&quot;00&quot;))" office:value-type="string" office:string-value="northernillinois-2sht1-2rw10-2cl10" calcext:value-type="string">
            <text:p>northernillinois-2sht1-2rw10-2cl10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table:number-columns-repeated="2" office:value-type="string" calcext:value-type="string">
            <text:p>Ohio Bobcats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#f/ohio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29]=&quot;None&quot;;CONCATENATE([.A129];&quot;-sheet&quot;;[.F129];&quot;-row&quot;;TEXT([.G129];&quot;00&quot;);&quot;-col&quot;;TEXT([.H129];&quot;00&quot;));[.S129])" office:value-type="string" office:string-value="ohio" calcext:value-type="string">
            <text:p>ohio</text:p>
          </table:table-cell>
          <table:table-cell table:formula="of:=CONCATENATE([.A129];&quot;-sheet&quot;;[.F129];&quot;-row&quot;;TEXT([.G129];&quot;00&quot;);&quot;-col&quot;;TEXT([.H129];&quot;00&quot;))" office:value-type="string" office:string-value="ohio-sheet1-row10-col11" calcext:value-type="string">
            <text:p>ohio-sheet1-row10-col11</text:p>
          </table:table-cell>
          <table:table-cell table:formula="of:=CONCATENATE([.A129];&quot;-2sht&quot;;[.F129];&quot;-2rw&quot;;TEXT([.G129];&quot;00&quot;);&quot;-2cl&quot;;TEXT([.H129];&quot;00&quot;))" office:value-type="string" office:string-value="ohio-2sht1-2rw10-2cl11" calcext:value-type="string">
            <text:p>ohio-2sht1-2rw10-2cl11</text:p>
          </table:table-cell>
        </table:table-row>
        <table:table-row table:style-name="ro1">
          <table:table-cell office:value-type="string" calcext:value-type="string">
            <text:p>toledo</text:p>
          </table:table-cell>
          <table:table-cell table:number-columns-repeated="2" office:value-type="string" calcext:value-type="string">
            <text:p>Toledo Rockets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#f/toledo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30]=&quot;None&quot;;CONCATENATE([.A130];&quot;-sheet&quot;;[.F130];&quot;-row&quot;;TEXT([.G130];&quot;00&quot;);&quot;-col&quot;;TEXT([.H130];&quot;00&quot;));[.S130])" office:value-type="string" office:string-value="toledo" calcext:value-type="string">
            <text:p>toledo</text:p>
          </table:table-cell>
          <table:table-cell table:formula="of:=CONCATENATE([.A130];&quot;-sheet&quot;;[.F130];&quot;-row&quot;;TEXT([.G130];&quot;00&quot;);&quot;-col&quot;;TEXT([.H130];&quot;00&quot;))" office:value-type="string" office:string-value="toledo-sheet1-row10-col12" calcext:value-type="string">
            <text:p>toledo-sheet1-row10-col12</text:p>
          </table:table-cell>
          <table:table-cell table:formula="of:=CONCATENATE([.A130];&quot;-2sht&quot;;[.F130];&quot;-2rw&quot;;TEXT([.G130];&quot;00&quot;);&quot;-2cl&quot;;TEXT([.H130];&quot;00&quot;))" office:value-type="string" office:string-value="toledo-2sht1-2rw10-2cl12" calcext:value-type="string">
            <text:p>toledo-2sht1-2rw10-2cl12</text:p>
          </table:table-cell>
        </table:table-row>
        <table:table-row table:style-name="ro1">
          <table:table-cell office:value-type="string" calcext:value-type="string">
            <text:p>westernmichigan</text:p>
          </table:table-cell>
          <table:table-cell table:number-columns-repeated="2" office:value-type="string" calcext:value-type="string">
            <text:p>Western Michigan Broncos</text:p>
          </table:table-cell>
          <table:table-cell office:value-type="string" calcext:value-type="string">
            <text:p>Western Michigan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westernmichigan</text:p>
          </table:table-cell>
          <table:table-cell office:value-type="string" calcext:value-type="string">
            <text:p>#f/westernmichigan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31]=&quot;None&quot;;CONCATENATE([.A131];&quot;-sheet&quot;;[.F131];&quot;-row&quot;;TEXT([.G131];&quot;00&quot;);&quot;-col&quot;;TEXT([.H131];&quot;00&quot;));[.S131])" office:value-type="string" office:string-value="westernmichigan" calcext:value-type="string">
            <text:p>westernmichigan</text:p>
          </table:table-cell>
          <table:table-cell table:formula="of:=CONCATENATE([.A131];&quot;-sheet&quot;;[.F131];&quot;-row&quot;;TEXT([.G131];&quot;00&quot;);&quot;-col&quot;;TEXT([.H131];&quot;00&quot;))" office:value-type="string" office:string-value="westernmichigan-sheet1-row10-col13" calcext:value-type="string">
            <text:p>westernmichigan-sheet1-row10-col13</text:p>
          </table:table-cell>
          <table:table-cell table:formula="of:=CONCATENATE([.A131];&quot;-2sht&quot;;[.F131];&quot;-2rw&quot;;TEXT([.G131];&quot;00&quot;);&quot;-2cl&quot;;TEXT([.H131];&quot;00&quot;))" office:value-type="string" office:string-value="westernmichigan-2sht1-2rw10-2cl13" calcext:value-type="string">
            <text:p>westernmichigan-2sht1-2rw10-2cl13</text:p>
          </table:table-cell>
        </table:table-row>
        <table:table-row table:style-name="ro1">
          <table:table-cell office:value-type="string" calcext:value-type="string">
            <text:p>northernillinois2</text:p>
          </table:table-cell>
          <table:table-cell office:value-type="string" calcext:value-type="string">
            <text:p>Northern Illinois Huskies Alternate</text:p>
          </table:table-cell>
          <table:table-cell office:value-type="string" calcext:value-type="string">
            <text:p>Northern Illinois Huskies</text:p>
          </table:table-cell>
          <table:table-cell office:value-type="string" calcext:value-type="string">
            <text:p>Northern Illinois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rthernillinois2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32]=&quot;None&quot;;CONCATENATE([.A132];&quot;-sheet&quot;;[.F132];&quot;-row&quot;;TEXT([.G132];&quot;00&quot;);&quot;-col&quot;;TEXT([.H132];&quot;00&quot;));[.S132])" office:value-type="string" office:string-value="northernillinois2" calcext:value-type="string">
            <text:p>northernillinois2</text:p>
          </table:table-cell>
          <table:table-cell table:formula="of:=CONCATENATE([.A132];&quot;-sheet&quot;;[.F132];&quot;-row&quot;;TEXT([.G132];&quot;00&quot;);&quot;-col&quot;;TEXT([.H132];&quot;00&quot;))" office:value-type="string" office:string-value="northernillinois2-sheet1-row10-col14" calcext:value-type="string">
            <text:p>northernillinois2-sheet1-row10-col14</text:p>
          </table:table-cell>
          <table:table-cell table:formula="of:=CONCATENATE([.A132];&quot;-2sht&quot;;[.F132];&quot;-2rw&quot;;TEXT([.G132];&quot;00&quot;);&quot;-2cl&quot;;TEXT([.H132];&quot;00&quot;))" office:value-type="string" office:string-value="northernillinois2-2sht1-2rw10-2cl14" calcext:value-type="string">
            <text:p>northernillinois2-2sht1-2rw10-2cl14</text:p>
          </table:table-cell>
        </table:table-row>
        <table:table-row table:style-name="ro1">
          <table:table-cell office:value-type="string" calcext:value-type="string">
            <text:p>airforce</text:p>
          </table:table-cell>
          <table:table-cell table:number-columns-repeated="2" office:value-type="string" calcext:value-type="string">
            <text:p>Air Force Falcons</text:p>
          </table:table-cell>
          <table:table-cell office:value-type="string" calcext:value-type="string">
            <text:p>Air Force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ountain West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mw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airforce</text:p>
          </table:table-cell>
          <table:table-cell office:value-type="string" calcext:value-type="string">
            <text:p>#f/airforce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33]=&quot;None&quot;;CONCATENATE([.A133];&quot;-sheet&quot;;[.F133];&quot;-row&quot;;TEXT([.G133];&quot;00&quot;);&quot;-col&quot;;TEXT([.H133];&quot;00&quot;));[.S133])" office:value-type="string" office:string-value="airforce" calcext:value-type="string">
            <text:p>airforce</text:p>
          </table:table-cell>
          <table:table-cell table:formula="of:=CONCATENATE([.A133];&quot;-sheet&quot;;[.F133];&quot;-row&quot;;TEXT([.G133];&quot;00&quot;);&quot;-col&quot;;TEXT([.H133];&quot;00&quot;))" office:value-type="string" office:string-value="airforce-sheet1-row11-col01" calcext:value-type="string">
            <text:p>airforce-sheet1-row11-col01</text:p>
          </table:table-cell>
          <table:table-cell table:formula="of:=CONCATENATE([.A133];&quot;-2sht&quot;;[.F133];&quot;-2rw&quot;;TEXT([.G133];&quot;00&quot;);&quot;-2cl&quot;;TEXT([.H133];&quot;00&quot;))" office:value-type="string" office:string-value="airforce-2sht1-2rw11-2cl01" calcext:value-type="string">
            <text:p>airforce-2sht1-2rw11-2cl01</text:p>
          </table:table-cell>
        </table:table-row>
        <table:table-row table:style-name="ro1">
          <table:table-cell office:value-type="string" calcext:value-type="string">
            <text:p>boisestate</text:p>
          </table:table-cell>
          <table:table-cell table:number-columns-repeated="2" office:value-type="string" calcext:value-type="string">
            <text:p>Boise State Broncos</text:p>
          </table:table-cell>
          <table:table-cell office:value-type="string" calcext:value-type="string">
            <text:p>Boise State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ountain West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mw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boisestate</text:p>
          </table:table-cell>
          <table:table-cell office:value-type="string" calcext:value-type="string">
            <text:p>#f/boisestate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34]=&quot;None&quot;;CONCATENATE([.A134];&quot;-sheet&quot;;[.F134];&quot;-row&quot;;TEXT([.G134];&quot;00&quot;);&quot;-col&quot;;TEXT([.H134];&quot;00&quot;));[.S134])" office:value-type="string" office:string-value="boisestate" calcext:value-type="string">
            <text:p>boisestate</text:p>
          </table:table-cell>
          <table:table-cell table:formula="of:=CONCATENATE([.A134];&quot;-sheet&quot;;[.F134];&quot;-row&quot;;TEXT([.G134];&quot;00&quot;);&quot;-col&quot;;TEXT([.H134];&quot;00&quot;))" office:value-type="string" office:string-value="boisestate-sheet1-row11-col02" calcext:value-type="string">
            <text:p>boisestate-sheet1-row11-col02</text:p>
          </table:table-cell>
          <table:table-cell table:formula="of:=CONCATENATE([.A134];&quot;-2sht&quot;;[.F134];&quot;-2rw&quot;;TEXT([.G134];&quot;00&quot;);&quot;-2cl&quot;;TEXT([.H134];&quot;00&quot;))" office:value-type="string" office:string-value="boisestate-2sht1-2rw11-2cl02" calcext:value-type="string">
            <text:p>boisestate-2sht1-2rw11-2cl02</text:p>
          </table:table-cell>
        </table:table-row>
        <table:table-row table:style-name="ro1">
          <table:table-cell office:value-type="string" calcext:value-type="string">
            <text:p>coloradostate</text:p>
          </table:table-cell>
          <table:table-cell table:number-columns-repeated="2" office:value-type="string" calcext:value-type="string">
            <text:p>Colorado State Rams</text:p>
          </table:table-cell>
          <table:table-cell office:value-type="string" calcext:value-type="string">
            <text:p>Colorado State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ountain West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mw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coloradostate</text:p>
          </table:table-cell>
          <table:table-cell office:value-type="string" calcext:value-type="string">
            <text:p>#f/coloradostate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35]=&quot;None&quot;;CONCATENATE([.A135];&quot;-sheet&quot;;[.F135];&quot;-row&quot;;TEXT([.G135];&quot;00&quot;);&quot;-col&quot;;TEXT([.H135];&quot;00&quot;));[.S135])" office:value-type="string" office:string-value="coloradostate" calcext:value-type="string">
            <text:p>coloradostate</text:p>
          </table:table-cell>
          <table:table-cell table:formula="of:=CONCATENATE([.A135];&quot;-sheet&quot;;[.F135];&quot;-row&quot;;TEXT([.G135];&quot;00&quot;);&quot;-col&quot;;TEXT([.H135];&quot;00&quot;))" office:value-type="string" office:string-value="coloradostate-sheet1-row11-col03" calcext:value-type="string">
            <text:p>coloradostate-sheet1-row11-col03</text:p>
          </table:table-cell>
          <table:table-cell table:formula="of:=CONCATENATE([.A135];&quot;-2sht&quot;;[.F135];&quot;-2rw&quot;;TEXT([.G135];&quot;00&quot;);&quot;-2cl&quot;;TEXT([.H135];&quot;00&quot;))" office:value-type="string" office:string-value="coloradostate-2sht1-2rw11-2cl03" calcext:value-type="string">
            <text:p>coloradostate-2sht1-2rw11-2cl03</text:p>
          </table:table-cell>
        </table:table-row>
        <table:table-row table:style-name="ro1">
          <table:table-cell office:value-type="string" calcext:value-type="string">
            <text:p>fresnostate</text:p>
          </table:table-cell>
          <table:table-cell table:number-columns-repeated="2" office:value-type="string" calcext:value-type="string">
            <text:p>Fresno State Bulldogs</text:p>
          </table:table-cell>
          <table:table-cell office:value-type="string" calcext:value-type="string">
            <text:p>Fresno State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ountain West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w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resnostate</text:p>
          </table:table-cell>
          <table:table-cell office:value-type="string" calcext:value-type="string">
            <text:p>#f/fresnostate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36]=&quot;None&quot;;CONCATENATE([.A136];&quot;-sheet&quot;;[.F136];&quot;-row&quot;;TEXT([.G136];&quot;00&quot;);&quot;-col&quot;;TEXT([.H136];&quot;00&quot;));[.S136])" office:value-type="string" office:string-value="fresnostate" calcext:value-type="string">
            <text:p>fresnostate</text:p>
          </table:table-cell>
          <table:table-cell table:formula="of:=CONCATENATE([.A136];&quot;-sheet&quot;;[.F136];&quot;-row&quot;;TEXT([.G136];&quot;00&quot;);&quot;-col&quot;;TEXT([.H136];&quot;00&quot;))" office:value-type="string" office:string-value="fresnostate-sheet1-row11-col04" calcext:value-type="string">
            <text:p>fresnostate-sheet1-row11-col04</text:p>
          </table:table-cell>
          <table:table-cell table:formula="of:=CONCATENATE([.A136];&quot;-2sht&quot;;[.F136];&quot;-2rw&quot;;TEXT([.G136];&quot;00&quot;);&quot;-2cl&quot;;TEXT([.H136];&quot;00&quot;))" office:value-type="string" office:string-value="fresnostate-2sht1-2rw11-2cl04" calcext:value-type="string">
            <text:p>fresnostate-2sht1-2rw11-2cl04</text:p>
          </table:table-cell>
        </table:table-row>
        <table:table-row table:style-name="ro1">
          <table:table-cell office:value-type="string" calcext:value-type="string">
            <text:p>hawaii</text:p>
          </table:table-cell>
          <table:table-cell table:number-columns-repeated="2" office:value-type="string" calcext:value-type="string">
            <text:p>Hawai'i Rainbow Warriors</text:p>
          </table:table-cell>
          <table:table-cell office:value-type="string" calcext:value-type="string">
            <text:p>Hawai'i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ountain West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w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#f/hawaii</text:p>
          </table:table-cell>
          <table:table-cell office:value-type="string" calcext:value-type="string">
            <text:p>#f/h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37]=&quot;None&quot;;CONCATENATE([.A137];&quot;-sheet&quot;;[.F137];&quot;-row&quot;;TEXT([.G137];&quot;00&quot;);&quot;-col&quot;;TEXT([.H137];&quot;00&quot;));[.S137])" office:value-type="string" office:string-value="hawaii" calcext:value-type="string">
            <text:p>hawaii</text:p>
          </table:table-cell>
          <table:table-cell table:formula="of:=CONCATENATE([.A137];&quot;-sheet&quot;;[.F137];&quot;-row&quot;;TEXT([.G137];&quot;00&quot;);&quot;-col&quot;;TEXT([.H137];&quot;00&quot;))" office:value-type="string" office:string-value="hawaii-sheet1-row11-col05" calcext:value-type="string">
            <text:p>hawaii-sheet1-row11-col05</text:p>
          </table:table-cell>
          <table:table-cell table:formula="of:=CONCATENATE([.A137];&quot;-2sht&quot;;[.F137];&quot;-2rw&quot;;TEXT([.G137];&quot;00&quot;);&quot;-2cl&quot;;TEXT([.H137];&quot;00&quot;))" office:value-type="string" office:string-value="hawaii-2sht1-2rw11-2cl05" calcext:value-type="string">
            <text:p>hawaii-2sht1-2rw11-2cl05</text:p>
          </table:table-cell>
        </table:table-row>
        <table:table-row table:style-name="ro1">
          <table:table-cell office:value-type="string" calcext:value-type="string">
            <text:p>nevada</text:p>
          </table:table-cell>
          <table:table-cell table:number-columns-repeated="2" office:value-type="string" calcext:value-type="string">
            <text:p>Nevada Wolf Pack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ountain West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w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#f/nevada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38]=&quot;None&quot;;CONCATENATE([.A138];&quot;-sheet&quot;;[.F138];&quot;-row&quot;;TEXT([.G138];&quot;00&quot;);&quot;-col&quot;;TEXT([.H138];&quot;00&quot;));[.S138])" office:value-type="string" office:string-value="nevada" calcext:value-type="string">
            <text:p>nevada</text:p>
          </table:table-cell>
          <table:table-cell table:formula="of:=CONCATENATE([.A138];&quot;-sheet&quot;;[.F138];&quot;-row&quot;;TEXT([.G138];&quot;00&quot;);&quot;-col&quot;;TEXT([.H138];&quot;00&quot;))" office:value-type="string" office:string-value="nevada-sheet1-row11-col06" calcext:value-type="string">
            <text:p>nevada-sheet1-row11-col06</text:p>
          </table:table-cell>
          <table:table-cell table:formula="of:=CONCATENATE([.A138];&quot;-2sht&quot;;[.F138];&quot;-2rw&quot;;TEXT([.G138];&quot;00&quot;);&quot;-2cl&quot;;TEXT([.H138];&quot;00&quot;))" office:value-type="string" office:string-value="nevada-2sht1-2rw11-2cl06" calcext:value-type="string">
            <text:p>nevada-2sht1-2rw11-2cl06</text:p>
          </table:table-cell>
        </table:table-row>
        <table:table-row table:style-name="ro1">
          <table:table-cell office:value-type="string" calcext:value-type="string">
            <text:p>newmexico</text:p>
          </table:table-cell>
          <table:table-cell table:number-columns-repeated="2" office:value-type="string" calcext:value-type="string">
            <text:p>New Mexico Lobos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ountain West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mw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newmexico</text:p>
          </table:table-cell>
          <table:table-cell office:value-type="string" calcext:value-type="string">
            <text:p>#f/newmexico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39]=&quot;None&quot;;CONCATENATE([.A139];&quot;-sheet&quot;;[.F139];&quot;-row&quot;;TEXT([.G139];&quot;00&quot;);&quot;-col&quot;;TEXT([.H139];&quot;00&quot;));[.S139])" office:value-type="string" office:string-value="newmexico" calcext:value-type="string">
            <text:p>newmexico</text:p>
          </table:table-cell>
          <table:table-cell table:formula="of:=CONCATENATE([.A139];&quot;-sheet&quot;;[.F139];&quot;-row&quot;;TEXT([.G139];&quot;00&quot;);&quot;-col&quot;;TEXT([.H139];&quot;00&quot;))" office:value-type="string" office:string-value="newmexico-sheet1-row11-col07" calcext:value-type="string">
            <text:p>newmexico-sheet1-row11-col07</text:p>
          </table:table-cell>
          <table:table-cell table:formula="of:=CONCATENATE([.A139];&quot;-2sht&quot;;[.F139];&quot;-2rw&quot;;TEXT([.G139];&quot;00&quot;);&quot;-2cl&quot;;TEXT([.H139];&quot;00&quot;))" office:value-type="string" office:string-value="newmexico-2sht1-2rw11-2cl07" calcext:value-type="string">
            <text:p>newmexico-2sht1-2rw11-2cl07</text:p>
          </table:table-cell>
        </table:table-row>
        <table:table-row table:style-name="ro1">
          <table:table-cell office:value-type="string" calcext:value-type="string">
            <text:p>sandiegostate</text:p>
          </table:table-cell>
          <table:table-cell table:number-columns-repeated="2" office:value-type="string" calcext:value-type="string">
            <text:p>San Diego State Aztecs</text:p>
          </table:table-cell>
          <table:table-cell office:value-type="string" calcext:value-type="string">
            <text:p>San Diego State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ountain West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w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sandiegostate</text:p>
          </table:table-cell>
          <table:table-cell office:value-type="string" calcext:value-type="string">
            <text:p>#f/sandiegostate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40]=&quot;None&quot;;CONCATENATE([.A140];&quot;-sheet&quot;;[.F140];&quot;-row&quot;;TEXT([.G140];&quot;00&quot;);&quot;-col&quot;;TEXT([.H140];&quot;00&quot;));[.S140])" office:value-type="string" office:string-value="sandiegostate" calcext:value-type="string">
            <text:p>sandiegostate</text:p>
          </table:table-cell>
          <table:table-cell table:formula="of:=CONCATENATE([.A140];&quot;-sheet&quot;;[.F140];&quot;-row&quot;;TEXT([.G140];&quot;00&quot;);&quot;-col&quot;;TEXT([.H140];&quot;00&quot;))" office:value-type="string" office:string-value="sandiegostate-sheet1-row11-col08" calcext:value-type="string">
            <text:p>sandiegostate-sheet1-row11-col08</text:p>
          </table:table-cell>
          <table:table-cell table:formula="of:=CONCATENATE([.A140];&quot;-2sht&quot;;[.F140];&quot;-2rw&quot;;TEXT([.G140];&quot;00&quot;);&quot;-2cl&quot;;TEXT([.H140];&quot;00&quot;))" office:value-type="string" office:string-value="sandiegostate-2sht1-2rw11-2cl08" calcext:value-type="string">
            <text:p>sandiegostate-2sht1-2rw11-2cl08</text:p>
          </table:table-cell>
        </table:table-row>
        <table:table-row table:style-name="ro1">
          <table:table-cell office:value-type="string" calcext:value-type="string">
            <text:p>sanjosestate</text:p>
          </table:table-cell>
          <table:table-cell table:number-columns-repeated="2" office:value-type="string" calcext:value-type="string">
            <text:p>San José State Spartans</text:p>
          </table:table-cell>
          <table:table-cell office:value-type="string" calcext:value-type="string">
            <text:p>San José State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ountain West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w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sanjosestate</text:p>
          </table:table-cell>
          <table:table-cell office:value-type="string" calcext:value-type="string">
            <text:p>#f/sanjosestate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41]=&quot;None&quot;;CONCATENATE([.A141];&quot;-sheet&quot;;[.F141];&quot;-row&quot;;TEXT([.G141];&quot;00&quot;);&quot;-col&quot;;TEXT([.H141];&quot;00&quot;));[.S141])" office:value-type="string" office:string-value="sanjosestate" calcext:value-type="string">
            <text:p>sanjosestate</text:p>
          </table:table-cell>
          <table:table-cell table:formula="of:=CONCATENATE([.A141];&quot;-sheet&quot;;[.F141];&quot;-row&quot;;TEXT([.G141];&quot;00&quot;);&quot;-col&quot;;TEXT([.H141];&quot;00&quot;))" office:value-type="string" office:string-value="sanjosestate-sheet1-row11-col09" calcext:value-type="string">
            <text:p>sanjosestate-sheet1-row11-col09</text:p>
          </table:table-cell>
          <table:table-cell table:formula="of:=CONCATENATE([.A141];&quot;-2sht&quot;;[.F141];&quot;-2rw&quot;;TEXT([.G141];&quot;00&quot;);&quot;-2cl&quot;;TEXT([.H141];&quot;00&quot;))" office:value-type="string" office:string-value="sanjosestate-2sht1-2rw11-2cl09" calcext:value-type="string">
            <text:p>sanjosestate-2sht1-2rw11-2cl09</text:p>
          </table:table-cell>
        </table:table-row>
        <table:table-row table:style-name="ro1">
          <table:table-cell office:value-type="string" calcext:value-type="string">
            <text:p>unlv</text:p>
          </table:table-cell>
          <table:table-cell table:number-columns-repeated="2" office:value-type="string" calcext:value-type="string">
            <text:p>UNLV Rebels</text:p>
          </table:table-cell>
          <table:table-cell office:value-type="string" calcext:value-type="string">
            <text:p>UNLV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ountain West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w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unlv</text:p>
          </table:table-cell>
          <table:table-cell office:value-type="string" calcext:value-type="string">
            <text:p>#f/unlv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42]=&quot;None&quot;;CONCATENATE([.A142];&quot;-sheet&quot;;[.F142];&quot;-row&quot;;TEXT([.G142];&quot;00&quot;);&quot;-col&quot;;TEXT([.H142];&quot;00&quot;));[.S142])" office:value-type="string" office:string-value="unlv" calcext:value-type="string">
            <text:p>unlv</text:p>
          </table:table-cell>
          <table:table-cell table:formula="of:=CONCATENATE([.A142];&quot;-sheet&quot;;[.F142];&quot;-row&quot;;TEXT([.G142];&quot;00&quot;);&quot;-col&quot;;TEXT([.H142];&quot;00&quot;))" office:value-type="string" office:string-value="unlv-sheet1-row11-col10" calcext:value-type="string">
            <text:p>unlv-sheet1-row11-col10</text:p>
          </table:table-cell>
          <table:table-cell table:formula="of:=CONCATENATE([.A142];&quot;-2sht&quot;;[.F142];&quot;-2rw&quot;;TEXT([.G142];&quot;00&quot;);&quot;-2cl&quot;;TEXT([.H142];&quot;00&quot;))" office:value-type="string" office:string-value="unlv-2sht1-2rw11-2cl10" calcext:value-type="string">
            <text:p>unlv-2sht1-2rw11-2cl10</text:p>
          </table:table-cell>
        </table:table-row>
        <table:table-row table:style-name="ro1">
          <table:table-cell office:value-type="string" calcext:value-type="string">
            <text:p>utahstate</text:p>
          </table:table-cell>
          <table:table-cell table:number-columns-repeated="2" office:value-type="string" calcext:value-type="string">
            <text:p>Utah State Aggies</text:p>
          </table:table-cell>
          <table:table-cell office:value-type="string" calcext:value-type="string">
            <text:p>Utah State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ountain West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mw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utahstate</text:p>
          </table:table-cell>
          <table:table-cell office:value-type="string" calcext:value-type="string">
            <text:p>#f/utahstate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43]=&quot;None&quot;;CONCATENATE([.A143];&quot;-sheet&quot;;[.F143];&quot;-row&quot;;TEXT([.G143];&quot;00&quot;);&quot;-col&quot;;TEXT([.H143];&quot;00&quot;));[.S143])" office:value-type="string" office:string-value="utahstate" calcext:value-type="string">
            <text:p>utahstate</text:p>
          </table:table-cell>
          <table:table-cell table:formula="of:=CONCATENATE([.A143];&quot;-sheet&quot;;[.F143];&quot;-row&quot;;TEXT([.G143];&quot;00&quot;);&quot;-col&quot;;TEXT([.H143];&quot;00&quot;))" office:value-type="string" office:string-value="utahstate-sheet1-row11-col11" calcext:value-type="string">
            <text:p>utahstate-sheet1-row11-col11</text:p>
          </table:table-cell>
          <table:table-cell table:formula="of:=CONCATENATE([.A143];&quot;-2sht&quot;;[.F143];&quot;-2rw&quot;;TEXT([.G143];&quot;00&quot;);&quot;-2cl&quot;;TEXT([.H143];&quot;00&quot;))" office:value-type="string" office:string-value="utahstate-2sht1-2rw11-2cl11" calcext:value-type="string">
            <text:p>utahstate-2sht1-2rw11-2cl11</text:p>
          </table:table-cell>
        </table:table-row>
        <table:table-row table:style-name="ro1">
          <table:table-cell office:value-type="string" calcext:value-type="string">
            <text:p>wyoming</text:p>
          </table:table-cell>
          <table:table-cell table:number-columns-repeated="2" office:value-type="string" calcext:value-type="string">
            <text:p>Wyoming Cowboys</text:p>
          </table:table-cell>
          <table:table-cell office:value-type="string" calcext:value-type="string">
            <text:p>Wyoming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ountain West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mw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wyoming</text:p>
          </table:table-cell>
          <table:table-cell office:value-type="string" calcext:value-type="string">
            <text:p>#f/wyoming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44]=&quot;None&quot;;CONCATENATE([.A144];&quot;-sheet&quot;;[.F144];&quot;-row&quot;;TEXT([.G144];&quot;00&quot;);&quot;-col&quot;;TEXT([.H144];&quot;00&quot;));[.S144])" office:value-type="string" office:string-value="wyoming" calcext:value-type="string">
            <text:p>wyoming</text:p>
          </table:table-cell>
          <table:table-cell table:formula="of:=CONCATENATE([.A144];&quot;-sheet&quot;;[.F144];&quot;-row&quot;;TEXT([.G144];&quot;00&quot;);&quot;-col&quot;;TEXT([.H144];&quot;00&quot;))" office:value-type="string" office:string-value="wyoming-sheet1-row11-col12" calcext:value-type="string">
            <text:p>wyoming-sheet1-row11-col12</text:p>
          </table:table-cell>
          <table:table-cell table:formula="of:=CONCATENATE([.A144];&quot;-2sht&quot;;[.F144];&quot;-2rw&quot;;TEXT([.G144];&quot;00&quot;);&quot;-2cl&quot;;TEXT([.H144];&quot;00&quot;))" office:value-type="string" office:string-value="wyoming-2sht1-2rw11-2cl12" calcext:value-type="string">
            <text:p>wyoming-2sht1-2rw11-2cl12</text:p>
          </table:table-cell>
        </table:table-row>
        <table:table-row table:style-name="ro1">
          <table:table-cell office:value-type="string" calcext:value-type="string">
            <text:p>appalachianstate</text:p>
          </table:table-cell>
          <table:table-cell table:number-columns-repeated="2" office:value-type="string" calcext:value-type="string">
            <text:p>Appalachian State Mountaineers</text:p>
          </table:table-cell>
          <table:table-cell office:value-type="string" calcext:value-type="string">
            <text:p>Appalachian State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un Bel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appalachianstate</text:p>
          </table:table-cell>
          <table:table-cell office:value-type="string" calcext:value-type="string">
            <text:p>#f/appalachianstate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45]=&quot;None&quot;;CONCATENATE([.A145];&quot;-sheet&quot;;[.F145];&quot;-row&quot;;TEXT([.G145];&quot;00&quot;);&quot;-col&quot;;TEXT([.H145];&quot;00&quot;));[.S145])" office:value-type="string" office:string-value="appalachianstate" calcext:value-type="string">
            <text:p>appalachianstate</text:p>
          </table:table-cell>
          <table:table-cell table:formula="of:=CONCATENATE([.A145];&quot;-sheet&quot;;[.F145];&quot;-row&quot;;TEXT([.G145];&quot;00&quot;);&quot;-col&quot;;TEXT([.H145];&quot;00&quot;))" office:value-type="string" office:string-value="appalachianstate-sheet1-row12-col01" calcext:value-type="string">
            <text:p>appalachianstate-sheet1-row12-col01</text:p>
          </table:table-cell>
          <table:table-cell table:formula="of:=CONCATENATE([.A145];&quot;-2sht&quot;;[.F145];&quot;-2rw&quot;;TEXT([.G145];&quot;00&quot;);&quot;-2cl&quot;;TEXT([.H145];&quot;00&quot;))" office:value-type="string" office:string-value="appalachianstate-2sht1-2rw12-2cl01" calcext:value-type="string">
            <text:p>appalachianstate-2sht1-2rw12-2cl01</text:p>
          </table:table-cell>
        </table:table-row>
        <table:table-row table:style-name="ro1">
          <table:table-cell office:value-type="string" calcext:value-type="string">
            <text:p>arkansasstate</text:p>
          </table:table-cell>
          <table:table-cell table:number-columns-repeated="2" office:value-type="string" calcext:value-type="string">
            <text:p>Arkansas State Red Wolves</text:p>
          </table:table-cell>
          <table:table-cell office:value-type="string" calcext:value-type="string">
            <text:p>Arkansas State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un Bel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arkansasstate</text:p>
          </table:table-cell>
          <table:table-cell office:value-type="string" calcext:value-type="string">
            <text:p>#f/arkansasstate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46]=&quot;None&quot;;CONCATENATE([.A146];&quot;-sheet&quot;;[.F146];&quot;-row&quot;;TEXT([.G146];&quot;00&quot;);&quot;-col&quot;;TEXT([.H146];&quot;00&quot;));[.S146])" office:value-type="string" office:string-value="arkansasstate" calcext:value-type="string">
            <text:p>arkansasstate</text:p>
          </table:table-cell>
          <table:table-cell table:formula="of:=CONCATENATE([.A146];&quot;-sheet&quot;;[.F146];&quot;-row&quot;;TEXT([.G146];&quot;00&quot;);&quot;-col&quot;;TEXT([.H146];&quot;00&quot;))" office:value-type="string" office:string-value="arkansasstate-sheet1-row12-col02" calcext:value-type="string">
            <text:p>arkansasstate-sheet1-row12-col02</text:p>
          </table:table-cell>
          <table:table-cell table:formula="of:=CONCATENATE([.A146];&quot;-2sht&quot;;[.F146];&quot;-2rw&quot;;TEXT([.G146];&quot;00&quot;);&quot;-2cl&quot;;TEXT([.H146];&quot;00&quot;))" office:value-type="string" office:string-value="arkansasstate-2sht1-2rw12-2cl02" calcext:value-type="string">
            <text:p>arkansasstate-2sht1-2rw12-2cl02</text:p>
          </table:table-cell>
        </table:table-row>
        <table:table-row table:style-name="ro1">
          <table:table-cell office:value-type="string" calcext:value-type="string">
            <text:p>georgiasouthern</text:p>
          </table:table-cell>
          <table:table-cell table:number-columns-repeated="2" office:value-type="string" calcext:value-type="string">
            <text:p>Georgia Southern Eagles</text:p>
          </table:table-cell>
          <table:table-cell office:value-type="string" calcext:value-type="string">
            <text:p>Georgia Southern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un Bel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georgiasouthern</text:p>
          </table:table-cell>
          <table:table-cell office:value-type="string" calcext:value-type="string">
            <text:p>#f/georgiasouthern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47]=&quot;None&quot;;CONCATENATE([.A147];&quot;-sheet&quot;;[.F147];&quot;-row&quot;;TEXT([.G147];&quot;00&quot;);&quot;-col&quot;;TEXT([.H147];&quot;00&quot;));[.S147])" office:value-type="string" office:string-value="georgiasouthern" calcext:value-type="string">
            <text:p>georgiasouthern</text:p>
          </table:table-cell>
          <table:table-cell table:formula="of:=CONCATENATE([.A147];&quot;-sheet&quot;;[.F147];&quot;-row&quot;;TEXT([.G147];&quot;00&quot;);&quot;-col&quot;;TEXT([.H147];&quot;00&quot;))" office:value-type="string" office:string-value="georgiasouthern-sheet1-row12-col03" calcext:value-type="string">
            <text:p>georgiasouthern-sheet1-row12-col03</text:p>
          </table:table-cell>
          <table:table-cell table:formula="of:=CONCATENATE([.A147];&quot;-2sht&quot;;[.F147];&quot;-2rw&quot;;TEXT([.G147];&quot;00&quot;);&quot;-2cl&quot;;TEXT([.H147];&quot;00&quot;))" office:value-type="string" office:string-value="georgiasouthern-2sht1-2rw12-2cl03" calcext:value-type="string">
            <text:p>georgiasouthern-2sht1-2rw12-2cl03</text:p>
          </table:table-cell>
        </table:table-row>
        <table:table-row table:style-name="ro1">
          <table:table-cell office:value-type="string" calcext:value-type="string">
            <text:p>georgiastate</text:p>
          </table:table-cell>
          <table:table-cell table:number-columns-repeated="2" office:value-type="string" calcext:value-type="string">
            <text:p>Georgia State Panthers</text:p>
          </table:table-cell>
          <table:table-cell office:value-type="string" calcext:value-type="string">
            <text:p>Georgia State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un Bel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georgiastate</text:p>
          </table:table-cell>
          <table:table-cell office:value-type="string" calcext:value-type="string">
            <text:p>#f/georgiastate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48]=&quot;None&quot;;CONCATENATE([.A148];&quot;-sheet&quot;;[.F148];&quot;-row&quot;;TEXT([.G148];&quot;00&quot;);&quot;-col&quot;;TEXT([.H148];&quot;00&quot;));[.S148])" office:value-type="string" office:string-value="georgiastate" calcext:value-type="string">
            <text:p>georgiastate</text:p>
          </table:table-cell>
          <table:table-cell table:formula="of:=CONCATENATE([.A148];&quot;-sheet&quot;;[.F148];&quot;-row&quot;;TEXT([.G148];&quot;00&quot;);&quot;-col&quot;;TEXT([.H148];&quot;00&quot;))" office:value-type="string" office:string-value="georgiastate-sheet1-row12-col04" calcext:value-type="string">
            <text:p>georgiastate-sheet1-row12-col04</text:p>
          </table:table-cell>
          <table:table-cell table:formula="of:=CONCATENATE([.A148];&quot;-2sht&quot;;[.F148];&quot;-2rw&quot;;TEXT([.G148];&quot;00&quot;);&quot;-2cl&quot;;TEXT([.H148];&quot;00&quot;))" office:value-type="string" office:string-value="georgiastate-2sht1-2rw12-2cl04" calcext:value-type="string">
            <text:p>georgiastate-2sht1-2rw12-2cl04</text:p>
          </table:table-cell>
        </table:table-row>
        <table:table-row table:style-name="ro1">
          <table:table-cell office:value-type="string" calcext:value-type="string">
            <text:p>idaho</text:p>
          </table:table-cell>
          <table:table-cell table:number-columns-repeated="2" office:value-type="string" calcext:value-type="string">
            <text:p>Idaho Vandals</text:p>
          </table:table-cell>
          <table:table-cell office:value-type="string" calcext:value-type="string">
            <text:p>Idaho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un Bel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idaho</text:p>
          </table:table-cell>
          <table:table-cell office:value-type="string" calcext:value-type="string">
            <text:p>#f/idaho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49]=&quot;None&quot;;CONCATENATE([.A149];&quot;-sheet&quot;;[.F149];&quot;-row&quot;;TEXT([.G149];&quot;00&quot;);&quot;-col&quot;;TEXT([.H149];&quot;00&quot;));[.S149])" office:value-type="string" office:string-value="idaho" calcext:value-type="string">
            <text:p>idaho</text:p>
          </table:table-cell>
          <table:table-cell table:formula="of:=CONCATENATE([.A149];&quot;-sheet&quot;;[.F149];&quot;-row&quot;;TEXT([.G149];&quot;00&quot;);&quot;-col&quot;;TEXT([.H149];&quot;00&quot;))" office:value-type="string" office:string-value="idaho-sheet1-row12-col05" calcext:value-type="string">
            <text:p>idaho-sheet1-row12-col05</text:p>
          </table:table-cell>
          <table:table-cell table:formula="of:=CONCATENATE([.A149];&quot;-2sht&quot;;[.F149];&quot;-2rw&quot;;TEXT([.G149];&quot;00&quot;);&quot;-2cl&quot;;TEXT([.H149];&quot;00&quot;))" office:value-type="string" office:string-value="idaho-2sht1-2rw12-2cl05" calcext:value-type="string">
            <text:p>idaho-2sht1-2rw12-2cl05</text:p>
          </table:table-cell>
        </table:table-row>
        <table:table-row table:style-name="ro1">
          <table:table-cell office:value-type="string" calcext:value-type="string">
            <text:p>louisianalafayette</text:p>
          </table:table-cell>
          <table:table-cell table:number-columns-repeated="2" office:value-type="string" calcext:value-type="string">
            <text:p>Louisiana-Lafayette Ragin' Cajuns</text:p>
          </table:table-cell>
          <table:table-cell office:value-type="string" calcext:value-type="string">
            <text:p>Louisiana-Lafayette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un Bel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louisianalafayette</text:p>
          </table:table-cell>
          <table:table-cell office:value-type="string" calcext:value-type="string">
            <text:p>#f/louisianalafayette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50]=&quot;None&quot;;CONCATENATE([.A150];&quot;-sheet&quot;;[.F150];&quot;-row&quot;;TEXT([.G150];&quot;00&quot;);&quot;-col&quot;;TEXT([.H150];&quot;00&quot;));[.S150])" office:value-type="string" office:string-value="louisianalafayette" calcext:value-type="string">
            <text:p>louisianalafayette</text:p>
          </table:table-cell>
          <table:table-cell table:formula="of:=CONCATENATE([.A150];&quot;-sheet&quot;;[.F150];&quot;-row&quot;;TEXT([.G150];&quot;00&quot;);&quot;-col&quot;;TEXT([.H150];&quot;00&quot;))" office:value-type="string" office:string-value="louisianalafayette-sheet1-row12-col06" calcext:value-type="string">
            <text:p>louisianalafayette-sheet1-row12-col06</text:p>
          </table:table-cell>
          <table:table-cell table:formula="of:=CONCATENATE([.A150];&quot;-2sht&quot;;[.F150];&quot;-2rw&quot;;TEXT([.G150];&quot;00&quot;);&quot;-2cl&quot;;TEXT([.H150];&quot;00&quot;))" office:value-type="string" office:string-value="louisianalafayette-2sht1-2rw12-2cl06" calcext:value-type="string">
            <text:p>louisianalafayette-2sht1-2rw12-2cl06</text:p>
          </table:table-cell>
        </table:table-row>
        <table:table-row table:style-name="ro1">
          <table:table-cell office:value-type="string" calcext:value-type="string">
            <text:p>louisianamonroe</text:p>
          </table:table-cell>
          <table:table-cell table:number-columns-repeated="2" office:value-type="string" calcext:value-type="string">
            <text:p>Louisiana-Monroe Warhawks</text:p>
          </table:table-cell>
          <table:table-cell office:value-type="string" calcext:value-type="string">
            <text:p>Louisiana-Monroe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un Bel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louisianamonroe</text:p>
          </table:table-cell>
          <table:table-cell office:value-type="string" calcext:value-type="string">
            <text:p>#f/louisianamonroe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51]=&quot;None&quot;;CONCATENATE([.A151];&quot;-sheet&quot;;[.F151];&quot;-row&quot;;TEXT([.G151];&quot;00&quot;);&quot;-col&quot;;TEXT([.H151];&quot;00&quot;));[.S151])" office:value-type="string" office:string-value="louisianamonroe" calcext:value-type="string">
            <text:p>louisianamonroe</text:p>
          </table:table-cell>
          <table:table-cell table:formula="of:=CONCATENATE([.A151];&quot;-sheet&quot;;[.F151];&quot;-row&quot;;TEXT([.G151];&quot;00&quot;);&quot;-col&quot;;TEXT([.H151];&quot;00&quot;))" office:value-type="string" office:string-value="louisianamonroe-sheet1-row12-col07" calcext:value-type="string">
            <text:p>louisianamonroe-sheet1-row12-col07</text:p>
          </table:table-cell>
          <table:table-cell table:formula="of:=CONCATENATE([.A151];&quot;-2sht&quot;;[.F151];&quot;-2rw&quot;;TEXT([.G151];&quot;00&quot;);&quot;-2cl&quot;;TEXT([.H151];&quot;00&quot;))" office:value-type="string" office:string-value="louisianamonroe-2sht1-2rw12-2cl07" calcext:value-type="string">
            <text:p>louisianamonroe-2sht1-2rw12-2cl07</text:p>
          </table:table-cell>
        </table:table-row>
        <table:table-row table:style-name="ro1">
          <table:table-cell office:value-type="string" calcext:value-type="string">
            <text:p>newmexicostate</text:p>
          </table:table-cell>
          <table:table-cell table:number-columns-repeated="2" office:value-type="string" calcext:value-type="string">
            <text:p>New Mexico State Aggies</text:p>
          </table:table-cell>
          <table:table-cell office:value-type="string" calcext:value-type="string">
            <text:p>New Mexico State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un Bel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newmexicostate</text:p>
          </table:table-cell>
          <table:table-cell office:value-type="string" calcext:value-type="string">
            <text:p>#f/newmexicostate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52]=&quot;None&quot;;CONCATENATE([.A152];&quot;-sheet&quot;;[.F152];&quot;-row&quot;;TEXT([.G152];&quot;00&quot;);&quot;-col&quot;;TEXT([.H152];&quot;00&quot;));[.S152])" office:value-type="string" office:string-value="newmexicostate" calcext:value-type="string">
            <text:p>newmexicostate</text:p>
          </table:table-cell>
          <table:table-cell table:formula="of:=CONCATENATE([.A152];&quot;-sheet&quot;;[.F152];&quot;-row&quot;;TEXT([.G152];&quot;00&quot;);&quot;-col&quot;;TEXT([.H152];&quot;00&quot;))" office:value-type="string" office:string-value="newmexicostate-sheet1-row12-col08" calcext:value-type="string">
            <text:p>newmexicostate-sheet1-row12-col08</text:p>
          </table:table-cell>
          <table:table-cell table:formula="of:=CONCATENATE([.A152];&quot;-2sht&quot;;[.F152];&quot;-2rw&quot;;TEXT([.G152];&quot;00&quot;);&quot;-2cl&quot;;TEXT([.H152];&quot;00&quot;))" office:value-type="string" office:string-value="newmexicostate-2sht1-2rw12-2cl08" calcext:value-type="string">
            <text:p>newmexicostate-2sht1-2rw12-2cl08</text:p>
          </table:table-cell>
        </table:table-row>
        <table:table-row table:style-name="ro1">
          <table:table-cell office:value-type="string" calcext:value-type="string">
            <text:p>southalabama</text:p>
          </table:table-cell>
          <table:table-cell table:number-columns-repeated="2" office:value-type="string" calcext:value-type="string">
            <text:p>South Alabama Jaguars</text:p>
          </table:table-cell>
          <table:table-cell office:value-type="string" calcext:value-type="string">
            <text:p>South Alabama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un Bel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southalabama</text:p>
          </table:table-cell>
          <table:table-cell office:value-type="string" calcext:value-type="string">
            <text:p>#f/southalabama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53]=&quot;None&quot;;CONCATENATE([.A153];&quot;-sheet&quot;;[.F153];&quot;-row&quot;;TEXT([.G153];&quot;00&quot;);&quot;-col&quot;;TEXT([.H153];&quot;00&quot;));[.S153])" office:value-type="string" office:string-value="southalabama" calcext:value-type="string">
            <text:p>southalabama</text:p>
          </table:table-cell>
          <table:table-cell table:formula="of:=CONCATENATE([.A153];&quot;-sheet&quot;;[.F153];&quot;-row&quot;;TEXT([.G153];&quot;00&quot;);&quot;-col&quot;;TEXT([.H153];&quot;00&quot;))" office:value-type="string" office:string-value="southalabama-sheet1-row12-col09" calcext:value-type="string">
            <text:p>southalabama-sheet1-row12-col09</text:p>
          </table:table-cell>
          <table:table-cell table:formula="of:=CONCATENATE([.A153];&quot;-2sht&quot;;[.F153];&quot;-2rw&quot;;TEXT([.G153];&quot;00&quot;);&quot;-2cl&quot;;TEXT([.H153];&quot;00&quot;))" office:value-type="string" office:string-value="southalabama-2sht1-2rw12-2cl09" calcext:value-type="string">
            <text:p>southalabama-2sht1-2rw12-2cl09</text:p>
          </table:table-cell>
        </table:table-row>
        <table:table-row table:style-name="ro1">
          <table:table-cell office:value-type="string" calcext:value-type="string">
            <text:p>texasstate</text:p>
          </table:table-cell>
          <table:table-cell table:number-columns-repeated="2" office:value-type="string" calcext:value-type="string">
            <text:p>Texas State Bobcats</text:p>
          </table:table-cell>
          <table:table-cell office:value-type="string" calcext:value-type="string">
            <text:p>Texas State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un Bel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texasstate</text:p>
          </table:table-cell>
          <table:table-cell office:value-type="string" calcext:value-type="string">
            <text:p>#f/texasstate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54]=&quot;None&quot;;CONCATENATE([.A154];&quot;-sheet&quot;;[.F154];&quot;-row&quot;;TEXT([.G154];&quot;00&quot;);&quot;-col&quot;;TEXT([.H154];&quot;00&quot;));[.S154])" office:value-type="string" office:string-value="texasstate" calcext:value-type="string">
            <text:p>texasstate</text:p>
          </table:table-cell>
          <table:table-cell table:formula="of:=CONCATENATE([.A154];&quot;-sheet&quot;;[.F154];&quot;-row&quot;;TEXT([.G154];&quot;00&quot;);&quot;-col&quot;;TEXT([.H154];&quot;00&quot;))" office:value-type="string" office:string-value="texasstate-sheet1-row12-col10" calcext:value-type="string">
            <text:p>texasstate-sheet1-row12-col10</text:p>
          </table:table-cell>
          <table:table-cell table:formula="of:=CONCATENATE([.A154];&quot;-2sht&quot;;[.F154];&quot;-2rw&quot;;TEXT([.G154];&quot;00&quot;);&quot;-2cl&quot;;TEXT([.H154];&quot;00&quot;))" office:value-type="string" office:string-value="texasstate-2sht1-2rw12-2cl10" calcext:value-type="string">
            <text:p>texasstate-2sht1-2rw12-2cl10</text:p>
          </table:table-cell>
        </table:table-row>
        <table:table-row table:style-name="ro1">
          <table:table-cell office:value-type="string" calcext:value-type="string">
            <text:p>troy</text:p>
          </table:table-cell>
          <table:table-cell table:number-columns-repeated="2" office:value-type="string" calcext:value-type="string">
            <text:p>Troy Trojans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un Bel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#f/troy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55]=&quot;None&quot;;CONCATENATE([.A155];&quot;-sheet&quot;;[.F155];&quot;-row&quot;;TEXT([.G155];&quot;00&quot;);&quot;-col&quot;;TEXT([.H155];&quot;00&quot;));[.S155])" office:value-type="string" office:string-value="troy" calcext:value-type="string">
            <text:p>troy</text:p>
          </table:table-cell>
          <table:table-cell table:formula="of:=CONCATENATE([.A155];&quot;-sheet&quot;;[.F155];&quot;-row&quot;;TEXT([.G155];&quot;00&quot;);&quot;-col&quot;;TEXT([.H155];&quot;00&quot;))" office:value-type="string" office:string-value="troy-sheet1-row12-col11" calcext:value-type="string">
            <text:p>troy-sheet1-row12-col11</text:p>
          </table:table-cell>
          <table:table-cell table:formula="of:=CONCATENATE([.A155];&quot;-2sht&quot;;[.F155];&quot;-2rw&quot;;TEXT([.G155];&quot;00&quot;);&quot;-2cl&quot;;TEXT([.H155];&quot;00&quot;))" office:value-type="string" office:string-value="troy-2sht1-2rw12-2cl11" calcext:value-type="string">
            <text:p>troy-2sht1-2rw12-2cl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meta:document-statistic meta:table-count="1" meta:cell-count="4030" meta:object-count="0"/>
  </office:meta>
</office:document-meta>
</file>